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Menlo" svg:font-family="Menlo"/>
    <style:font-face style:name="Menlo1" svg:font-family="Menlo, Monaco, 'Courier New'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Source Sans Pro" svg:font-family="'Source Sans Pro', 'Lucida Grande', sans-serif"/>
    <style:font-face style:name="Tahoma1" svg:font-family="Tahoma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878cm" table:align="left"/>
    </style:style>
    <style:style style:name="Таблица1.A" style:family="table-column">
      <style:table-column-properties style:column-width="0.399cm"/>
    </style:style>
    <style:style style:name="Таблица1.B" style:family="table-column">
      <style:table-column-properties style:column-width="13.48cm"/>
    </style:style>
    <style:style style:name="Таблица1.A1" style:family="table-cell">
      <style:table-cell-properties style:vertical-align="middle" fo:padding="0.049cm" fo:border="none"/>
    </style:style>
    <style:style style:name="Таблица1.B1" style:family="table-cell">
      <style:table-cell-properties fo:padding="0.049cm" fo:border="none"/>
    </style:style>
    <style:style style:name="P1" style:family="paragraph" style:parent-style-name="Standard" style:master-page-name="">
      <style:paragraph-properties fo:margin-left="0cm" fo:margin-right="-1.138cm" fo:text-indent="0cm" style:auto-text-indent="false" style:page-number="auto">
        <style:tab-stops>
          <style:tab-stop style:position="0cm"/>
        </style:tab-stops>
      </style:paragraph-properties>
      <style:text-properties fo:language="ru" fo:country="RU"/>
    </style:style>
    <style:style style:name="P2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4" style:family="paragraph" style:parent-style-name="Standard">
      <style:paragraph-properties fo:margin-left="0cm" fo:margin-right="-1.138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US" fo:font-weight="bold" fo:background-color="#ffff00" style:font-weight-asian="bold" style:font-weight-complex="bold"/>
    </style:style>
    <style:style style:name="P6" style:family="paragraph" style:parent-style-name="Standard">
      <style:paragraph-properties fo:margin-left="0cm" fo:margin-right="-1.138cm" fo:text-indent="0cm" style:auto-text-indent="false">
        <style:tab-stops>
          <style:tab-stop style:position="19.526cm"/>
        </style:tab-stops>
      </style:paragraph-properties>
      <style:text-properties fo:language="en" fo:country="US"/>
    </style:style>
    <style:style style:name="P7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19.5cm"/>
        </style:tab-stops>
      </style:paragraph-properties>
      <style:text-properties fo:language="en" fo:country="US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US" fo:font-weight="normal" fo:background-color="transparent" style:font-weight-asian="normal" style:font-weight-complex="normal"/>
    </style:style>
    <style:style style:name="P10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11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12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ru" fo:country="RU" fo:font-weight="bold" style:font-weight-asian="bold" style:font-weight-complex="bold"/>
    </style:style>
    <style:style style:name="P13" style:family="paragraph" style:parent-style-name="Standard">
      <style:paragraph-properties fo:margin-left="0cm" fo:margin-right="-1.138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bold" style:font-weight-asian="bold" style:font-weight-complex="bold"/>
    </style:style>
    <style:style style:name="P15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bold" fo:background-color="#ffff00" style:font-weight-asian="bold" style:font-weight-complex="bold"/>
    </style:style>
    <style:style style:name="P16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ru" fo:country="RU" fo:font-weight="bold" fo:background-color="#ffff00" style:font-weight-asian="bold" style:font-weight-complex="bold"/>
    </style:style>
    <style:style style:name="P17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19.5cm"/>
        </style:tab-stops>
      </style:paragraph-properties>
      <style:text-properties fo:language="ru" fo:country="RU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ru" fo:country="RU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-1.138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21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22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</style:style>
    <style:style style:name="P23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3333" fo:language="en" fo:country="US" fo:font-weight="bold" style:font-weight-asian="bold" style:font-weight-complex="bold"/>
    </style:style>
    <style:style style:name="P24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33" fo:language="en" fo:country="US" fo:font-weight="bold" style:font-weight-asian="bold" style:font-weight-complex="bold"/>
    </style:style>
    <style:style style:name="P25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3333" fo:language="ru" fo:country="RU" fo:font-weight="normal" fo:background-color="#ffff00" style:font-weight-asian="normal" style:font-weight-complex="normal"/>
    </style:style>
    <style:style style:name="P26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33" fo:language="ru" fo:country="RU"/>
    </style:style>
    <style:style style:name="P27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33" fo:language="ru" fo:country="RU" fo:font-weight="bold" style:font-weight-asian="bold" style:font-weight-complex="bold"/>
    </style:style>
    <style:style style:name="P28" style:family="paragraph" style:parent-style-name="Standard">
      <style:paragraph-properties fo:margin-left="0cm" fo:margin-right="-1.138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Arial Black"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style:font-name="Arial Black1" fo:language="ru" fo:country="RU" fo:font-weight="bold" style:font-weight-asian="bold" style:font-weight-complex="bold"/>
    </style:style>
    <style:style style:name="P30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 Black1" fo:language="ru" fo:country="RU" fo:font-weight="bold" fo:background-color="#ffff00" style:font-weight-asian="bold" style:font-weight-complex="bold"/>
    </style:style>
    <style:style style:name="P31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00" fo:language="en" fo:country="US" fo:font-weight="bold" style:font-weight-asian="bold" style:font-weight-complex="bold"/>
    </style:style>
    <style:style style:name="P32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00" style:font-name="Arial Black1" fo:language="en" fo:country="US" fo:font-weight="bold" style:font-weight-asian="bold" style:font-weight-complex="bold"/>
    </style:style>
    <style:style style:name="P33" style:family="paragraph" style:parent-style-name="Standard">
      <style:paragraph-properties fo:margin-left="0cm" fo:margin-right="-1.138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ff3300" style:font-name="Arial Black1" fo:language="ru" fo:country="RU" fo:font-weight="bold" style:font-weight-asian="bold" style:font-weight-complex="bold"/>
    </style:style>
    <style:style style:name="P34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00" fo:language="ru" fo:country="RU" fo:font-weight="bold" style:font-weight-asian="bold" style:font-weight-complex="bold"/>
    </style:style>
    <style:style style:name="P35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style:font-name="Times New Roman" fo:language="en" fo:country="US"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font-size="14pt" fo:language="ru" fo:country="RU" fo:font-weight="bold" fo:background-color="#ffff00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font-size="14pt" fo:language="ru" fo:country="RU" fo:background-color="#ffff00" style:font-size-asian="14pt" style:font-size-complex="14pt"/>
    </style:style>
    <style:style style:name="P39" style:family="paragraph" style:parent-style-name="Standard">
      <style:paragraph-properties fo:margin-left="0cm" fo:margin-right="-1.138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40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d4d4d4" style:font-name="Menlo" fo:language="ru" fo:country="RU" fo:background-color="#1e1e1e"/>
    </style:style>
    <style:style style:name="P41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weight="normal"/>
    </style:style>
    <style:style style:name="P42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ru" fo:country="RU"/>
    </style:style>
    <style:style style:name="P43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ru" fo:country="RU" fo:font-weight="normal" style:font-weight-asian="normal" style:font-weight-complex="normal"/>
    </style:style>
    <style:style style:name="P44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ru" fo:country="RU" fo:font-weight="normal" style:font-weight-asian="normal" style:font-weight-complex="normal"/>
    </style:style>
    <style:style style:name="P45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ru" fo:country="RU" fo:font-style="italic"/>
    </style:style>
    <style:style style:name="P46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en" fo:country="US"/>
    </style:style>
    <style:style style:name="P47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en" fo:country="US" fo:font-weight="normal" style:font-weight-asian="normal" style:font-weight-complex="normal"/>
    </style:style>
    <style:style style:name="P48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Consolas" fo:language="en" fo:country="US" fo:font-style="normal" fo:font-weight="bold" fo:background-color="#ffff00" style:font-style-asian="normal" style:font-weight-asian="bold" style:font-style-complex="normal" style:font-weight-complex="bold"/>
    </style:style>
    <style:style style:name="P49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000000" style:font-name="Consolas"/>
    </style:style>
    <style:style style:name="P50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Consolas"/>
    </style:style>
    <style:style style:name="P51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Consolas" fo:background-color="#efefef"/>
    </style:style>
    <style:style style:name="P52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Black1" fo:language="ru" fo:country="RU" fo:font-weight="bold" style:font-weight-asian="bold" style:font-weight-complex="bold"/>
    </style:style>
    <style:style style:name="P53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000000" style:font-name="Arial Black" fo:language="ru" fo:country="RU" fo:font-weight="bold" fo:background-color="#ffff00" style:font-weight-asian="bold" style:font-weight-complex="bold"/>
    </style:style>
    <style:style style:name="P54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Black" fo:language="ru" fo:country="RU" fo:font-weight="bold" fo:background-color="#ffff00" style:font-weight-asian="bold" style:font-weight-complex="bold"/>
    </style:style>
    <style:style style:name="P55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language="en" fo:country="US" fo:font-weight="normal" style:font-weight-asian="normal" style:font-weight-complex="normal"/>
    </style:style>
    <style:style style:name="P56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57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58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weight="normal"/>
    </style:style>
    <style:style style:name="P59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808080" style:font-name="Consolas" fo:language="ru" fo:country="RU" fo:font-style="italic" fo:font-weight="normal" style:font-weight-asian="normal" style:font-weight-complex="normal"/>
    </style:style>
    <style:style style:name="P60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808080" style:font-name="Consolas" fo:font-style="italic"/>
    </style:style>
    <style:style style:name="P61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808080" style:font-name="Consolas" fo:language="en" fo:country="US" fo:font-style="italic"/>
    </style:style>
    <style:style style:name="P62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808080" style:font-name="Consolas" fo:language="en" fo:country="US" fo:font-style="italic" fo:font-weight="normal" style:font-weight-asian="normal" style:font-weight-complex="normal"/>
    </style:style>
    <style:style style:name="P63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3333" style:font-name="Arial Black" fo:language="ru" fo:country="RU" fo:font-weight="bold" style:font-weight-asian="bold" style:font-weight-complex="bold"/>
    </style:style>
    <style:style style:name="P64" style:family="paragraph" style:parent-style-name="Preformatted_20_Text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color="#ff3333" style:font-name="Arial" fo:font-style="normal" fo:font-weight="bold" fo:background-color="#ffff00" style:font-style-asian="normal" style:font-weight-asian="bold" style:font-style-complex="normal" style:font-weight-complex="bold"/>
    </style:style>
    <style:style style:name="P65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80" style:font-name="Consolas" fo:font-weight="bold" fo:background-color="#efefef"/>
    </style:style>
    <style:style style:name="P66" style:family="paragraph" style:parent-style-name="Preformatted_20_Text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ff3300" style:font-name="Arial Black1" fo:language="en" fo:country="US" fo:font-style="normal" fo:font-weight="bold" fo:background-color="#ffff00" style:font-style-asian="normal" style:font-weight-asian="bold" style:font-style-complex="normal" style:font-weight-complex="bold"/>
    </style:style>
    <style:style style:name="P67" style:family="paragraph" style:parent-style-name="Preformatted_20_Text">
      <style:paragraph-properties fo:margin-left="0cm" fo:margin-right="-1.138cm" fo:text-align="start" style:justify-single-word="false" fo:text-indent="0cm" style:auto-text-indent="false" fo:background-color="#ffffff">
        <style:tab-stops>
          <style:tab-stop style:position="0cm"/>
        </style:tab-stops>
        <style:background-image/>
      </style:paragraph-properties>
      <style:text-properties fo:color="#000000" style:font-name="Consolas" fo:language="ru" fo:country="RU" fo:font-weight="normal" style:font-weight-asian="normal" style:font-weight-complex="normal"/>
    </style:style>
    <style:style style:name="P68" style:family="paragraph" style:parent-style-name="Preformatted_20_Text">
      <style:paragraph-properties fo:margin-left="0cm" fo:margin-right="-1.138cm" fo:margin-top="0cm" fo:margin-bottom="0.499cm" fo:text-align="start" style:justify-single-word="false" fo:text-indent="0cm" style:auto-text-indent="false" fo:background-color="#ffffff">
        <style:tab-stops>
          <style:tab-stop style:position="0cm"/>
        </style:tab-stops>
        <style:background-image/>
      </style:paragraph-properties>
      <style:text-properties fo:color="#000000" style:font-name="Consolas" fo:language="ru" fo:country="RU" fo:font-weight="normal" style:font-weight-asian="normal" style:font-weight-complex="normal"/>
    </style:style>
    <style:style style:name="P69" style:family="paragraph" style:parent-style-name="Preformatted_20_Text">
      <style:paragraph-properties fo:margin-left="0cm" fo:margin-right="-1.138cm" fo:margin-top="0cm" fo:margin-bottom="0.499cm" fo:text-align="start" style:justify-single-word="false" fo:text-indent="0cm" style:auto-text-indent="false" fo:background-color="#ffffff">
        <style:tab-stops>
          <style:tab-stop style:position="0cm"/>
        </style:tab-stops>
        <style:background-image/>
      </style:paragraph-properties>
      <style:text-properties fo:color="#000000" style:font-name="Consolas" fo:language="en" fo:country="US" fo:font-weight="normal" fo:background-color="#efefef" style:font-weight-asian="normal" style:font-weight-complex="normal"/>
    </style:style>
    <style:style style:name="P70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/>
    </style:style>
    <style:style style:name="P7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nsolas"/>
    </style:style>
    <style:style style:name="P72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nsolas" fo:background-color="#efefef"/>
    </style:style>
    <style:style style:name="P73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74" style:family="paragraph" style:parent-style-name="Preformatted_20_Text">
      <style:paragraph-properties fo:background-color="#ffffff">
        <style:background-image/>
      </style:paragraph-properties>
      <style:text-properties fo:color="#000000" style:font-name="Consolas"/>
    </style:style>
    <style:style style:name="P75" style:family="paragraph" style:parent-style-name="Preformatted_20_Text">
      <style:paragraph-properties fo:background-color="#ffffff">
        <style:background-image/>
      </style:paragraph-properties>
      <style:text-properties fo:color="#000000" style:font-name="Consolas" fo:language="en" fo:country="US"/>
    </style:style>
    <style:style style:name="P76" style:family="paragraph" style:parent-style-name="Preformatted_20_Text">
      <style:paragraph-properties fo:background-color="#ffffff">
        <style:background-image/>
      </style:paragraph-properties>
      <style:text-properties fo:color="#000000" fo:background-color="#efefef"/>
    </style:style>
    <style:style style:name="P77" style:family="paragraph" style:parent-style-name="Preformatted_20_Text">
      <style:paragraph-properties fo:background-color="#ffffff">
        <style:background-image/>
      </style:paragraph-properties>
      <style:text-properties fo:color="#000000" style:font-name="Arial Black1" fo:font-weight="bold" style:font-weight-asian="bold" style:font-weight-complex="bold"/>
    </style:style>
    <style:style style:name="P78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79" style:family="paragraph" style:parent-style-name="Preformatted_20_Text">
      <style:paragraph-properties fo:background-color="#ffffff">
        <style:background-image/>
      </style:paragraph-properties>
      <style:text-properties fo:color="#808080" style:font-name="Consolas" fo:font-style="italic"/>
    </style:style>
    <style:style style:name="P80" style:family="paragraph" style:parent-style-name="Preformatted_20_Text">
      <style:paragraph-properties fo:background-color="#ffffff">
        <style:background-image/>
      </style:paragraph-properties>
      <style:text-properties fo:color="#ff3333" style:font-name="Arial Black1" fo:font-weight="bold" style:font-weight-asian="bold" style:font-weight-complex="bold"/>
    </style:style>
    <style:style style:name="P81" style:family="paragraph" style:parent-style-name="Table_20_Contents">
      <style:text-properties fo:font-size="2pt" style:font-size-asian="2pt" style:font-size-complex="2pt"/>
    </style:style>
    <style:style style:name="P82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83" style:family="paragraph" style:parent-style-name="Preformatted_20_Text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</style:style>
    <style:style style:name="P84" style:family="paragraph" style:parent-style-name="Standard">
      <style:text-properties fo:color="#d4d4d4" style:font-name="Menlo" fo:background-color="#1e1e1e"/>
    </style:style>
    <style:style style:name="P85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86" style:family="paragraph" style:parent-style-name="Standard">
      <style:paragraph-properties fo:margin-left="0cm" fo:margin-right="-1.138cm" fo:text-indent="0cm" style:auto-text-indent="false">
        <style:tab-stops>
          <style:tab-stop style:position="19.182cm"/>
        </style:tab-stops>
      </style:paragraph-properties>
      <style:text-properties fo:language="en" fo:country="US"/>
    </style:style>
    <style:style style:name="P87" style:family="paragraph" style:parent-style-name="Standard">
      <style:paragraph-properties fo:margin-left="0cm" fo:margin-right="-1.138cm" fo:text-indent="0cm" style:auto-text-indent="false">
        <style:tab-stops>
          <style:tab-stop style:position="19.182cm"/>
        </style:tab-stops>
      </style:paragraph-properties>
      <style:text-properties fo:language="en" fo:country="US"/>
    </style:style>
    <style:style style:name="P88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en" fo:country="US" fo:font-weight="normal" style:font-weight-asian="normal" style:font-weight-complex="normal"/>
    </style:style>
    <style:style style:name="P89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</style:style>
    <style:style style:name="P90" style:family="paragraph" style:parent-style-name="Standard">
      <style:paragraph-properties fo:margin-left="0cm" fo:margin-right="-1.138cm" fo:text-indent="0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91" style:family="paragraph" style:parent-style-name="Standard">
      <style:paragraph-properties fo:margin-left="0cm" fo:margin-right="-1.138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style:font-weight-asian="normal" style:font-weight-complex="normal"/>
    </style:style>
    <style:style style:name="P92" style:family="paragraph" style:parent-style-name="Standard" style:master-page-name="">
      <style:paragraph-properties fo:margin-left="0cm" fo:margin-right="-1.138cm" fo:text-indent="0cm" style:auto-text-indent="false" style:page-number="auto">
        <style:tab-stops>
          <style:tab-stop style:position="0cm"/>
        </style:tab-stops>
      </style:paragraph-properties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fo:background-color="#ffff00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fo:background-color="#ffff00" style:font-weight-asian="normal" style:font-weight-complex="normal"/>
    </style:style>
    <style:style style:name="T6" style:family="text">
      <style:text-properties fo:language="ru" fo:country="RU" fo:background-color="#ffff00"/>
    </style:style>
    <style:style style:name="T7" style:family="text">
      <style:text-properties fo:language="ru" fo:country="RU" fo:background-color="#efefef"/>
    </style:style>
    <style:style style:name="T8" style:family="text">
      <style:text-properties fo:language="ru" fo:country="RU" fo:background-color="#ffff66"/>
    </style:style>
    <style:style style:name="T9" style:family="text">
      <style:text-properties fo:language="ru" fo:country="RU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background-color="#ffff00"/>
    </style:style>
    <style:style style:name="T12" style:family="text">
      <style:text-properties fo:language="en" fo:country="US" fo:font-weight="bold" fo:background-color="#ffff00" style:font-weight-asian="bold" style:font-weight-complex="bold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fo:background-color="#ffff66" style:font-weight-asian="bold" style:font-weight-complex="bold"/>
    </style:style>
    <style:style style:name="T15" style:family="text">
      <style:text-properties fo:language="en" fo:country="US" fo:font-style="italic"/>
    </style:style>
    <style:style style:name="T16" style:family="text">
      <style:text-properties fo:language="en" fo:country="US" fo:font-style="italic" fo:font-weight="bold" fo:background-color="#ffff00" style:font-weight-asian="bold" style:font-weight-complex="bold"/>
    </style:style>
    <style:style style:name="T17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style="normal" fo:font-weight="bold" fo:background-color="#ffff00" style:font-style-asian="normal" style:font-weight-asian="bold" style:font-style-complex="normal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normal" fo:background-color="#ffff00" style:font-weight-asian="normal" style:font-weight-complex="normal"/>
    </style:style>
    <style:style style:name="T22" style:family="text">
      <style:text-properties fo:language="en" fo:country="US" fo:background-color="#efefef"/>
    </style:style>
    <style:style style:name="T23" style:family="text">
      <style:text-properties fo:language="en" fo:country="US" fo:background-color="#ffff66"/>
    </style:style>
    <style:style style:name="T24" style:family="text">
      <style:text-properties fo:language="en" fo:country="US" style:font-weight-asian="normal" style:font-weight-complex="normal"/>
    </style:style>
    <style:style style:name="T2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fo:background-color="#ffff00" style:font-weight-asian="bold" style:font-weight-complex="bold"/>
    </style:style>
    <style:style style:name="T28" style:family="text">
      <style:text-properties fo:font-weight="bold" fo:background-color="#ffff66" style:font-weight-asian="bold" style:font-weight-complex="bold"/>
    </style:style>
    <style:style style:name="T29" style:family="text">
      <style:text-properties fo:font-style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background-color="#ffff00"/>
    </style:style>
    <style:style style:name="T33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34" style:family="text">
      <style:text-properties fo:color="#000080"/>
    </style:style>
    <style:style style:name="T35" style:family="text">
      <style:text-properties fo:color="#000080" fo:font-weight="bold"/>
    </style:style>
    <style:style style:name="T36" style:family="text">
      <style:text-properties fo:color="#000080" fo:font-weight="bold" fo:background-color="#efefef"/>
    </style:style>
    <style:style style:name="T37" style:family="text">
      <style:text-properties fo:color="#000080" fo:font-weight="bold" fo:background-color="#ffff00"/>
    </style:style>
    <style:style style:name="T38" style:family="text">
      <style:text-properties fo:color="#000080" style:font-name="Consolas" fo:font-weight="bold"/>
    </style:style>
    <style:style style:name="T39" style:family="text">
      <style:text-properties fo:color="#000080" style:font-name="Consolas" fo:font-weight="bold" fo:background-color="#efefef"/>
    </style:style>
    <style:style style:name="T40" style:family="text">
      <style:text-properties fo:color="#000080" style:font-name="Consolas" fo:language="ru" fo:country="RU" fo:font-weight="bold" style:font-weight-asian="normal" style:font-weight-complex="normal"/>
    </style:style>
    <style:style style:name="T41" style:family="text">
      <style:text-properties fo:color="#000080" style:font-name="Consolas" fo:language="ru" fo:country="RU" fo:font-weight="bold" fo:background-color="#efefef" style:font-weight-asian="normal" style:font-weight-complex="normal"/>
    </style:style>
    <style:style style:name="T42" style:family="text">
      <style:text-properties fo:color="#000080" style:font-name="Consolas" fo:language="en" fo:country="US" fo:font-weight="bold"/>
    </style:style>
    <style:style style:name="T43" style:family="text">
      <style:text-properties fo:color="#000080" fo:language="en" fo:country="US"/>
    </style:style>
    <style:style style:name="T44" style:family="text">
      <style:text-properties fo:color="#000080" fo:language="en" fo:country="US" fo:font-weight="bold"/>
    </style:style>
    <style:style style:name="T45" style:family="text">
      <style:text-properties fo:color="#000080" fo:language="en" fo:country="US" fo:font-weight="bold" fo:background-color="#efefef"/>
    </style:style>
    <style:style style:name="T46" style:family="text">
      <style:text-properties fo:color="#000080" fo:background-color="#efefef"/>
    </style:style>
    <style:style style:name="T47" style:family="text">
      <style:text-properties fo:color="#000080" style:font-name="Arial Black1" fo:font-weight="bold" fo:background-color="#ffff00" style:font-weight-asian="bold" style:font-weight-complex="bold"/>
    </style:style>
    <style:style style:name="T48" style:family="text">
      <style:text-properties fo:color="#000080" style:font-name="Arial Black1" fo:font-weight="bold" style:font-weight-asian="bold" style:font-weight-complex="bold"/>
    </style:style>
    <style:style style:name="T49" style:family="text">
      <style:text-properties fo:color="#000080" style:font-name="Arial Black1" fo:language="en" fo:country="US" fo:font-weight="bold" style:font-weight-asian="bold" style:font-weight-complex="bold"/>
    </style:style>
    <style:style style:name="T50" style:family="text">
      <style:text-properties fo:color="#000080" fo:language="ru" fo:country="RU" fo:font-weight="bold"/>
    </style:style>
    <style:style style:name="T51" style:family="text">
      <style:text-properties fo:color="#000080" fo:language="ru" fo:country="RU" fo:font-weight="bold" fo:background-color="#efefef"/>
    </style:style>
    <style:style style:name="T52" style:family="text">
      <style:text-properties fo:color="#660e7a"/>
    </style:style>
    <style:style style:name="T53" style:family="text">
      <style:text-properties fo:color="#660e7a" fo:font-style="italic" fo:font-weight="bold"/>
    </style:style>
    <style:style style:name="T54" style:family="text">
      <style:text-properties fo:color="#660e7a" fo:font-style="italic" fo:font-weight="bold" fo:background-color="#ffff00"/>
    </style:style>
    <style:style style:name="T55" style:family="text">
      <style:text-properties fo:color="#660e7a" fo:font-weight="bold"/>
    </style:style>
    <style:style style:name="T56" style:family="text">
      <style:text-properties fo:color="#660e7a" fo:font-weight="bold" fo:background-color="#ffff00"/>
    </style:style>
    <style:style style:name="T57" style:family="text">
      <style:text-properties fo:color="#660e7a" fo:font-weight="bold" fo:background-color="#efefef"/>
    </style:style>
    <style:style style:name="T58" style:family="text">
      <style:text-properties fo:color="#660e7a" style:font-name="Consolas" fo:font-weight="bold"/>
    </style:style>
    <style:style style:name="T59" style:family="text">
      <style:text-properties fo:color="#660e7a" style:font-name="Consolas" fo:font-weight="bold" fo:background-color="#ffff00"/>
    </style:style>
    <style:style style:name="T60" style:family="text">
      <style:text-properties fo:color="#660e7a" style:font-name="Consolas" fo:font-style="italic" fo:font-weight="bold"/>
    </style:style>
    <style:style style:name="T61" style:family="text">
      <style:text-properties fo:color="#660e7a" style:font-name="Consolas" fo:language="en" fo:country="US" fo:font-style="italic" fo:font-weight="bold"/>
    </style:style>
    <style:style style:name="T62" style:family="text">
      <style:text-properties fo:color="#660e7a" style:font-name="Consolas" fo:language="en" fo:country="US" fo:font-weight="bold"/>
    </style:style>
    <style:style style:name="T63" style:family="text">
      <style:text-properties fo:color="#660e7a" style:font-name="Arial Black1" fo:font-weight="bold" fo:background-color="#ffff00" style:font-weight-asian="bold" style:font-weight-complex="bold"/>
    </style:style>
    <style:style style:name="T64" style:family="text">
      <style:text-properties fo:color="#660e7a" style:font-name="Arial Black1" fo:font-weight="bold" style:font-weight-asian="bold" style:font-weight-complex="bold"/>
    </style:style>
    <style:style style:name="T65" style:family="text">
      <style:text-properties fo:color="#660e7a" style:font-name="Arial Black1" fo:language="en" fo:country="US" fo:font-weight="bold" style:font-weight-asian="bold" style:font-weight-complex="bold"/>
    </style:style>
    <style:style style:name="T66" style:family="text">
      <style:text-properties fo:color="#660e7a" style:font-name="Arial Black1" fo:font-style="italic" fo:font-weight="bold"/>
    </style:style>
    <style:style style:name="T67" style:family="text">
      <style:text-properties fo:color="#660e7a" style:font-name="Arial Black1" fo:font-style="italic" fo:font-weight="bold" fo:background-color="#ffff00" style:font-weight-asian="bold" style:font-weight-complex="bold"/>
    </style:style>
    <style:style style:name="T68" style:family="text">
      <style:text-properties fo:color="#660e7a" fo:language="en" fo:country="US" fo:font-weight="bold"/>
    </style:style>
    <style:style style:name="T69" style:family="text">
      <style:text-properties fo:color="#660e7a" fo:language="en" fo:country="US" fo:font-style="italic" fo:font-weight="bold"/>
    </style:style>
    <style:style style:name="T70" style:family="text">
      <style:text-properties fo:color="#008000"/>
    </style:style>
    <style:style style:name="T71" style:family="text">
      <style:text-properties fo:color="#008000" fo:font-weight="bold"/>
    </style:style>
    <style:style style:name="T72" style:family="text">
      <style:text-properties fo:color="#008000" fo:font-weight="bold" fo:background-color="#efefef"/>
    </style:style>
    <style:style style:name="T73" style:family="text">
      <style:text-properties fo:color="#008000" style:font-name="Consolas"/>
    </style:style>
    <style:style style:name="T74" style:family="text">
      <style:text-properties fo:color="#008000" style:font-name="Consolas" fo:font-weight="bold"/>
    </style:style>
    <style:style style:name="T75" style:family="text">
      <style:text-properties fo:color="#008000" style:font-name="Consolas" fo:font-weight="bold" fo:background-color="#efefef"/>
    </style:style>
    <style:style style:name="T76" style:family="text">
      <style:text-properties fo:color="#008000" style:font-name="Consolas" fo:font-weight="bold" fo:background-color="#ffff00"/>
    </style:style>
    <style:style style:name="T77" style:family="text">
      <style:text-properties fo:color="#008000" style:font-name="Consolas" fo:language="ru" fo:country="RU" fo:font-weight="bold"/>
    </style:style>
    <style:style style:name="T78" style:family="text">
      <style:text-properties fo:color="#008000" style:font-name="Consolas" fo:language="ru" fo:country="RU" fo:font-weight="bold" style:font-weight-asian="normal" style:font-weight-complex="normal"/>
    </style:style>
    <style:style style:name="T79" style:family="text">
      <style:text-properties fo:color="#008000" style:font-name="Consolas" fo:language="ru" fo:country="RU" fo:font-weight="bold" fo:background-color="#efefef" style:font-weight-asian="normal" style:font-weight-complex="normal"/>
    </style:style>
    <style:style style:name="T80" style:family="text">
      <style:text-properties fo:color="#008000" style:font-name="Consolas" fo:language="en" fo:country="US" fo:font-weight="bold"/>
    </style:style>
    <style:style style:name="T81" style:family="text">
      <style:text-properties fo:color="#008000" style:font-name="Consolas" fo:language="en" fo:country="US" fo:font-weight="bold" fo:background-color="#efefef" style:font-weight-asian="normal" style:font-weight-complex="normal"/>
    </style:style>
    <style:style style:name="T82" style:family="text">
      <style:text-properties fo:color="#008000" style:font-name="Consolas" fo:language="en" fo:country="US" fo:font-weight="bold" fo:background-color="#ffff00"/>
    </style:style>
    <style:style style:name="T83" style:family="text">
      <style:text-properties fo:color="#008000" style:font-name="Arial Black1" fo:font-weight="bold" fo:background-color="#ffff00" style:font-weight-asian="bold" style:font-weight-complex="bold"/>
    </style:style>
    <style:style style:name="T84" style:family="text">
      <style:text-properties fo:color="#008000" style:font-name="Arial Black1" fo:font-weight="bold" style:font-weight-asian="bold" style:font-weight-complex="bold"/>
    </style:style>
    <style:style style:name="T85" style:family="text">
      <style:text-properties fo:color="#008000" style:font-name="Arial Black1" fo:font-weight="bold" fo:background-color="#efefef" style:font-weight-asian="bold" style:font-weight-complex="bold"/>
    </style:style>
    <style:style style:name="T86" style:family="text">
      <style:text-properties fo:color="#008000" fo:background-color="#efefef"/>
    </style:style>
    <style:style style:name="T87" style:family="text">
      <style:text-properties fo:color="#008000" fo:language="en" fo:country="US"/>
    </style:style>
    <style:style style:name="T88" style:family="text">
      <style:text-properties fo:color="#008000" fo:language="en" fo:country="US" fo:font-weight="bold"/>
    </style:style>
    <style:style style:name="T89" style:family="text">
      <style:text-properties fo:color="#008000" fo:language="en" fo:country="US" fo:font-weight="bold" fo:background-color="#efefef"/>
    </style:style>
    <style:style style:name="T90" style:family="text">
      <style:text-properties fo:color="#008000" fo:language="ru" fo:country="RU" fo:font-weight="bold"/>
    </style:style>
    <style:style style:name="T91" style:family="text">
      <style:text-properties fo:color="#008000" fo:language="ru" fo:country="RU" fo:font-weight="bold" fo:background-color="#efefef"/>
    </style:style>
    <style:style style:name="T92" style:family="text">
      <style:text-properties fo:background-color="#efefef"/>
    </style:style>
    <style:style style:name="T93" style:family="text">
      <style:text-properties fo:color="#7a7a43"/>
    </style:style>
    <style:style style:name="T94" style:family="text">
      <style:text-properties fo:color="#7a7a43" style:font-name="Consolas"/>
    </style:style>
    <style:style style:name="T95" style:family="text">
      <style:text-properties fo:color="#7a7a43" style:font-name="Consolas" fo:language="en" fo:country="US"/>
    </style:style>
    <style:style style:name="T96" style:family="text">
      <style:text-properties fo:color="#7a7a43" style:font-name="Consolas" fo:font-weight="bold"/>
    </style:style>
    <style:style style:name="T97" style:family="text">
      <style:text-properties fo:color="#7a7a43" style:font-name="Arial Black1" fo:font-weight="bold" style:font-weight-asian="bold" style:font-weight-complex="bold"/>
    </style:style>
    <style:style style:name="T98" style:family="text">
      <style:text-properties fo:color="#7a7a43" style:font-name="Arial Black1" fo:language="en" fo:country="US" fo:font-weight="bold" style:font-weight-asian="bold" style:font-weight-complex="bold"/>
    </style:style>
    <style:style style:name="T99" style:family="text">
      <style:text-properties fo:color="#7a7a43" fo:language="en" fo:country="US"/>
    </style:style>
    <style:style style:name="T100" style:family="text">
      <style:text-properties style:font-name="Consolas"/>
    </style:style>
    <style:style style:name="T101" style:family="text">
      <style:text-properties style:font-name="Consolas" fo:background-color="#efefef"/>
    </style:style>
    <style:style style:name="T102" style:family="text">
      <style:text-properties style:font-name="Consolas" fo:language="en" fo:country="US"/>
    </style:style>
    <style:style style:name="T103" style:family="text">
      <style:text-properties style:font-name="Consolas" fo:language="en" fo:country="US" fo:background-color="#ffff00"/>
    </style:style>
    <style:style style:name="T104" style:family="text">
      <style:text-properties style:font-name="Consolas" fo:language="en" fo:country="US" fo:font-style="italic"/>
    </style:style>
    <style:style style:name="T105" style:family="text">
      <style:text-properties style:font-name="Consolas" fo:font-style="italic"/>
    </style:style>
    <style:style style:name="T106" style:family="text">
      <style:text-properties style:font-name="Consolas" fo:font-style="normal" fo:font-weight="bold" fo:background-color="#ffff00" style:font-style-asian="normal" style:font-weight-asian="bold" style:font-style-complex="normal" style:font-weight-complex="bold"/>
    </style:style>
    <style:style style:name="T107" style:family="text">
      <style:text-properties style:font-name="Consolas" fo:background-color="#ffff00"/>
    </style:style>
    <style:style style:name="T108" style:family="text">
      <style:text-properties style:font-name="Consolas" fo:font-weight="bold"/>
    </style:style>
    <style:style style:name="T109" style:family="text">
      <style:text-properties style:font-name="Consolas" fo:language="ru" fo:country="RU"/>
    </style:style>
    <style:style style:name="T110" style:family="text">
      <style:text-properties fo:color="#0000ff"/>
    </style:style>
    <style:style style:name="T111" style:family="text">
      <style:text-properties fo:color="#0000ff" style:font-name="Consolas"/>
    </style:style>
    <style:style style:name="T112" style:family="text">
      <style:text-properties fo:color="#0000ff" style:font-name="Consolas" fo:font-weight="bold"/>
    </style:style>
    <style:style style:name="T113" style:family="text">
      <style:text-properties fo:color="#0000ff" style:font-name="Consolas" fo:font-weight="bold" fo:background-color="#efefef"/>
    </style:style>
    <style:style style:name="T114" style:family="text">
      <style:text-properties fo:color="#0000ff" style:font-name="Consolas" fo:font-weight="bold" fo:background-color="#ffff00"/>
    </style:style>
    <style:style style:name="T115" style:family="text">
      <style:text-properties fo:color="#0000ff" style:font-name="Consolas" fo:background-color="#ffff00"/>
    </style:style>
    <style:style style:name="T116" style:family="text">
      <style:text-properties fo:color="#0000ff" style:font-name="Consolas" fo:language="en" fo:country="US"/>
    </style:style>
    <style:style style:name="T117" style:family="text">
      <style:text-properties fo:color="#0000ff" style:font-name="Consolas" fo:language="en" fo:country="US" fo:font-weight="bold" fo:background-color="#efefef"/>
    </style:style>
    <style:style style:name="T118" style:family="text">
      <style:text-properties fo:color="#0000ff" style:font-name="Consolas" fo:language="en" fo:country="US" fo:font-weight="bold" fo:background-color="#efefef" style:font-weight-asian="normal" style:font-weight-complex="normal"/>
    </style:style>
    <style:style style:name="T119" style:family="text">
      <style:text-properties fo:color="#0000ff" fo:font-weight="bold" fo:background-color="#efefef"/>
    </style:style>
    <style:style style:name="T120" style:family="text">
      <style:text-properties fo:color="#0000ff" style:font-name="Arial Black1" fo:font-weight="bold" fo:background-color="#ffff00" style:font-weight-asian="bold" style:font-weight-complex="bold"/>
    </style:style>
    <style:style style:name="T121" style:family="text">
      <style:text-properties fo:color="#0000ff" style:font-name="Arial Black1" fo:font-weight="bold" fo:background-color="#efefef" style:font-weight-asian="bold" style:font-weight-complex="bold"/>
    </style:style>
    <style:style style:name="T122" style:family="text">
      <style:text-properties fo:color="#0000ff" fo:background-color="#efefef"/>
    </style:style>
    <style:style style:name="T123" style:family="text">
      <style:text-properties fo:color="#0000ff" fo:language="en" fo:country="US" fo:font-weight="bold" fo:background-color="#efefef"/>
    </style:style>
    <style:style style:name="T124" style:family="text">
      <style:text-properties fo:color="#0000ff" fo:language="ru" fo:country="RU" fo:font-weight="bold" fo:background-color="#efefef"/>
    </style:style>
    <style:style style:name="T125" style:family="text">
      <style:text-properties fo:background-color="#ffff00"/>
    </style:style>
    <style:style style:name="T126" style:family="text">
      <style:text-properties fo:color="#458383"/>
    </style:style>
    <style:style style:name="T127" style:family="text">
      <style:text-properties fo:color="#458383" style:font-name="Consolas"/>
    </style:style>
    <style:style style:name="T128" style:family="text">
      <style:text-properties fo:color="#458383" style:font-name="Consolas" fo:background-color="#ffff00"/>
    </style:style>
    <style:style style:name="T129" style:family="text">
      <style:text-properties fo:color="#458383" style:font-name="Consolas" fo:font-size="12pt" fo:font-weight="bold" fo:background-color="#ffff00" style:font-size-asian="12pt" style:font-weight-asian="bold" style:font-size-complex="12pt" style:font-weight-complex="bold"/>
    </style:style>
    <style:style style:name="T130" style:family="text">
      <style:text-properties fo:color="#458383" style:font-name="Consolas" fo:language="en" fo:country="US"/>
    </style:style>
    <style:style style:name="T131" style:family="text">
      <style:text-properties fo:color="#458383" fo:language="en" fo:country="US"/>
    </style:style>
    <style:style style:name="T132" style:family="text">
      <style:text-properties fo:color="#458383" fo:font-size="12pt" fo:language="en" fo:country="US" fo:font-weight="bold" fo:background-color="#ffff00" style:font-size-asian="12pt" style:font-weight-asian="bold" style:font-size-complex="12pt" style:font-weight-complex="bold"/>
    </style:style>
    <style:style style:name="T133" style:family="text">
      <style:text-properties fo:color="#458383" fo:background-color="#efefef"/>
    </style:style>
    <style:style style:name="T134" style:family="text">
      <style:text-properties fo:color="#800000" fo:font-weight="bold" style:font-weight-asian="bold" style:font-weight-complex="bold"/>
    </style:style>
    <style:style style:name="T135" style:family="text">
      <style:text-properties fo:color="#800000" fo:font-weight="bold" fo:background-color="#ffff00" style:font-weight-asian="bold" style:font-weight-complex="bold"/>
    </style:style>
    <style:style style:name="T136" style:family="text">
      <style:text-properties fo:color="#800000" style:font-name="Consolas" fo:font-size="12pt" fo:font-weight="bold" fo:background-color="#ffff00" style:font-size-asian="12pt" style:font-weight-asian="bold" style:font-size-complex="12pt" style:font-weight-complex="bold"/>
    </style:style>
    <style:style style:name="T137" style:family="text">
      <style:text-properties fo:color="#800000" style:font-name="Arial" fo:font-weight="bold" fo:background-color="#ffff00" style:font-weight-asian="bold" style:font-weight-complex="bold"/>
    </style:style>
    <style:style style:name="T138" style:family="text">
      <style:text-properties fo:color="#800000" style:font-name="Arial Black1" fo:font-size="12pt" fo:font-weight="bold" fo:background-color="#ffff00" style:font-size-asian="12pt" style:font-weight-asian="bold" style:font-size-complex="12pt" style:font-weight-complex="bold"/>
    </style:style>
    <style:style style:name="T139" style:family="text">
      <style:text-properties fo:color="#800000" style:font-name="Arial Black1" fo:language="en" fo:country="US" fo:font-weight="bold" style:font-weight-asian="bold" style:font-weight-complex="bold"/>
    </style:style>
    <style:style style:name="T140" style:family="text">
      <style:text-properties fo:color="#800000" style:font-name="Arial Black1" fo:font-weight="bold" style:font-weight-asian="bold" style:font-weight-complex="bold"/>
    </style:style>
    <style:style style:name="T141" style:family="text">
      <style:text-properties fo:color="#800000" style:font-name="Arial Black1" fo:font-style="normal" fo:font-weight="bold" style:font-style-asian="normal" style:font-weight-asian="bold" style:font-style-complex="normal" style:font-weight-complex="bold"/>
    </style:style>
    <style:style style:name="T142" style:family="text">
      <style:text-properties fo:color="#800000" style:font-name="Arial Black1" fo:font-style="italic" fo:font-weight="bold" style:font-weight-asian="bold" style:font-weight-complex="bold"/>
    </style:style>
    <style:style style:name="T143" style:family="text">
      <style:text-properties fo:color="#800000" fo:language="en" fo:country="US" fo:background-color="#ffff00"/>
    </style:style>
    <style:style style:name="T1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5" style:family="text">
      <style:text-properties fo:color="#000000" style:font-name="Consolas"/>
    </style:style>
    <style:style style:name="T146" style:family="text">
      <style:text-properties fo:color="#000000" style:font-name="Consolas" fo:language="ru" fo:country="RU" style:font-weight-asian="normal" style:font-weight-complex="normal"/>
    </style:style>
    <style:style style:name="T147" style:family="text">
      <style:text-properties fo:color="#000000" style:font-name="Consolas" fo:language="ru" fo:country="RU" fo:background-color="#efefef" style:font-weight-asian="normal" style:font-weight-complex="normal"/>
    </style:style>
    <style:style style:name="T148" style:family="text">
      <style:text-properties fo:color="#000000" style:font-name="Consolas" fo:language="ru" fo:country="RU" fo:font-style="italic" fo:font-weight="bold" fo:background-color="#efefef" style:font-weight-asian="normal" style:font-weight-complex="normal"/>
    </style:style>
    <style:style style:name="T149" style:family="text">
      <style:text-properties fo:color="#000000" style:font-name="Consolas" fo:background-color="#ffff00"/>
    </style:style>
    <style:style style:name="T150" style:family="text">
      <style:text-properties fo:color="#000000" style:font-name="Consolas" fo:language="en" fo:country="US"/>
    </style:style>
    <style:style style:name="T151" style:family="text">
      <style:text-properties fo:color="#000000" style:font-name="Consolas" fo:language="en" fo:country="US" fo:font-weight="bold" fo:background-color="#ffff00" style:font-weight-asian="bold" style:font-weight-complex="bold"/>
    </style:style>
    <style:style style:name="T152" style:family="text">
      <style:text-properties fo:color="#000000" style:font-name="Arial Black1" fo:font-style="italic" fo:font-weight="bold" style:font-weight-asian="bold" style:font-weight-complex="bold"/>
    </style:style>
    <style:style style:name="T153" style:family="text">
      <style:text-properties fo:color="#000000" style:font-name="Arial Black1" fo:font-weight="bold" style:font-weight-asian="bold" style:font-weight-complex="bold"/>
    </style:style>
    <style:style style:name="T154" style:family="text">
      <style:text-properties style:font-name="Arial"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T155" style:family="text">
      <style:text-properties style:font-name="Arial Black1" fo:font-weight="bold" fo:background-color="#ffff00" style:font-weight-asian="bold" style:font-weight-complex="bold"/>
    </style:style>
    <style:style style:name="T156" style:family="text">
      <style:text-properties style:font-name="Arial Black1" fo:font-weight="bold" style:font-weight-asian="bold" style:font-weight-complex="bold"/>
    </style:style>
    <style:style style:name="T157" style:family="text">
      <style:text-properties style:font-name="Arial Black1" fo:language="ru" fo:country="RU" fo:font-weight="bold" style:font-weight-asian="bold" style:font-weight-complex="bold"/>
    </style:style>
    <style:style style:name="T158" style:family="text">
      <style:text-properties style:font-name="Arial Black1" fo:language="ru" fo:country="RU" fo:font-weight="bold" fo:background-color="#ffff00" style:font-weight-asian="bold" style:font-weight-complex="bold"/>
    </style:style>
    <style:style style:name="T159" style:family="text">
      <style:text-properties style:font-name="Arial Black1" fo:language="en" fo:country="US" fo:font-weight="bold" style:font-weight-asian="bold" style:font-weight-complex="bold"/>
    </style:style>
    <style:style style:name="T160" style:family="text">
      <style:text-properties style:font-name="Arial Black1" fo:language="en" fo:country="US" fo:font-weight="bold" fo:background-color="#ffff00" style:font-weight-asian="bold" style:font-weight-complex="bold"/>
    </style:style>
    <style:style style:name="T161" style:family="text">
      <style:text-properties style:font-name="Arial Black1" fo:font-style="italic" fo:font-weight="bold" fo:background-color="#ffff00" style:font-weight-asian="bold" style:font-weight-complex="bold"/>
    </style:style>
    <style:style style:name="T162" style:family="text">
      <style:text-properties style:font-name="Arial Black1" style:text-underline-style="solid" style:text-underline-width="auto" style:text-underline-color="font-color" fo:font-weight="bold" style:font-weight-asian="bold" style:font-weight-complex="bold"/>
    </style:style>
    <style:style style:name="T163" style:family="text">
      <style:text-properties fo:font-size="14pt" fo:font-weight="bold" style:font-size-asian="14pt" style:font-weight-asian="bold" style:font-size-complex="14pt" style:font-weight-complex="bold"/>
    </style:style>
    <style:style style:name="T164" style:family="text">
      <style:text-properties fo:font-size="14pt" fo:font-weight="bold" fo:background-color="#ffff00" style:font-size-asian="14pt" style:font-weight-asian="bold" style:font-size-complex="14pt" style:font-weight-complex="bold"/>
    </style:style>
    <style:style style:name="T165" style:family="text">
      <style:text-properties fo:font-size="14pt" fo:language="en" fo:country="US" fo:font-weight="bold" fo:background-color="#ffff00" style:font-size-asian="14pt" style:font-weight-asian="bold" style:font-size-complex="14pt" style:font-weight-complex="bold"/>
    </style:style>
    <style:style style:name="T166" style:family="text">
      <style:text-properties fo:color="#ff3333"/>
    </style:style>
    <style:style style:name="T167" style:family="text">
      <style:text-properties fo:color="#ff3333" fo:language="en" fo:country="US"/>
    </style:style>
    <style:style style:name="T168" style:family="text">
      <style:text-properties fo:color="#ff3333" fo:language="en" fo:country="US" fo:font-weight="bold" style:font-weight-asian="bold" style:font-weight-complex="bold"/>
    </style:style>
    <style:style style:name="T169" style:family="text">
      <style:text-properties fo:color="#ff3333" fo:language="en" fo:country="US" fo:font-weight="bold" fo:background-color="#ffff00" style:font-weight-asian="bold" style:font-weight-complex="bold"/>
    </style:style>
    <style:style style:name="T170" style:family="text">
      <style:text-properties fo:color="#ff3333" fo:language="en" fo:country="US" fo:font-weight="bold" fo:background-color="#efefef"/>
    </style:style>
    <style:style style:name="T171" style:family="text">
      <style:text-properties fo:color="#ff3333" fo:language="en" fo:country="US" fo:font-weight="bold" fo:background-color="#efefef" style:font-weight-asian="bold" style:font-weight-complex="bold"/>
    </style:style>
    <style:style style:name="T172" style:family="text">
      <style:text-properties fo:color="#ff3333" fo:language="en" fo:country="US" fo:font-style="normal" fo:font-weight="bold" style:font-style-asian="normal" style:font-weight-asian="bold" style:font-style-complex="normal" style:font-weight-complex="bold"/>
    </style:style>
    <style:style style:name="T173" style:family="text">
      <style:text-properties fo:color="#ff3333" fo:language="en" fo:country="US" style:text-underline-style="solid" style:text-underline-width="auto" style:text-underline-color="font-color"/>
    </style:style>
    <style:style style:name="T174" style:family="text">
      <style:text-properties fo:color="#ff3333" fo:language="en" fo:country="US" fo:font-style="italic" fo:font-weight="bold"/>
    </style:style>
    <style:style style:name="T175" style:family="text">
      <style:text-properties fo:color="#ff3333" fo:language="en" fo:country="US" fo:font-style="italic" fo:font-weight="bold" style:font-weight-asian="bold" style:font-weight-complex="bold"/>
    </style:style>
    <style:style style:name="T176" style:family="text">
      <style:text-properties fo:color="#ff3333" fo:font-weight="bold" style:font-weight-asian="bold" style:font-weight-complex="bold"/>
    </style:style>
    <style:style style:name="T177" style:family="text">
      <style:text-properties fo:color="#ff3333" fo:font-weight="bold" fo:background-color="#ffff00" style:font-weight-asian="bold" style:font-weight-complex="bold"/>
    </style:style>
    <style:style style:name="T178" style:family="text">
      <style:text-properties fo:color="#ff3333" fo:font-weight="bold" fo:background-color="#efefef"/>
    </style:style>
    <style:style style:name="T179" style:family="text">
      <style:text-properties fo:color="#ff3333" fo:font-weight="bold" fo:background-color="#efefef" style:font-weight-asian="bold" style:font-weight-complex="bold"/>
    </style:style>
    <style:style style:name="T180" style:family="text">
      <style:text-properties fo:color="#ff3333" fo:font-weight="bold" fo:background-color="#ffff66" style:font-weight-asian="bold" style:font-weight-complex="bold"/>
    </style:style>
    <style:style style:name="T181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82" style:family="text">
      <style:text-properties fo:color="#ff3333" fo:font-size="14pt" fo:font-weight="bold" fo:background-color="#ffff66" style:font-size-asian="14pt" style:font-weight-asian="bold" style:font-size-complex="14pt" style:font-weight-complex="bold"/>
    </style:style>
    <style:style style:name="T183" style:family="text">
      <style:text-properties fo:color="#ff3333" style:font-name="Arial Black1" fo:font-weight="bold" style:font-weight-asian="bold" style:font-weight-complex="bold"/>
    </style:style>
    <style:style style:name="T184" style:family="text">
      <style:text-properties fo:color="#ff3333" style:font-name="Arial Black1" fo:font-style="normal" fo:font-weight="bold" style:font-style-asian="normal" style:font-weight-asian="bold" style:font-style-complex="normal" style:font-weight-complex="bold"/>
    </style:style>
    <style:style style:name="T185" style:family="text">
      <style:text-properties fo:color="#ff3333" style:font-name="Arial Black1" fo:font-style="normal" fo:font-weight="bold" fo:background-color="#ffff00" style:font-style-asian="normal" style:font-weight-asian="bold" style:font-style-complex="normal" style:font-weight-complex="bold"/>
    </style:style>
    <style:style style:name="T186" style:family="text">
      <style:text-properties fo:color="#ff3333" style:font-name="Arial Black1" fo:font-style="italic" fo:font-weight="bold" style:font-weight-asian="bold" style:font-weight-complex="bold"/>
    </style:style>
    <style:style style:name="T187" style:family="text">
      <style:text-properties fo:color="#ff3333" style:font-name="Arial Black1" fo:language="en" fo:country="US" fo:font-weight="bold" style:font-weight-asian="bold" style:font-weight-complex="bold"/>
    </style:style>
    <style:style style:name="T188" style:family="text">
      <style:text-properties fo:color="#ff3333" style:font-name="Arial Black1" style:text-underline-style="solid" style:text-underline-width="auto" style:text-underline-color="font-color" fo:font-weight="bold" fo:background-color="#ffff00" style:font-weight-asian="bold" style:font-weight-complex="bold"/>
    </style:style>
    <style:style style:name="T189" style:family="text">
      <style:text-properties fo:color="#ff3333" style:font-name="Arial Black1" style:text-underline-style="solid" style:text-underline-width="auto" style:text-underline-color="font-color" fo:font-weight="bold" style:font-weight-asian="bold" style:font-weight-complex="bold"/>
    </style:style>
    <style:style style:name="T190" style:family="text">
      <style:text-properties fo:color="#ff3333" style:font-name="Consolas"/>
    </style:style>
    <style:style style:name="T191" style:family="text">
      <style:text-properties fo:color="#ff3333" style:font-name="Consolas" fo:font-style="italic" fo:font-weight="bold" style:font-weight-asian="bold" style:font-weight-complex="bold"/>
    </style:style>
    <style:style style:name="T192" style:family="text">
      <style:text-properties fo:color="#ff3333" style:font-name="Consolas" fo:language="en" fo:country="US" fo:font-weight="bold" fo:background-color="#ffff00" style:font-weight-asian="normal" style:font-weight-complex="normal"/>
    </style:style>
    <style:style style:name="T193" style:family="text">
      <style:text-properties fo:color="#ff3333" style:font-name="Consolas" fo:language="ru" fo:country="RU" fo:font-weight="bold" style:font-weight-asian="bold" style:font-weight-complex="bold"/>
    </style:style>
    <style:style style:name="T194" style:family="text">
      <style:text-properties fo:color="#ff3333" style:font-name="Consolas" fo:font-weight="bold"/>
    </style:style>
    <style:style style:name="T195" style:family="text">
      <style:text-properties fo:color="#ff3333" style:font-name="Consolas" fo:font-weight="bold" style:font-weight-asian="bold" style:font-weight-complex="bold"/>
    </style:style>
    <style:style style:name="T196" style:family="text">
      <style:text-properties fo:color="#ff3333" style:font-name="Consolas" fo:font-weight="bold" fo:background-color="#efefef"/>
    </style:style>
    <style:style style:name="T197" style:family="text">
      <style:text-properties fo:color="#ff3333" style:font-name="Consolas" fo:font-weight="bold" fo:background-color="#efefef" style:font-weight-asian="bold" style:font-weight-complex="bold"/>
    </style:style>
    <style:style style:name="T198" style:family="text">
      <style:text-properties fo:color="#ff3333" fo:font-style="italic"/>
    </style:style>
    <style:style style:name="T199" style:family="text">
      <style:text-properties fo:color="#ff3333" fo:font-style="italic" fo:font-weight="bold"/>
    </style:style>
    <style:style style:name="T200" style:family="text">
      <style:text-properties fo:color="#ff3333" fo:font-style="italic" fo:font-weight="bold" style:font-weight-asian="bold" style:font-weight-complex="bold"/>
    </style:style>
    <style:style style:name="T201" style:family="text">
      <style:text-properties fo:color="#ff3333" fo:background-color="#efefef"/>
    </style:style>
    <style:style style:name="T202" style:family="text">
      <style:text-properties fo:color="#ff3333" style:font-name="Arial Black" fo:font-weight="bold" style:font-weight-asian="bold" style:font-weight-complex="bold"/>
    </style:style>
    <style:style style:name="T203" style:family="text">
      <style:text-properties fo:color="#ff3333" style:font-name="Arial Black" fo:font-weight="bold" fo:background-color="#efefef"/>
    </style:style>
    <style:style style:name="T204" style:family="text">
      <style:text-properties fo:color="#ff3333" style:font-name="Arial Black" fo:font-weight="bold" fo:background-color="#efefef" style:font-weight-asian="bold" style:font-weight-complex="bold"/>
    </style:style>
    <style:style style:name="T205" style:family="text">
      <style:text-properties fo:color="#ff3333" style:font-name="Arial Black" fo:font-weight="bold" fo:background-color="#ffff00" style:font-weight-asian="bold" style:font-weight-complex="bold"/>
    </style:style>
    <style:style style:name="T206" style:family="text">
      <style:text-properties fo:color="#ff3333" style:font-name="Arial Black" fo:font-style="italic" fo:font-weight="bold" style:font-weight-asian="bold" style:font-weight-complex="bold"/>
    </style:style>
    <style:style style:name="T207" style:family="text">
      <style:text-properties fo:color="#ff3333" style:font-name="Arial Black" fo:language="en" fo:country="US" fo:font-weight="bold" fo:background-color="#efefef"/>
    </style:style>
    <style:style style:name="T208" style:family="text">
      <style:text-properties fo:color="#ff3333" style:font-name="Arial Black" fo:language="en" fo:country="US" fo:font-weight="bold" style:font-weight-asian="bold" style:font-weight-complex="bold"/>
    </style:style>
    <style:style style:name="T209" style:family="text">
      <style:text-properties fo:color="#ff3333" style:font-name="Arial Black" fo:language="en" fo:country="US" fo:font-weight="bold" fo:background-color="#ffff00" style:font-weight-asian="bold" style:font-weight-complex="bold"/>
    </style:style>
    <style:style style:name="T210" style:family="text">
      <style:text-properties fo:color="#ff3333" style:font-name="Arial Black" fo:language="ru" fo:country="RU" fo:font-weight="bold" style:font-weight-asian="bold" style:font-weight-complex="bold"/>
    </style:style>
    <style:style style:name="T211" style:family="text">
      <style:text-properties fo:color="#ff3333" style:font-name="Arial Black" fo:language="ru" fo:country="RU" fo:font-weight="bold" fo:background-color="#efefef" style:font-weight-asian="bold" style:font-weight-complex="bold"/>
    </style:style>
    <style:style style:name="T212" style:family="text">
      <style:text-properties fo:color="#ff3333" style:font-name="Arial Black" fo:language="ru" fo:country="RU" fo:font-style="italic" fo:font-weight="bold" style:font-weight-asian="bold" style:font-weight-complex="bold"/>
    </style:style>
    <style:style style:name="T213" style:family="text">
      <style:text-properties fo:color="#ff3333" style:font-name="Arial Black" fo:font-style="normal" fo:font-weight="bold" fo:background-color="#efefef" style:font-style-asian="normal" style:font-style-complex="normal"/>
    </style:style>
    <style:style style:name="T214" style:family="text">
      <style:text-properties fo:color="#ff3333" fo:language="ru" fo:country="RU"/>
    </style:style>
    <style:style style:name="T215" style:family="text">
      <style:text-properties fo:color="#ff3333" fo:language="ru" fo:country="RU" fo:font-weight="bold" style:font-weight-asian="bold" style:font-weight-complex="bold"/>
    </style:style>
    <style:style style:name="T216" style:family="text">
      <style:text-properties fo:color="#ff3333" fo:language="ru" fo:country="RU" fo:background-color="#ffff00"/>
    </style:style>
    <style:style style:name="T217" style:family="text">
      <style:text-properties fo:color="#ff3333" fo:font-size="12pt" fo:language="ru" fo:country="RU" fo:font-weight="bold" fo:background-color="#efefef" style:font-size-asian="12pt" style:font-size-complex="12pt"/>
    </style:style>
    <style:style style:name="T218" style:family="text">
      <style:text-properties fo:color="#ff3333" fo:font-weight="normal" style:font-weight-asian="normal" style:font-weight-complex="normal"/>
    </style:style>
    <style:style style:name="T219" style:family="text">
      <style:text-properties fo:color="#ff3333" fo:font-size="13pt" fo:language="en" fo:country="US" fo:font-weight="bold" style:font-size-asian="13pt" style:font-weight-asian="bold" style:font-size-complex="13pt" style:font-weight-complex="bold"/>
    </style:style>
    <style:style style:name="T220" style:family="text">
      <style:text-properties fo:color="#808080"/>
    </style:style>
    <style:style style:name="T221" style:family="text">
      <style:text-properties fo:color="#808080" style:font-name="Consolas" fo:font-style="italic"/>
    </style:style>
    <style:style style:name="T222" style:family="text">
      <style:text-properties fo:color="#808080" style:font-name="Consolas" fo:font-style="italic" fo:font-weight="bold" fo:background-color="#ffff00" style:font-weight-asian="bold" style:font-weight-complex="bold"/>
    </style:style>
    <style:style style:name="T223" style:family="text">
      <style:text-properties fo:color="#808080" style:font-name="Consolas" fo:font-style="normal" fo:font-weight="bold" fo:background-color="#ffff00" style:font-style-asian="normal" style:font-weight-asian="bold" style:font-style-complex="normal" style:font-weight-complex="bold"/>
    </style:style>
    <style:style style:name="T224" style:family="text">
      <style:text-properties fo:color="#808080" style:font-name="Arial Black1" fo:font-style="italic" fo:font-weight="bold" fo:background-color="#ffff00" style:font-weight-asian="bold" style:font-weight-complex="bold"/>
    </style:style>
    <style:style style:name="T225" style:family="text">
      <style:text-properties fo:color="#808080" fo:font-style="italic"/>
    </style:style>
    <style:style style:name="T226" style:family="text">
      <style:text-properties fo:color="#808080" fo:font-style="italic" fo:background-color="#efefef"/>
    </style:style>
    <style:style style:name="T227" style:family="text">
      <style:text-properties fo:color="#808080" fo:language="ru" fo:country="RU" fo:font-style="italic" fo:background-color="#efefef"/>
    </style:style>
    <style:style style:name="T228" style:family="text">
      <style:text-properties fo:font-weight="normal" style:font-weight-asian="normal" style:font-weight-complex="normal"/>
    </style:style>
    <style:style style:name="T229" style:family="text">
      <style:text-properties fo:font-weight="normal" fo:background-color="#ffff00" style:font-weight-asian="normal" style:font-weight-complex="normal"/>
    </style:style>
    <style:style style:name="T230" style:family="text">
      <style:text-properties fo:color="#ff3300"/>
    </style:style>
    <style:style style:name="T231" style:family="text">
      <style:text-properties fo:color="#ff3300" style:font-name="Consolas" fo:font-weight="bold" style:font-weight-asian="bold" style:font-weight-complex="bold"/>
    </style:style>
    <style:style style:name="T232" style:family="text">
      <style:text-properties fo:color="#ff3300" style:font-name="Consolas" fo:font-weight="bold" fo:background-color="#efefef" style:font-weight-asian="bold" style:font-weight-complex="bold"/>
    </style:style>
    <style:style style:name="T233" style:family="text">
      <style:text-properties fo:color="#ff3300" style:font-name="Consolas" fo:font-style="italic" fo:font-weight="bold" style:font-weight-asian="bold" style:font-weight-complex="bold"/>
    </style:style>
    <style:style style:name="T234" style:family="text">
      <style:text-properties fo:color="#ff3300" style:font-name="Arial Black1" fo:font-weight="bold"/>
    </style:style>
    <style:style style:name="T235" style:family="text">
      <style:text-properties fo:color="#ff3300" style:font-name="Arial Black1" fo:font-weight="bold" style:font-weight-asian="bold" style:font-weight-complex="bold"/>
    </style:style>
    <style:style style:name="T236" style:family="text">
      <style:text-properties fo:color="#ff3300" style:font-name="Arial Black1" fo:font-weight="bold" fo:background-color="#ffff00" style:font-weight-asian="bold" style:font-weight-complex="bold"/>
    </style:style>
    <style:style style:name="T237" style:family="text">
      <style:text-properties fo:color="#ff3300" style:font-name="Arial Black1" fo:language="ru" fo:country="RU" fo:font-weight="bold" style:font-weight-asian="bold" style:font-weight-complex="bold"/>
    </style:style>
    <style:style style:name="T238" style:family="text">
      <style:text-properties fo:color="#ff3300" style:font-name="Arial Black1" fo:font-style="normal" fo:font-weight="bold" fo:background-color="#ffff00" style:font-style-asian="normal" style:font-weight-asian="bold" style:font-style-complex="normal" style:font-weight-complex="bold"/>
    </style:style>
    <style:style style:name="T239" style:family="text">
      <style:text-properties fo:color="#ff3300" style:font-name="Arial Black1" fo:language="en" fo:country="US" fo:font-weight="bold" style:font-weight-asian="bold" style:font-weight-complex="bold"/>
    </style:style>
    <style:style style:name="T240" style:family="text">
      <style:text-properties fo:color="#ff3300" style:font-name="Arial Black1" fo:font-style="italic" fo:font-weight="bold"/>
    </style:style>
    <style:style style:name="T241" style:family="text">
      <style:text-properties fo:color="#ff3300" style:font-name="Arial Black1" fo:font-style="italic" fo:font-weight="bold" style:font-weight-asian="bold" style:font-weight-complex="bold"/>
    </style:style>
    <style:style style:name="T242" style:family="text">
      <style:text-properties fo:color="#ff3300" fo:font-weight="bold" style:font-weight-asian="bold" style:font-weight-complex="bold"/>
    </style:style>
    <style:style style:name="T243" style:family="text">
      <style:text-properties fo:color="#ff3300" fo:language="en" fo:country="US" fo:font-weight="bold" style:font-weight-asian="bold" style:font-weight-complex="bold"/>
    </style:style>
    <style:style style:name="T244" style:family="text">
      <style:text-properties fo:color="#ff3300" style:font-name="Arial Black" fo:font-weight="bold" style:font-weight-asian="bold" style:font-weight-complex="bold"/>
    </style:style>
    <style:style style:name="T245" style:family="text">
      <style:text-properties fo:color="#ff3300" style:font-name="Arial Black" fo:font-style="italic" fo:font-weight="bold" style:font-weight-asian="bold" style:font-weight-complex="bold"/>
    </style:style>
    <style:style style:name="T246" style:family="text">
      <style:text-properties fo:font-variant="normal" fo:text-transform="none" fo:color="#ff3300" style:font-name="Arial Black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47" style:family="text">
      <style:text-properties fo:font-variant="normal" fo:text-transform="none" style:font-name="Menlo1" fo:font-size="12pt" fo:letter-spacing="normal" fo:language="en" fo:country="US" fo:font-style="normal"/>
    </style:style>
    <style:style style:name="T248" style:family="text">
      <style:text-properties fo:font-variant="normal" fo:text-transform="none" style:font-name="Menlo1" fo:font-size="12pt" fo:letter-spacing="normal" fo:language="en" fo:country="US" fo:font-style="normal" fo:background-color="#ffff00"/>
    </style:style>
    <style:style style:name="T249" style:family="text">
      <style:text-properties fo:font-variant="normal" fo:text-transform="none" fo:color="#88c6be" style:font-name="source-code-pro" fo:font-size="10.5pt" fo:letter-spacing="normal" fo:font-style="normal" fo:font-weight="normal"/>
    </style:style>
    <style:style style:name="T250" style:family="text">
      <style:text-properties fo:font-variant="normal" fo:text-transform="none" fo:color="#fc929e" style:font-name="source-code-pro" fo:font-size="10.5pt" fo:letter-spacing="normal" fo:font-style="normal" fo:font-weight="normal"/>
    </style:style>
    <style:style style:name="T251" style:family="text">
      <style:text-properties fo:font-variant="normal" fo:text-transform="none" fo:color="#c5a5c5" style:font-name="source-code-pro" fo:font-size="10.5pt" fo:letter-spacing="normal" fo:font-style="normal" fo:font-weight="normal"/>
    </style:style>
    <style:style style:name="T252" style:family="text">
      <style:text-properties fo:font-variant="normal" fo:text-transform="none" fo:color="#8dc891" style:font-name="source-code-pro" fo:font-size="10.5pt" fo:letter-spacing="normal" fo:font-style="normal" fo:font-weight="normal"/>
    </style:style>
    <style:style style:name="T253" style:family="text">
      <style:text-properties fo:font-variant="normal" fo:text-transform="none" fo:color="#000000" style:font-name="apple-system" fo:font-size="12.75pt" fo:letter-spacing="normal" fo:language="en" fo:country="US" fo:font-style="normal"/>
    </style:style>
    <style:style style:name="T254" style:family="text">
      <style:text-properties fo:font-variant="normal" fo:text-transform="none" fo:color="#000000" style:font-name="apple-system" fo:font-size="12.75pt" fo:letter-spacing="normal" fo:font-style="normal" fo:font-weight="normal"/>
    </style:style>
    <style:style style:name="T255" style:family="text">
      <style:text-properties fo:font-variant="normal" fo:text-transform="none" fo:color="#000000" fo:letter-spacing="normal" fo:language="en" fo:country="US"/>
    </style:style>
    <style:style style:name="T256" style:family="text">
      <style:text-properties fo:font-variant="normal" fo:text-transform="none" fo:color="#1a1a1a" style:font-name="source-code-pro" fo:letter-spacing="normal" fo:language="en" fo:country="US" fo:font-style="normal"/>
    </style:style>
    <style:style style:name="T257" style:family="text">
      <style:text-properties fo:font-variant="normal" fo:text-transform="none" fo:color="#1a1a1a" style:font-name="source-code-pro" fo:font-size="11.25pt" fo:letter-spacing="normal" fo:font-style="normal" fo:font-weight="normal"/>
    </style:style>
    <style:style style:name="T258" style:family="text">
      <style:text-properties fo:font-variant="normal" fo:text-transform="none" fo:color="#ff3333" style:text-line-through-style="none" style:font-name="apple-system" fo:font-size="12.75pt" fo:letter-spacing="normal" fo:language="ru" fo:country="RU" fo:font-style="normal" style:text-underline-style="none" fo:font-weight="bold" style:text-blinking="false" style:font-weight-asian="bold" style:font-weight-complex="bold"/>
    </style:style>
    <style:style style:name="T259" style:family="text">
      <style:text-properties fo:font-variant="normal" fo:text-transform="none" fo:color="#ff3333" style:font-name="apple-system" fo:font-size="12.75pt" fo:letter-spacing="normal" fo:language="ru" fo:country="RU" fo:font-style="normal" fo:font-weight="bold" style:font-weight-asian="bold" style:font-weight-complex="bold"/>
    </style:style>
    <style:style style:name="T260" style:family="text">
      <style:text-properties fo:font-variant="normal" fo:text-transform="none" fo:color="#ff3333" style:font-name="SFMono-Regular1" fo:font-size="10.5pt" fo:letter-spacing="normal" fo:font-style="normal" fo:font-weight="bold" fo:background-color="transparent" style:font-weight-asian="bold" style:font-weight-complex="bold"/>
    </style:style>
    <style:style style:name="T261" style:family="text">
      <style:text-properties fo:font-variant="normal" fo:text-transform="none" fo:color="#212529" style:font-name="apple-system1" fo:font-size="12pt" fo:letter-spacing="normal" fo:font-style="normal" fo:font-weight="normal"/>
    </style:style>
    <style:style style:name="T262" style:family="text">
      <style:text-properties fo:font-variant="normal" fo:text-transform="none" fo:color="#a626a4" style:font-name="SFMono-Regular1" fo:font-size="10.5pt" fo:letter-spacing="normal" fo:font-style="normal" fo:font-weight="normal" fo:background-color="#fafafa"/>
    </style:style>
    <style:style style:name="T263" style:family="text">
      <style:text-properties fo:font-variant="normal" fo:text-transform="none" fo:color="#111111" style:font-name="Source Sans Pro" fo:letter-spacing="normal" fo:font-style="normal" fo:font-weight="bold"/>
    </style:style>
    <style:style style:name="T264" style:family="text">
      <style:text-properties style:font-name="Times New Roman" fo:language="ru" fo:country="RU" fo:font-weight="normal" style:font-weight-asian="normal" style:font-weight-complex="normal"/>
    </style:style>
    <style:style style:name="T265" style:family="text">
      <style:text-properties style:font-name="Times New Roman" fo:language="en" fo:country="US" fo:font-weight="normal" style:font-weight-asian="normal" style:font-weight-complex="normal"/>
    </style:style>
    <style:style style:name="T266" style:family="text">
      <style:text-properties style:font-name="Arial Black" fo:font-weight="bold" fo:background-color="#ffff00" style:font-weight-asian="bold" style:font-weight-complex="bold"/>
    </style:style>
    <style:style style:name="T267" style:family="text">
      <style:text-properties style:font-name="Arial Black" fo:language="en" fo:country="US" fo:font-weight="bold" fo:background-color="#ffff00" style:font-weight-asian="bold" style:font-weight-complex="bold"/>
    </style:style>
    <style:style style:name="T268" style:family="text">
      <style:text-properties fo:color="#032f62"/>
    </style:style>
    <style:style style:name="T269" style:family="text">
      <style:text-properties fo:font-size="13pt" fo:font-weight="bold" fo:background-color="#ffff00" style:font-size-asian="13pt" style:font-weight-asian="bold" style:font-size-complex="13pt" style:font-weight-complex="bold"/>
    </style:style>
    <style:style style:name="T270" style:family="text">
      <style:text-properties fo:background-color="#ffff66"/>
    </style:style>
    <style:style style:name="T271" style:family="text">
      <style:text-properties fo:color="#e5c07b"/>
    </style:style>
    <style:style style:name="T272" style:family="text">
      <style:text-properties fo:color="#e5c07b" fo:language="en" fo:country="US"/>
    </style:style>
    <style:style style:name="T273" style:family="text">
      <style:text-properties fo:color="#abb2bf"/>
    </style:style>
    <style:style style:name="T274" style:family="text">
      <style:text-properties fo:color="#d19a66"/>
    </style:style>
    <style:style style:name="T275" style:family="text">
      <style:text-properties fo:color="#98c379"/>
    </style:style>
    <style:style style:name="T276" style:family="text">
      <style:text-properties fo:color="#be5046"/>
    </style:style>
    <style:style style:name="T277" style:family="text">
      <style:text-properties fo:color="#e06c75"/>
    </style:style>
    <style:style style:name="T278" style:family="text">
      <style:text-properties fo:color="#61afef"/>
    </style:style>
    <style:style style:name="T279" style:family="text">
      <style:text-properties fo:color="#c678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усы — требует время на освоение, библиотека, а не фреймворк, поэтому не всё включает в себя в плане отрисовки, например нет валидации</text:p>
      <text:p text:style-name="P3">JSX – <text:span text:style-name="T1">применяется для простоты и быстроты разработки, чтобы вместо громоздких функций прописывать </text:span>html<text:span text:style-name="T1">-подобную структуру</text:span></text:p>
      <text:p text:style-name="P86">VirtualDom <text:span text:style-name="T1">в реакте — создаётся копия физическго </text:span>DOM. <text:span text:style-name="T1">Если происходят изменения в каком либо месте документа, меняется соответствующая часть в виртуальном </text:span>DOM <text:span text:style-name="T1">и затем одним махом при сравнении с реальным вставляется в реальный </text:span>DOM, <text:span text:style-name="T1">что увеличивает интерактивность и скорость отрисовки</text:span></text:p>
      <text:p text:style-name="P86"><text:span text:style-name="T1">Контролируемый и неконтролируемый компоненты — разница в наличие </text:span>state, <text:span text:style-name="T1">через который можно следить</text:span></text:p>
      <text:p text:style-name="P11">Жизненные циклы:</text:p>
      <text:p text:style-name="P11">1.<text:span text:style-name="T176">Задаются пропсы и стейты</text:span></text:p>
      <text:p text:style-name="P11">2.<text:span text:style-name="T168">componentWillMount</text:span><text:span text:style-name="T10">, </text:span><text:span text:style-name="T168">render</text:span><text:span text:style-name="T10">, </text:span><text:span text:style-name="T168">componentDidMount</text:span><text:span text:style-name="T10"> – </text:span>сборка и отрисовка</text:p>
      <text:p text:style-name="P11"><text:span text:style-name="T10">3.</text:span>изменение пропсов — <text:span text:style-name="T168">componentWillReceiveProps</text:span><text:span text:style-name="T10">, </text:span><text:span text:style-name="T176">shouldComponentUpdate</text:span>(возвращает <text:span text:style-name="T10">true/false, </text:span>если <text:span text:style-name="T10">false —</text:span> дальнейшие шаги не наступают), <text:span text:style-name="T168">componentWillUpdate</text:span><text:span text:style-name="T10">, </text:span><text:span text:style-name="T168">render</text:span><text:span text:style-name="T10">, </text:span><text:span text:style-name="T168">componentDidUpdate</text:span></text:p>
      <text:p text:style-name="P11"><text:span text:style-name="T10">4.</text:span>Изменение <text:span text:style-name="T10">state - </text:span><text:span text:style-name="T176">shouldComponentUpdate</text:span>(возвращает <text:span text:style-name="T10">true/false, </text:span>если <text:span text:style-name="T10">false —</text:span> дальнейшие шаги не наступают), <text:span text:style-name="T168">componentWillUpdate</text:span><text:span text:style-name="T10">, </text:span><text:span text:style-name="T168">render</text:span><text:span text:style-name="T10">, </text:span><text:span text:style-name="T168">componentDidUpdate</text:span></text:p>
      <text:p text:style-name="P11"><text:span text:style-name="T10">5.</text:span>Разрушение - <text:span text:style-name="T168">componentWillUnmount</text:span></text:p>
      <text:p text:style-name="P11">В <text:span text:style-name="T168">render </text:span><text:span text:style-name="T176">функции нельзя менять </text:span><text:span text:style-name="T168">state</text:span><text:span text:style-name="T10">, </text:span>иначе бесконечная отрисовка</text:p>
      <text:p text:style-name="P11"/>
      <text:p text:style-name="P2">// это простой реакт компонент - вызов &lt;CarComponent/&gt;<text:line-break/><text:tab/><text:tab/>function CarComponent() {<text:line-break/><text:tab/><text:tab/><text:tab/>return (<text:line-break/><text:tab/><text:tab/><text:tab/><text:tab/>&lt;div className="car"&gt;<text:line-break/><text:tab/><text:tab/><text:tab/><text:tab/><text:tab/>&lt;h3&gt;Mazda&lt;/h3&gt;<text:line-break/><text:tab/><text:tab/><text:tab/><text:tab/><text:tab/>&lt;p&gt;Year: &lt;strong&gt;2010&lt;/strong&gt;&lt;/p&gt;<text:line-break/><text:tab/><text:tab/><text:tab/><text:tab/>&lt;/div&gt;<text:line-break/><text:tab/><text:tab/><text:tab/>);<text:line-break/><text:tab/><text:tab/>}<text:line-break/><text:tab/><text:tab/>function Car(props) {<text:line-break/><text:tab/><text:tab/><text:tab/>return (<text:line-break/><text:tab/><text:tab/><text:tab/><text:tab/>&lt;div className="car"&gt;<text:line-break/><text:tab/><text:tab/><text:tab/><text:tab/><text:tab/>&lt;h3&gt;{props.name}&lt;/h3&gt;<text:line-break/><text:tab/><text:tab/><text:tab/><text:tab/><text:tab/>&lt;p&gt;Year: &lt;strong&gt;{props.year}&lt;/strong&gt;&lt;/p&gt;<text:line-break/><text:tab/><text:tab/><text:tab/><text:tab/>&lt;/div&gt;<text:line-break/><text:tab/><text:tab/><text:tab/>);<text:line-break/><text:tab/><text:tab/>}<text:line-break/><text:tab/><text:tab/>const App = (<text:line-break/><text:tab/><text:tab/><text:tab/>&lt;div&gt;<text:line-break/><text:tab/><text:tab/><text:tab/><text:tab/>&lt;Car name="Ford" year="2016" /&gt;<text:line-break/><text:tab/><text:tab/><text:tab/><text:tab/>&lt;Car <text:span text:style-name="T1">name="</text:span><text:span text:style-name="T12">{'</text:span><text:span text:style-name="T2">Lada</text:span><text:span text:style-name="T12">'}</text:span><text:span text:style-name="T1">"</text:span> <text:span text:style-name="T10">year="</text:span><text:span text:style-name="T12">{new Date().getYear()}</text:span><text:span text:style-name="T10">"</text:span> /&gt;<text:line-break/><text:tab/><text:tab/><text:tab/><text:tab/>&lt;Car name="Land" year="2016" /&gt;<text:line-break/><text:tab/><text:tab/><text:tab/>&lt;/div&gt;<text:line-break/><text:tab/><text:tab/>)</text:p>
      <text:p text:style-name="P11">Динамические пропсы передаются в компонент через<text:span text:style-name="T27"> </text:span><text:span text:style-name="T12">{}</text:span></text:p>
      <text:p text:style-name="P2"><text:tab/><text:tab/><text:line-break/>// 1 аргумент, какой компонент вставить, 2 аргумент - куда вставить<text:line-break/>// если вставлять компонент функцию, то &lt;App/&gt;, если вставлять JSX, то просто название переменной App<text:line-break/>ReactDOM.render(<text:line-break/><text:tab/>App,<text:line-break/><text:tab/>document.getElementById('root')<text:line-break/>);</text:p>
      <text:p text:style-name="P2"/>
      <text:p text:style-name="P11">Вместо <text:span text:style-name="T176">техники наследования, можно применить композиция</text:span>, когда <text:span text:style-name="T182">частный вариант компонента рендерит общий, настраивая его с помощью переданных пропсов</text:span>. Так более независимая архитектура:</text:p>
      <text:p text:style-name="P13">Структура проекта</text:p>
      <text:p text:style-name="P17">Дял каждой составляющей нужно создавать отдельные папки — для контекста(в нём для каждого контекста <text:soft-page-break/>своя директория), для редьюсеров и т. п.</text:p>
      <text:p text:style-name="P13">Оптимизация</text:p>
      <text:p text:style-name="P17">Если создан не через <text:span text:style-name="T10">create-react-app, </text:span>а со своими настройками <text:span text:style-name="T10">webpack —</text:span> установить терсер плагин и прописать настройки для него в прод режиме:</text:p>
      <text:p text:style-name="P7">const TerserPlugin = <text:span text:style-name="T176">require('terser-webpack-plugin')</text:span></text:p>
      <text:p text:style-name="P7">module.exports = { mode: 'production', <text:span text:style-name="T176">optimization: { minimizer: [new TerserPlugin({...config})] }</text:span> }</text:p>
      <text:p text:style-name="P17">При рендеринге <text:span text:style-name="T33">длинных списков</text:span>, необходимо использовтаь специальные оконные библиотеки или писать самому —<text:span text:style-name="T176"> </text:span><text:span text:style-name="T168">react-window, react-virtualized</text:span><text:span text:style-name="T10">.</text:span></text:p>
      <text:p text:style-name="P17">При необходимости <text:span text:style-name="T27">избегать лишних отрисовок и производить их только при определённых условиях </text:span>— достаточно прописать в компоненте хук — shouldComponentUpdate(по умолчанию возвращает <text:span text:style-name="T10">true</text:span>)<text:span text:style-name="T10">, </text:span>если возвращать <text:span text:style-name="T168">false</text:span><text:span text:style-name="T10"> – </text:span>отрисовки не будет:</text:p>
      <text:p text:style-name="P7"><text:span text:style-name="T176">shouldComponentUpdate(nextProps, nextState)</text:span>{ return nextState.bla !== this.state.bla? True : false }</text:p>
      <text:p text:style-name="P7">nextState, nextProps – <text:span text:style-name="T1">значения, которые будут доступны в следующей отрисовке, через </text:span>this <text:span text:style-name="T1">вызываются текущие значения.</text:span></text:p>
      <text:p text:style-name="P7"/>
      <text:p text:style-name="P13">Использование локальных уникальных значений</text:p>
      <text:p text:style-name="P17">Создать в корне проекта файл .<text:span text:style-name="T168">env.local</text:span><text:span text:style-name="T10">, </text:span>куда записывать нужные значения в формате <text:span text:style-name="T168">key=value</text:span></text:p>
      <text:p text:style-name="P17">Доступ к ним получать через <text:span text:style-name="T168">process.env[key]</text:span></text:p>
      <text:p text:style-name="P20">Подключение реакта</text:p>
      <text:p text:style-name="P57"><text:span text:style-name="Source_20_Text"><text:span text:style-name="T249">&lt;</text:span></text:span><text:span text:style-name="Source_20_Text"><text:span text:style-name="T250">script </text:span></text:span><text:span text:style-name="Source_20_Text"><text:span text:style-name="T251">crossorigin</text:span></text:span><text:span text:style-name="Source_20_Text"><text:span text:style-name="T250"> </text:span></text:span><text:span text:style-name="Source_20_Text"><text:span text:style-name="T251">src</text:span></text:span><text:span text:style-name="Source_20_Text"><text:span text:style-name="T249">="</text:span></text:span><text:span text:style-name="Source_20_Text"><text:span text:style-name="T252">https://unpkg.com/react@16/umd/react.production.min.js</text:span></text:span><text:span text:style-name="Source_20_Text"><text:span text:style-name="T249">"&gt;&lt;/</text:span></text:span><text:span text:style-name="Source_20_Text"><text:span text:style-name="T250">script</text:span></text:span><text:span text:style-name="Source_20_Text"><text:span text:style-name="T249">&gt;</text:span></text:span></text:p>
      <text:p text:style-name="P83"><text:span text:style-name="Source_20_Text"><text:span text:style-name="T249">&lt;</text:span></text:span><text:span text:style-name="Source_20_Text"><text:span text:style-name="T250">script </text:span></text:span><text:span text:style-name="Source_20_Text"><text:span text:style-name="T251">crossorigin</text:span></text:span><text:span text:style-name="Source_20_Text"><text:span text:style-name="T250"> </text:span></text:span><text:span text:style-name="Source_20_Text"><text:span text:style-name="T251">src</text:span></text:span><text:span text:style-name="Source_20_Text"><text:span text:style-name="T249">="</text:span></text:span><text:span text:style-name="Source_20_Text"><text:span text:style-name="T252">https://unpkg.com/react-dom@16/umd/react-dom.production.min.js</text:span></text:span><text:span text:style-name="Source_20_Text"><text:span text:style-name="T249">"&gt;&lt;/</text:span></text:span><text:span text:style-name="Source_20_Text"><text:span text:style-name="T250">script</text:span></text:span><text:span text:style-name="Source_20_Text"><text:span text:style-name="T249">&gt;</text:span></text:span></text:p>
      <text:p text:style-name="P10">crossorigin – <text:span text:style-name="T1">позволяет улучшать обработку ошибок в реакт 16</text:span></text:p>
      <text:p text:style-name="P13">Создание <text:span text:style-name="T10">react</text:span>-приложений</text:p>
      <text:p text:style-name="P7">npm init</text:p>
      <text:p text:style-name="P7">npm install -S react </text:p>
      <text:p text:style-name="P7">npm install -D react-dom</text:p>
      <text:p text:style-name="P17">Создать файл .<text:span text:style-name="T10">gitignore, </text:span>куда вписать:</text:p>
      <text:p text:style-name="P17">/<text:span text:style-name="T10">node_modules</text:span></text:p>
      <text:p text:style-name="P7">/dist</text:p>
      <text:p text:style-name="P7">/.idea</text:p>
      <text:p text:style-name="P17">Далее устанавливаем <text:span text:style-name="T10">webpack &amp; babel:</text:span></text:p>
      <text:p text:style-name="P17"><text:span text:style-name="T247">npm install --save-dev webpack webpack-cli webpack-dev-server html-webpack-plugin @babel/core @babel/plugin-transform-runtime @babel/preset-env </text:span><text:span text:style-name="T248">@babel/preset-react</text:span><text:span text:style-name="T247"> @babel/runtime babel-loader babel-plugin-transform-class-properties</text:span><text:span text:style-name="T10"> </text:span></text:p>
      <text:p text:style-name="P17">Создаём <text:span text:style-name="T10">webpack.config.js</text:span></text:p>
      <text:p text:style-name="P17"><text:span text:style-name="T247">devServer: { </text:span><text:span text:style-name="T10"><text:line-break/></text:span><text:span text:style-name="T247">historyApiFallback: true,</text:span><text:span text:style-name="T10"><text:line-break/></text:span><text:span text:style-name="T247">/*...*/</text:span><text:span text:style-name="T10"><text:line-break/></text:span><text:span text:style-name="T247">}</text:span><text:span text:style-name="T10"> </text:span></text:p>
      <text:p text:style-name="P17">Эта настройка нужна для корректной работы при перезагрузки страницы</text:p>
      <text:p text:style-name="P17">Создаем .<text:span text:style-name="T10">babelrc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2"><text:bookmark text:name="LC1"/>{<text:bookmark text:name="L2"/></text:p>
          </table:table-cell>
          <table:table-cell table:style-name="Таблица1.B1" office:value-type="string">
            <text:p text:style-name="P81"/>
          </table:table-cell>
        </table:table-row>
        <table:table-row>
          <table:table-cell table:style-name="Таблица1.A1" office:value-type="string">
            <text:p text:style-name="P81"><text:bookmark text:name="LC2"/></text:p>
          </table:table-cell>
          <table:table-cell table:style-name="Таблица1.A1" office:value-type="string">
            <text:p text:style-name="P82"><text:span text:style-name="T268">"presets"</text:span>: [<text:span text:style-name="T268">"@babel/preset-env"</text:span>, <text:span text:style-name="T268">"@babel/preset-react"</text:span>],<text:bookmark text:name="L3"/></text:p>
          </table:table-cell>
        </table:table-row>
        <table:table-row>
          <table:table-cell table:style-name="Таблица1.A1" office:value-type="string">
            <text:p text:style-name="P81"><text:bookmark text:name="LC3"/></text:p>
          </table:table-cell>
          <table:table-cell table:style-name="Таблица1.A1" office:value-type="string">
            <text:p text:style-name="P82"><text:span text:style-name="T268">"plugins"</text:span>: [<text:span text:style-name="T268">"transform-class-properties"</text:span>,<text:span text:style-name="T268">"@babel/plugin-transform-runtime"</text:span>]<text:bookmark text:name="L4"/></text:p>
          </table:table-cell>
        </table:table-row>
        <table:table-row>
          <table:table-cell table:style-name="Таблица1.A1" office:value-type="string">
            <text:p text:style-name="P81"><text:bookmark text:name="LC4"/></text:p>
          </table:table-cell>
          <table:table-cell table:style-name="Таблица1.A1" office:value-type="string">
            <text:p text:style-name="P82">}</text:p>
          </table:table-cell>
        </table:table-row>
      </table:table>
      <text:p text:style-name="P17"><text:span text:style-name="T10">Plugin-transform-runtime – </text:span>чтобы повторно не использовать тот же класс</text:p>
      <text:p text:style-name="P17">В <text:span text:style-name="T10">package.json </text:span>прописать скрипты:</text:p>
      <text:p text:style-name="P7">build: webpack--mode production</text:p>
      <text:p text:style-name="P7">start: webpack-dev-server --mode development --open --hot --progress --colors --config ./webpack.config.js</text:p>
      <text:p text:style-name="P17">Далее прописываются компоненты реакта.</text:p>
      <text:p text:style-name="P13">Разделение модулей и ускорение загрузки</text:p>
      <text:p text:style-name="P17">Можноиспользовать <text:span text:style-name="T125">динамический импорт</text:span>: <text:span text:style-name="T168">import()</text:span></text:p>
      <text:p text:style-name="P23"><text:soft-page-break/>import('./file').then(fileData =&gt; ….).catch()</text:p>
      <text:p text:style-name="P7">create-react-app <text:span text:style-name="T1">уже </text:span><text:span text:style-name="T6">поддерживает динамические подгрузки</text:span></text:p>
      <text:p text:style-name="P17">Пример использования динамического импорта, например при нажатии на текст подгрузить данные:</text:p>
      <text:p text:style-name="P17">class App extends Component {</text:p>
      <text:p text:style-name="P17"><text:tab/>render() {</text:p>
      <text:p text:style-name="P17"><text:tab/><text:tab/>return &lt;div onClick={this.handle}&gt;opa&lt;/div&gt;</text:p>
      <text:p text:style-name="P17"><text:tab/>}</text:p>
      <text:p text:style-name="P17"><text:tab/>handle() {</text:p>
      <text:p text:style-name="P7"><text:span text:style-name="T1"><text:tab/><text:tab/></text:span><text:span text:style-name="T216">import('./file')</text:span></text:p>
      <text:p text:style-name="P25"><text:tab/><text:tab/><text:tab/>.then(fileData =&gt; {...})</text:p>
      <text:p text:style-name="P25"><text:tab/><text:tab/><text:tab/>.catch(...)</text:p>
      <text:p text:style-name="P17"><text:tab/>}</text:p>
      <text:p text:style-name="P17">}</text:p>
      <text:p text:style-name="P22"><text:span text:style-name="T4">Если использовать произвольно настраиваемый проект, то нужно убедиться, что есть поддержак динамических импортов: </text:span><text:a xlink:type="simple" xlink:href="https://babeljs.io/docs/en/babel-plugin-syntax-dynamic-import" office:target-frame-name="_blank" xlink:show="new" text:style-name="Internet_20_link" text:visited-style-name="Visited_20_Internet_20_Link"><text:span text:style-name="T258">@babel/plugin-syntax-dynamic-import</text:span></text:a><text:span text:style-name="T259">.</text:span><text:span text:style-name="T1"> </text:span></text:p>
      <text:p text:style-name="P17">Для <text:span text:style-name="T269">динамического импорта компонентов</text:span> как обычных компонентов использовать <text:span text:style-name="T168">React.lazy</text:span><text:span text:style-name="T10">(</text:span>Для серверного рендеринга не подходит<text:span text:style-name="T10">):</text:span></text:p>
      <text:p text:style-name="P7">const Component = <text:span text:style-name="T176">React.lazy(() =&gt; import('./component'))</text:span></text:p>
      <text:p text:style-name="P39">Create-react-app</text:p>
      <text:p text:style-name="P2"><text:span text:style-name="T176">npm i -g create-react-app</text:span> – <text:span text:style-name="T1">установка для работы с проектами реакта</text:span></text:p>
      <text:p text:style-name="P3"><text:span text:style-name="T125">create-react-app my-project </text:span>– <text:span text:style-name="T1">создаёт проект в указанной папке</text:span></text:p>
      <text:p text:style-name="P3"><text:span text:style-name="T1">Потом перейти в эту папку и </text:span>npm start</text:p>
      <text:p text:style-name="P3"><text:span text:style-name="T242">npm I bootstrap </text:span>– <text:span text:style-name="T1">пример для внешнего оформления</text:span></text:p>
      <text:p text:style-name="P11">Чтобы <text:span text:style-name="T266">работать с </text:span><text:span text:style-name="T267">scss <text:s/></text:span><text:span text:style-name="T266">в проекте</text:span> достаточно установить <text:span text:style-name="T10">node-sass – </text:span><text:span text:style-name="T243">npm I -S node-sass</text:span></text:p>
      <text:p text:style-name="P11">Можно в <text:span text:style-name="T10">scss </text:span>файл заимпортировать <text:span text:style-name="T10">bootstrap - </text:span></text:p>
      <text:p text:style-name="P53"><text:span text:style-name="T43">@import </text:span><text:span text:style-name="T87">"~bootstrap/scss/bootstrap"</text:span><text:span text:style-name="T10">;</text:span></text:p>
      <text:p text:style-name="P3"/>
      <text:p text:style-name="P11">Пример главного файла приложения:</text:p>
      <text:p text:style-name="P42"><text:span text:style-name="T35">import </text:span><text:span text:style-name="T53">React </text:span><text:span text:style-name="T35">from </text:span><text:span text:style-name="T71">'react'</text:span>;</text:p>
      <text:p text:style-name="P74"><text:span text:style-name="T35">import </text:span>ReactDOM <text:span text:style-name="T35">from </text:span><text:span text:style-name="T71">'react-dom'</text:span>; <text:span text:style-name="T1">или </text:span><text:span text:style-name="T139">import { render } from 'react-dom'</text:span></text:p>
      <text:p text:style-name="P74"><text:span text:style-name="T35">import </text:span><text:span text:style-name="T71">'./index.css'</text:span>;</text:p>
      <text:p text:style-name="P74"><text:span text:style-name="T35">import </text:span><text:span text:style-name="T29">App </text:span><text:span text:style-name="T35">from </text:span><text:span text:style-name="T71">'./App'</text:span>;</text:p>
      <text:p text:style-name="P74"><text:span text:style-name="T35">import </text:span>* <text:span text:style-name="T35">as </text:span>serviceWorker <text:span text:style-name="T35">from </text:span><text:span text:style-name="T71">'./serviceWorker'</text:span>;</text:p>
      <text:p text:style-name="P74">ReactDOM.<text:span text:style-name="T53">render</text:span>(<text:span text:style-name="T92">&lt;</text:span><text:span text:style-name="T36">App </text:span><text:span text:style-name="T92">/&gt;</text:span>, <text:span text:style-name="T53">document</text:span>.<text:span text:style-name="T93">getElementById</text:span>(<text:span text:style-name="T71">'root'</text:span>));</text:p>
      <text:p text:style-name="P79">// If you want your app to work offline and load faster, you can change</text:p>
      <text:p text:style-name="P79">// unregister() to register() below. Note this comes with some pitfalls.</text:p>
      <text:p text:style-name="P79">// Learn more about service workers: https://bit.ly/CRA-PWA</text:p>
      <text:p text:style-name="P71">serviceWorker.<text:span text:style-name="T29">unregister</text:span>();</text:p>
      <text:p text:style-name="P11">Чтобы <text:span text:style-name="T176">увидеть конфигурационные файлы для </text:span><text:span text:style-name="T168">webpack</text:span><text:span text:style-name="T10"> </text:span>нужно запустить <text:span text:style-name="T10">npm run eject, </text:span>тогда появится папка с конфигами</text:p>
      <text:p text:style-name="P11">Загрузка загрузчиков, как и для <text:span text:style-name="T10">vue, </text:span>также прописывать в конфиге <text:span text:style-name="T10">webpack</text:span></text:p>
      <text:p text:style-name="P11"/>
      <text:p text:style-name="P11">Компонент можно создавать с помощью функции с <text:span text:style-name="T10">JSX, </text:span>объекта <text:span text:style-name="T10">JSX </text:span>или класса компонента(в файле <text:span text:style-name="T10">js</text:span>):</text:p>
      <text:p text:style-name="P42"><text:span text:style-name="T35">import </text:span><text:span text:style-name="T53">React</text:span>, {<text:span text:style-name="T125">Component</text:span>} <text:span text:style-name="T35">from </text:span><text:span text:style-name="T71">'react'</text:span>;</text:p>
      <text:p text:style-name="P74"><text:span text:style-name="T35">import </text:span>logo <text:span text:style-name="T35">from </text:span><text:span text:style-name="T71">'./logo.svg'</text:span>;</text:p>
      <text:p text:style-name="P74"><text:span text:style-name="T35">import </text:span><text:span text:style-name="T71">'./App.css'</text:span>;</text:p>
      <text:p text:style-name="P74"><text:span text:style-name="T35">class </text:span>App <text:span text:style-name="T37">extends </text:span><text:span text:style-name="T125">Component </text:span>{</text:p>
      <text:p text:style-name="P73"><text:s text:c="2"/><text:span text:style-name="T94">render </text:span><text:span text:style-name="T100">() {</text:span></text:p>
      <text:p text:style-name="P73"><text:s text:c="4"/><text:span text:style-name="T38">return </text:span><text:span text:style-name="T100">(</text:span></text:p>
      <text:p text:style-name="P73"><text:s text:c="8"/><text:span text:style-name="T101">&lt;</text:span><text:span text:style-name="T39">div </text:span><text:span text:style-name="T113">className</text:span><text:span text:style-name="T75">="App"</text:span><text:span text:style-name="T101">&gt;</text:span></text:p>
      <text:p text:style-name="P73"><text:s text:c="10"/><text:span text:style-name="T101">&lt;</text:span><text:span text:style-name="T39">header </text:span><text:span text:style-name="T113">className</text:span><text:span text:style-name="T75">="App-header"</text:span><text:span text:style-name="T101">&gt;</text:span></text:p>
      <text:p text:style-name="P73"><text:s text:c="12"/><text:span text:style-name="T101">&lt;</text:span><text:span text:style-name="T39">img </text:span><text:span text:style-name="T113">src</text:span><text:span text:style-name="T75">=</text:span><text:span text:style-name="T100">{logo}</text:span><text:span text:style-name="T101"> </text:span><text:span text:style-name="T113">className</text:span><text:span text:style-name="T75">="App-logo" </text:span><text:span text:style-name="T113">alt</text:span><text:span text:style-name="T75">="logo" </text:span><text:span text:style-name="T101">/&gt;</text:span></text:p>
      <text:p text:style-name="P73"><text:s text:c="10"/><text:span text:style-name="T101">&lt;/</text:span><text:span text:style-name="T39">header</text:span><text:span text:style-name="T101">&gt;</text:span></text:p>
      <text:p text:style-name="P73"><text:s text:c="8"/><text:span text:style-name="T101">&lt;/</text:span><text:span text:style-name="T39">div</text:span><text:span text:style-name="T101">&gt;</text:span></text:p>
      <text:p text:style-name="P73"><text:s text:c="4"/><text:span text:style-name="T100">);</text:span></text:p>
      <text:p text:style-name="P73"><text:s text:c="2"/><text:span text:style-name="T100">}</text:span></text:p>
      <text:p text:style-name="P74">}</text:p>
      <text:p text:style-name="P71"><text:span text:style-name="T35">export default </text:span>App;</text:p>
      <text:p text:style-name="P43"><text:soft-page-break/><text:span text:style-name="T35">class </text:span>Car <text:span text:style-name="T35">extends </text:span><text:span text:style-name="T53">React</text:span>.Component –<text:span text:style-name="T10"> </text:span>другой вариант создания класса компонента </text:p>
      <text:p text:style-name="P17"/>
      <text:p text:style-name="P17">Можно <text:span text:style-name="T27">использовать модули </text:span><text:span text:style-name="T12">css</text:span><text:span text:style-name="T10">, </text:span>(с помощью <text:span text:style-name="T10">create-react-app </text:span>из под коробки)для этого переименовать файлы <text:span text:style-name="T10">css/scss, </text:span><text:span text:style-name="T27">добавив слово </text:span><text:span text:style-name="T12">module</text:span><text:span text:style-name="T10"> – App.module.scss.</text:span></text:p>
      <text:p text:style-name="P17">Таким образом хешируются названия классов. Далее импорт:</text:p>
      <text:p text:style-name="P7"><text:span text:style-name="T26">import classes from './App.module.scss</text:span> – classes <text:span text:style-name="T1">произвольное название объекта, где ключами будут являться названия классов, а значениямия — названия классов с учётом хеша, которые в итоге выведутся на прод</text:span></text:p>
      <text:p text:style-name="P7"><text:span text:style-name="T1">Далее извлекать эти классы в </text:span>JSX:</text:p>
      <text:p text:style-name="P47"><text:span text:style-name="T92">&lt;</text:span><text:span text:style-name="T36">div </text:span><text:span text:style-name="T119">className</text:span><text:span text:style-name="T72">=</text:span>{classes.App}<text:span text:style-name="T92"> </text:span><text:span text:style-name="T119">style</text:span><text:span text:style-name="T72">=</text:span>{<text:span text:style-name="T126">divStyle</text:span>}<text:span text:style-name="T92">&gt;</text:span></text:p>
      <text:p text:style-name="P17"><text:span text:style-name="T26">Назначение модулей</text:span> — придание <text:span text:style-name="T181">каждому компоненту,</text:span> к которому будут импортироваться свои модульные файлы, <text:span text:style-name="T181">уникального имени класса,</text:span> который <text:span text:style-name="T181">не совпадёт по названию с классами из других компонентов</text:span> и не перетрёт их стили.</text:p>
      <text:p text:style-name="P17">Для старых версий - настройки модульности эти прописываются <text:span text:style-name="T26">в конфиге </text:span><text:span text:style-name="T13">webpack</text:span><text:span text:style-name="T10"> </text:span>в модуле настройки загрузчиков, где для <text:span text:style-name="T13">css </text:span><text:span text:style-name="T26">лоадера</text:span> нужно добавить в <text:span text:style-name="T168">options: {modules: true, localIdentName: '[name]__[local]__[hash:base64:5]'}</text:span></text:p>
      <text:p text:style-name="P17">Здесь добавлен хеш в формате <text:span text:style-name="T10">base64 </text:span>в количестве первых 5 символов</text:p>
      <text:p text:style-name="P4">JSX</text:p>
      <text:p text:style-name="P11">При использовании <text:span text:style-name="T10">JSX </text:span>всегда подключать реакт <text:span text:style-name="T10">зависимость(import React from 'react')</text:span></text:p>
      <text:p text:style-name="P46"><text:span text:style-name="T35">return </text:span><text:span text:style-name="T53">React</text:span>.<text:span text:style-name="T142">createElement</text:span>(<text:span text:style-name="T71">'div'</text:span>, { <text:span text:style-name="T55">className</text:span>: <text:span text:style-name="T71">'App'</text:span><text:span text:style-name="T90">, </text:span><text:span text:style-name="T71">prop1: 'value' </text:span>}, <text:span text:style-name="T53">React</text:span>.<text:span text:style-name="T29">createElement</text:span>(<text:span text:style-name="T71">'h1'</text:span>, {}, <text:span text:style-name="T71">'Hello world'</text:span>), <text:span text:style-name="T71">'Hello world'</text:span>);</text:p>
      <text:p text:style-name="P11">Так можно прописывать <text:span text:style-name="T26">генерацию элементов вместо </text:span><text:span text:style-name="T13">JSX.</text:span><text:span text:style-name="T10"> </text:span>Дополнительно нужно импортировать <text:span text:style-name="T10">React <text:s/></text:span>в файл, где будет такая генерация</text:p>
      <text:p text:style-name="P11">По аналогии с <text:span text:style-name="T10">Vue </text:span>можно через теги указывать или через <text:span text:style-name="T13">createElement</text:span><text:span text:style-name="T10">:</text:span></text:p>
      <text:p text:style-name="P11"><text:span text:style-name="T13">React.createElement(name, settings, ...children)</text:span><text:span text:style-name="T10"> – children <text:s/></text:span>в виде последующих перечислений через запятую текста или других создаваемых элементов</text:p>
      <text:p text:style-name="P42"><text:span text:style-name="T36">label </text:span><text:span text:style-name="T179">htmlFor</text:span><text:span text:style-name="T72">=""</text:span></text:p>
      <text:p text:style-name="P11">Для<text:span text:style-name="T125"> </text:span><text:span text:style-name="T11">label </text:span><text:span text:style-name="T125">вместо </text:span><text:span text:style-name="T169">for</text:span><text:span text:style-name="T11"> </text:span><text:span text:style-name="T125">нужно писать </text:span><text:span text:style-name="T169">htmlFor</text:span><text:span text:style-name="T10">.</text:span></text:p>
      <text:p text:style-name="P11">Вместо <text:span text:style-name="T168">tabindex</text:span><text:span text:style-name="T10"> → </text:span><text:span text:style-name="T168">tabIndex</text:span><text:span text:style-name="T10">, class → </text:span><text:span text:style-name="T168">className, for → </text:span><text:span text:style-name="T176">htmlFor(для </text:span><text:span text:style-name="T168">label</text:span><text:span text:style-name="T176">)</text:span></text:p>
      <text:p text:style-name="P11">Атрибуты <text:span text:style-name="T176">с приставкой </text:span><text:span text:style-name="T168">aria </text:span>пишутся <text:span text:style-name="T176">через дефис</text:span>, а не <text:span text:style-name="T10">camelCase - &lt;input</text:span><text:span text:style-name="T167"> aria-label=</text:span><text:span text:style-name="T10">{value} /&gt;</text:span></text:p>
      <text:p text:style-name="P11">Если указываются <text:span text:style-name="T166">переменные или код, то в </text:span><text:span text:style-name="T167">{} </text:span><text:span text:style-name="T166">без кавычек</text:span> - <text:span text:style-name="T10">&lt;p className={randomClass}&gt;</text:span></text:p>
      <text:p text:style-name="P27">Логические значения, <text:span text:style-name="T10">null, undefined </text:span>ничего не рендерят.</text:p>
      <text:p text:style-name="P11">Можно это использовать для динамического отображения:</text:p>
      <text:p text:style-name="P3">&lt;div&gt;</text:p>
      <text:p text:style-name="P3"><text:s text:c="4"/>{ <text:span text:style-name="T176">showHeader &amp;&amp;</text:span> &lt;Header/&gt; }</text:p>
      <text:p text:style-name="P3"><text:s text:c="4"/>&lt;span/&gt;</text:p>
      <text:p text:style-name="P3">&lt;/div&gt;</text:p>
      <text:p text:style-name="P11">Но<text:span text:style-name="T176"> значения 0, </text:span><text:span text:style-name="T168">'' </text:span><text:span text:style-name="T176">будут рендериться,</text:span> поэтому для них логическое условие должно быть полным — не <text:span text:style-name="T10">arr.length &amp;&amp; &lt;MyComp/&gt;, </text:span>а <text:span text:style-name="T168">arr.length &gt; 0 &amp;&amp;</text:span><text:span text:style-name="T10"> &lt;MyComp/&gt;</text:span></text:p>
      <text:p text:style-name="P11">В <text:span text:style-name="T10">JSX, </text:span>как и во <text:span text:style-name="T10">Vue </text:span>нельзя <text:span text:style-name="T26">больше одного родительского тега</text:span> иметь в компоненте.</text:p>
      <text:p text:style-name="P11">Но <text:span text:style-name="T27">есть возможность вывести список</text:span> узлов без общей обёртки:</text:p>
      <text:p text:style-name="P60">// для версии 16 и выше</text:p>
      <text:p text:style-name="P74"><text:span text:style-name="T35">return </text:span>[</text:p>
      <text:p text:style-name="P73"><text:s text:c="4"/><text:span text:style-name="T101">&lt;</text:span><text:span text:style-name="T39">h2 </text:span><text:span text:style-name="T113">key</text:span><text:span text:style-name="T75">=</text:span><text:span text:style-name="T100">{</text:span><text:span text:style-name="T111">1</text:span><text:span text:style-name="T100">}</text:span><text:span text:style-name="T101">&gt;</text:span><text:span text:style-name="T100">Counter {</text:span><text:span text:style-name="T38">this</text:span><text:span text:style-name="T100">.</text:span><text:span text:style-name="T58">state</text:span><text:span text:style-name="T100">.</text:span><text:span text:style-name="T58">counter</text:span><text:span text:style-name="T100">}</text:span><text:span text:style-name="T101">&lt;/</text:span><text:span text:style-name="T39">h2</text:span><text:span text:style-name="T101">&gt;</text:span><text:span text:style-name="T100">,</text:span></text:p>
      <text:p text:style-name="P73"><text:s text:c="4"/><text:span text:style-name="T101">&lt;</text:span><text:span text:style-name="T39">button </text:span><text:span text:style-name="T113">key</text:span><text:span text:style-name="T75">=</text:span><text:span text:style-name="T100">{</text:span><text:span text:style-name="T111">2</text:span><text:span text:style-name="T100">}</text:span><text:span text:style-name="T101"> </text:span><text:span text:style-name="T113">onClick</text:span><text:span text:style-name="T75">=</text:span><text:span text:style-name="T100">{</text:span><text:span text:style-name="T38">this</text:span><text:span text:style-name="T100">.</text:span><text:span text:style-name="T105">addCounter</text:span><text:span text:style-name="T100">}</text:span><text:span text:style-name="T101">&gt;</text:span><text:span text:style-name="T100">+</text:span><text:span text:style-name="T101">&lt;/</text:span><text:span text:style-name="T39">button</text:span><text:span text:style-name="T101">&gt;</text:span><text:span text:style-name="T100">,</text:span></text:p>
      <text:p text:style-name="P73"><text:s text:c="4"/><text:span text:style-name="T101">&lt;</text:span><text:span text:style-name="T39">button </text:span><text:span text:style-name="T113">key</text:span><text:span text:style-name="T75">=</text:span><text:span text:style-name="T100">{</text:span><text:span text:style-name="T111">3</text:span><text:span text:style-name="T100">}</text:span><text:span text:style-name="T101"> </text:span><text:span text:style-name="T113">onClick</text:span><text:span text:style-name="T75">=</text:span><text:span text:style-name="T100">{() =&gt; </text:span><text:span text:style-name="T38">this</text:span><text:span text:style-name="T100">.</text:span><text:span text:style-name="T94">setState</text:span><text:span text:style-name="T100">({</text:span><text:span text:style-name="T58">counter</text:span><text:span text:style-name="T100">: </text:span><text:span text:style-name="T38">this</text:span><text:span text:style-name="T100">.</text:span><text:span text:style-name="T58">state</text:span><text:span text:style-name="T100">.</text:span><text:span text:style-name="T58">counter </text:span><text:span text:style-name="T100">- </text:span><text:span text:style-name="T111">1</text:span><text:span text:style-name="T100">})}</text:span><text:span text:style-name="T101">&gt;</text:span><text:span text:style-name="T100">-</text:span><text:span text:style-name="T101">&lt;/</text:span><text:span text:style-name="T39">button</text:span><text:span text:style-name="T101">&gt;</text:span></text:p>
      <text:p text:style-name="P71">];</text:p>
      <text:p text:style-name="P42">Просто <text:span text:style-name="T27">оборачиваем в </text:span><text:span text:style-name="T12">[]</text:span><text:span text:style-name="T10"> </text:span>и прописываем уникальные ключи <text:span text:style-name="T12">key</text:span></text:p>
      <text:p text:style-name="P11"><text:span text:style-name="T26">Другой способ вывести несколько узлов</text:span> сразу: <text:span text:style-name="T172">React.Fragment</text:span><text:span text:style-name="T10"> – </text:span>это <text:span text:style-name="T125">абстрактный компонент</text:span>, который для этого применяется,чтобы избегать лишнее использование пустых <text:span text:style-name="T10">div</text:span></text:p>
      <text:p text:style-name="P24">import {Fragment} from 'react'</text:p>
      <text:p text:style-name="P3">render() {</text:p>
      <text:p text:style-name="P11"><text:span text:style-name="T10"><text:s text:c="4"/></text:span><text:span text:style-name="T168">&lt;Fragment&gt;</text:span></text:p>
      <text:p text:style-name="P3"><text:s text:c="8"/>&lt;div&gt;&lt;/div&gt;</text:p>
      <text:p text:style-name="P3"><text:s text:c="8"/>&lt;div&gt;&lt;/div&gt;</text:p>
      <text:p text:style-name="P3"><text:s text:c="4"/>&lt;/Fragment&gt;</text:p>
      <text:p text:style-name="P3">}</text:p>
      <text:p text:style-name="P11">Здесь <text:span text:style-name="T10">key </text:span>прописывать не нужно.</text:p>
      <text:p text:style-name="P11"><text:soft-page-break/>Задавать <text:span text:style-name="T11">key </text:span><text:span text:style-name="T125">для </text:span><text:span text:style-name="T11">Fragment </text:span><text:span text:style-name="T125">нужно, если он применяется в цикле</text:span></text:p>
      <text:p text:style-name="P11">Сокращённая запись фрагмента - <text:span text:style-name="T168">&lt;&gt;...&lt;/&gt;:</text:span></text:p>
      <text:p text:style-name="P3">render() {</text:p>
      <text:p text:style-name="P3"><text:s text:c="5"/>return (</text:p>
      <text:p text:style-name="P11"><text:span text:style-name="T10"><text:s text:c="8"/></text:span><text:span text:style-name="T169">&lt;&gt;</text:span></text:p>
      <text:p text:style-name="P3"><text:s text:c="12"/>&lt;p&gt;...&lt;/p&gt;&lt;p&gt;...&lt;/p&gt;</text:p>
      <text:p text:style-name="P11"><text:span text:style-name="T10"><text:s text:c="8"/></text:span><text:span text:style-name="T169">&lt;/&gt;</text:span></text:p>
      <text:p text:style-name="P3"><text:s text:c="4"/>)</text:p>
      <text:p text:style-name="P3">}</text:p>
      <text:p text:style-name="P11"><text:span text:style-name="T27">Фрагменты</text:span> могут принимать <text:span text:style-name="T27">атрибутом только</text:span> <text:span text:style-name="T168">key</text:span><text:span text:style-name="T10">, </text:span>если он используется <text:span text:style-name="T27">в массиве при рендеринге</text:span></text:p>
      <text:p text:style-name="P11">Пример создания компонента в отдельном файле:</text:p>
      <text:p text:style-name="P3">import React from 'react';</text:p>
      <text:p text:style-name="P1">function CarComponent() {<text:line-break/> <text:s text:c="3"/>return (&lt;h3&gt;Mazda&lt;/h3&gt;);<text:line-break/>}</text:p>
      <text:p text:style-name="P3">export default CarComponent;</text:p>
      <text:p text:style-name="P11">Можно <text:span text:style-name="T134">через стрелочную функцию </text:span>создавать</text:p>
      <text:p text:style-name="P12">Передача слотов:</text:p>
      <text:p text:style-name="P6">&lt;App name={'opa'}&gt;</text:p>
      <text:p text:style-name="P3"><text:s text:c="2"/><text:span text:style-name="T125"><text:s text:c="2"/>&lt;p style=</text:span><text:span text:style-name="T135">{{ color: 'red' }}</text:span><text:span text:style-name="T125">&gt;sdfsdf sfsdfsf sfs&lt;/&gt;</text:span></text:p>
      <text:p text:style-name="P3">&lt;/App&gt;</text:p>
      <text:p text:style-name="P11">Сам <text:span text:style-name="T10">App:</text:span></text:p>
      <text:p text:style-name="P3">export default props =&gt; (</text:p>
      <text:p text:style-name="P3"><text:s text:c="4"/>&lt;div&gt;</text:p>
      <text:p text:style-name="P3"><text:s text:c="8"/>&lt;p&gt;sdfsdf sdfsd&lt;/p&gt;</text:p>
      <text:p text:style-name="P3"><text:s text:c="8"/>{ <text:span text:style-name="T27">props.children</text:span> }</text:p>
      <text:p text:style-name="P3"><text:s text:c="4"/>&lt;/div&gt;</text:p>
      <text:p text:style-name="P3">)</text:p>
      <text:p text:style-name="P11"><text:span text:style-name="T162">Вывод слотов </text:span><text:span text:style-name="T144">п</text:span>роисходит через свойство <text:span text:style-name="T10">props - </text:span><text:span text:style-name="T12">children</text:span></text:p>
      <text:p text:style-name="P11">Если нужно<text:span text:style-name="T176"> несколько разных слотов, то через пропсы </text:span>передавать:</text:p>
      <text:p text:style-name="P11"><text:span text:style-name="T125">Родитель</text:span> - <text:span text:style-name="T10">&lt;Child </text:span><text:span text:style-name="T173">left={&lt;OneComp/&gt;}</text:span><text:span text:style-name="T10"> </text:span><text:span text:style-name="T173">right={&lt;ToComp/&gt;}</text:span><text:span text:style-name="T10">/&gt;</text:span></text:p>
      <text:p text:style-name="P11"><text:span text:style-name="T125">Потомок</text:span> - <text:span text:style-name="T10">&lt;div&gt;{props.left}{props.right}&lt;/div&gt;</text:span></text:p>
      <text:p text:style-name="P11">В <text:span text:style-name="T168">children </text:span><text:span text:style-name="T176">можно прокидывать</text:span> не только текст или компоненты, но и <text:span text:style-name="T176">функции</text:span>:</text:p>
      <text:p text:style-name="P3">&lt;Repeat&gt;</text:p>
      <text:p text:style-name="P3"><text:s text:c="2"/><text:span text:style-name="T176"><text:s/>{ index =&gt; &lt;div key={index}&gt;Text&lt;/div&gt; }</text:span></text:p>
      <text:p text:style-name="P3">&lt;/Repeat&gt;</text:p>
      <text:p text:style-name="P3">function Repeat(props){</text:p>
      <text:p text:style-name="P3"><text:s text:c="4"/>return &lt;div&gt;{ <text:span text:style-name="T176">props.children(2)</text:span> }&lt;/div&gt;</text:p>
      <text:p text:style-name="P3">}</text:p>
      <text:p text:style-name="P11">Отображение данных родителя в слоте, передаваемом в потомка такое же, как и во <text:span text:style-name="T10">Vue</text:span></text:p>
      <text:p text:style-name="P11">В <text:span text:style-name="T10">JSX </text:span><text:span text:style-name="T176">запрещено</text:span> использовать блочные конструкции <text:span text:style-name="T168">for</text:span><text:span text:style-name="T10">, </text:span><text:span text:style-name="T176">if</text:span>(все которые имеют в своем синтаксисе <text:span text:style-name="T10">{}</text:span>)</text:p>
      <text:p text:style-name="P11"/>
      <text:p text:style-name="P11">Если импортиуется файл, в котором много экспортируемых компонентов, к ним можно <text:span text:style-name="T176">обращаться через точку</text:span>,</text:p>
      <text:p text:style-name="P11">например, как с <text:span text:style-name="T10">React.Fragment:</text:span></text:p>
      <text:p text:style-name="P3">import FileData from './...'</text:p>
      <text:p text:style-name="P11"><text:span text:style-name="T10">&lt;</text:span><text:span text:style-name="T168">FileData.Component1</text:span><text:span text:style-name="T10">/&gt;</text:span></text:p>
      <text:p text:style-name="P16">Динамически выбираемые компоненты:</text:p>
      <text:p text:style-name="P11">Для этого через код <text:span text:style-name="T144">выбирается нужный компонент и потом вставляется переменной </text:span>в рендер функцию:</text:p>
      <text:p text:style-name="P3">import <text:span text:style-name="T27">components</text:span> from './...'</text:p>
      <text:p text:style-name="P3">function Story(props) {</text:p>
      <text:p text:style-name="P3"><text:s text:c="4"/>const <text:span text:style-name="T176">MyComponent</text:span> = <text:span text:style-name="T27">components[props.type]</text:span></text:p>
      <text:p text:style-name="P3"><text:s text:c="4"/>return &lt;<text:span text:style-name="T176">MyComponent</text:span> {...props.data}/&gt;</text:p>
      <text:p text:style-name="P3">}</text:p>
      <text:p text:style-name="P13">Работа с формами</text:p>
      <text:p text:style-name="P17">Если не нужно при обработке запроса с формы перегружать страницу, нужно перехватывать:</text:p>
      <text:p text:style-name="P7">&lt;form <text:span text:style-name="T166">onSubmit</text:span>={event =&gt; event.preventDefault()}&gt;</text:p>
      <text:p text:style-name="P17"><text:soft-page-break/>Аналога <text:span text:style-name="T10">v-model </text:span>нет, нужно <text:span text:style-name="T27">отдельно прописывать </text:span><text:span text:style-name="T12">value, onChange </text:span>или подобное</text:p>
      <text:p text:style-name="P17">Обрабатывать изменения инпутов можно одной общей функцией:</text:p>
      <text:p text:style-name="P7">handle(event) { this.setState({ [event.target.name]: event.target.value }) }</text:p>
      <text:p text:style-name="P13">Компоненты высшего порядка</text:p>
      <text:p text:style-name="P11"><text:span text:style-name="T26">Абстрактные компоненты </text:span>— не содержат содержимого и возвращают только вложенные в них компоненты.</text:p>
      <text:p text:style-name="P11">Частным примером является <text:span text:style-name="T10">React.Fragment</text:span></text:p>
      <text:p text:style-name="P12">Самописный абстрактный компонент:</text:p>
      <text:p text:style-name="P11">Здесь <text:span text:style-name="T10">React </text:span>можно не импортировать, так как не используется <text:span text:style-name="T10">JSX.</text:span></text:p>
      <text:p text:style-name="P3"><text:span text:style-name="T27">export default props =&gt; props.children</text:span>;</text:p>
      <text:p text:style-name="P11">Компоненты высшего порядка могут <text:span text:style-name="T125">добавлять функционал, но никак не меняют отображение и логику </text:span>передаваемого компонента. Чаще всего выступают как обертка компонента-слота с возможностью дописать необходимую логику.</text:p>
      <text:p text:style-name="P11">Виды компонентов:</text:p>
      <text:p text:style-name="P11">1)<text:span text:style-name="T176">Компонент, принимающий слоты</text:span>(см. абстрактный компонент выше)</text:p>
      <text:p text:style-name="P11">2)<text:span text:style-name="T176">Компонент-обёртка</text:span> с дополнительными функциями:</text:p>
      <text:p text:style-name="P42"><text:span text:style-name="T35">import </text:span><text:span text:style-name="T53">React </text:span><text:span text:style-name="T35">from </text:span><text:span text:style-name="T71">'react'</text:span>;</text:p>
      <text:p text:style-name="P74"><text:span text:style-name="T35">const </text:span><text:span text:style-name="T29">withClass </text:span>= <text:span text:style-name="T156">(Component, className) =&gt; {</text:span></text:p>
      <text:p text:style-name="P77"><text:s text:c="4"/><text:span text:style-name="T34">return </text:span>props =&gt; {</text:p>
      <text:p text:style-name="P77"><text:s text:c="8"/><text:span text:style-name="T34">return </text:span>(</text:p>
      <text:p text:style-name="P77"><text:s text:c="12"/><text:span text:style-name="T92">&lt;</text:span><text:span text:style-name="T46">div </text:span><text:span text:style-name="T122">className</text:span><text:span text:style-name="T86">=</text:span>{<text:span text:style-name="T166">className</text:span>}<text:span text:style-name="T92">&gt;</text:span></text:p>
      <text:p text:style-name="P77"><text:s text:c="16"/><text:span text:style-name="T92">&lt;</text:span><text:span text:style-name="T201">Component</text:span><text:span text:style-name="T46"> </text:span>{...<text:span text:style-name="T166">props</text:span>}<text:span text:style-name="T92"> /&gt;</text:span></text:p>
      <text:p text:style-name="P77"><text:s text:c="12"/><text:span text:style-name="T92">&lt;/</text:span><text:span text:style-name="T46">div</text:span><text:span text:style-name="T92">&gt;</text:span></text:p>
      <text:p text:style-name="P77"><text:s text:c="8"/>);</text:p>
      <text:p text:style-name="P77"><text:s text:c="4"/>}</text:p>
      <text:p text:style-name="P77">};</text:p>
      <text:p text:style-name="P71"><text:span text:style-name="T35">export default </text:span><text:span text:style-name="T29">withClass</text:span>;</text:p>
      <text:p text:style-name="P11">Потом в компоненте, в котором вызывается:</text:p>
      <text:p text:style-name="P42"><text:span text:style-name="T35">import </text:span><text:span text:style-name="T29">withClass </text:span><text:span text:style-name="T35">from </text:span><text:span text:style-name="T71">"../hoc/withClass"</text:span>;</text:p>
      <text:p text:style-name="P56"><text:span text:style-name="T38">export default </text:span><text:span text:style-name="T152">withClass</text:span><text:span text:style-name="T153">(Car, </text:span><text:span text:style-name="T84">`car`</text:span><text:span text:style-name="T153">)</text:span><text:span text:style-name="T145">;</text:span></text:p>
      <text:p text:style-name="P11">Здесь передаётся <text:span text:style-name="T26">параметрами компонент и любые переменные</text:span>(в данном случае класс для стилевого оформления). <text:span text:style-name="T26">Возвращается новый компонент обёртка,</text:span> в котором переданный компонент используется.</text:p>
      <text:p text:style-name="P3"><text:span text:style-name="T26">Props</text:span> <text:span text:style-name="T1">также передаётся при их использовании </text:span><text:span text:style-name="T3">через реструктуризацию </text:span><text:span text:style-name="T1">- </text:span>{...props}</text:p>
      <text:p text:style-name="P11">Пример использования:</text:p>
      <text:p text:style-name="P64"><text:span text:style-name="T1">Чтобы не захламлять компонент различными фильтрациями и проверками </text:span>проще сделать компонент высшего порядка, который будет работать с этой логикой и возвращать компонент, в который нужно пометсить уже готовый вариант</text:p>
      <text:p text:style-name="P42"><text:span text:style-name="T35">const </text:span><text:span text:style-name="T29">withFilteredProps </text:span>= <text:span text:style-name="T176">MyComponent</text:span> =&gt; (<text:span text:style-name="T176">{list, side}</text:span>) =&gt; {</text:p>
      <text:p text:style-name="P73"><text:s text:c="4"/><text:span text:style-name="T38">const </text:span><text:span text:style-name="T127">filteredList </text:span><text:span text:style-name="T100">= list.</text:span><text:span text:style-name="T94">filter</text:span><text:span text:style-name="T100">(char =&gt; char.</text:span><text:span text:style-name="T58">side </text:span><text:span text:style-name="T100">=== side);</text:span></text:p>
      <text:p text:style-name="P73"><text:s text:c="4"/><text:span text:style-name="T38">return </text:span><text:span text:style-name="T101">&lt;</text:span><text:span text:style-name="T197">MyComponent</text:span><text:span text:style-name="T39"> </text:span><text:span text:style-name="T113">list</text:span><text:span text:style-name="T75">=</text:span><text:span text:style-name="T100">{</text:span><text:span text:style-name="T127">filteredList</text:span><text:span text:style-name="T100">}</text:span><text:span text:style-name="T101">/&gt;</text:span><text:span text:style-name="T100">;</text:span></text:p>
      <text:p text:style-name="P74">};</text:p>
      <text:p text:style-name="P74"><text:span text:style-name="T35">const </text:span><text:span text:style-name="T53">FilteredList </text:span>= <text:span text:style-name="T29">withFilteredProps</text:span>(<text:span text:style-name="T29">App</text:span>);</text:p>
      <text:p text:style-name="P71">ReactDOM.<text:span text:style-name="T53">render</text:span>(<text:span text:style-name="T92">&lt;</text:span><text:span text:style-name="T36">FilteredList </text:span><text:span text:style-name="T119">list</text:span><text:span text:style-name="T72">=</text:span>{}<text:span text:style-name="T92"> </text:span><text:span text:style-name="T119">side</text:span><text:span text:style-name="T72">=</text:span>{}<text:span text:style-name="T92">/&gt;</text:span>, <text:span text:style-name="T53">document</text:span>.<text:span text:style-name="T93">getElementById</text:span>(<text:span text:style-name="T71">'app'</text:span>))</text:p>
      <text:p text:style-name="P11">Так максимально упростилась реализация. Теперь есть чисто рисовальный компонент и обёртка для вычислений, вместо сливания всего этого в один компонент.</text:p>
      <text:p text:style-name="P2"><text:span text:style-name="T1">Суть всех оптимизаций - </text:span><text:span text:style-name="T223">стремиться к увеличению функциональных компонентов, в т.ч. и с хуками и уменьшение компонентов с классами</text:span></text:p>
      <text:p text:style-name="P17">Можно <text:span text:style-name="T144">оборачивать классы:</text:span></text:p>
      <text:p text:style-name="P7">function wrap(Component, data) {</text:p>
      <text:p text:style-name="P7"><text:s text:c="4"/>return <text:span text:style-name="T176">class extends React.Component</text:span> { … }</text:p>
      <text:p text:style-name="P7">}</text:p>
      <text:p text:style-name="P17">Для лучшей отладки в браузере<text:span text:style-name="T27"> можно дать классу имя</text:span>:</text:p>
      <text:p text:style-name="P7">function wrap(Component, data) {</text:p>
      <text:p text:style-name="P7"><text:s text:c="4"/><text:span text:style-name="T176">class ABC extends React.Component</text:span> { … }</text:p>
      <text:p text:style-name="P7"><text:s text:c="4"/>return ABC;</text:p>
      <text:p text:style-name="P7">}</text:p>
      <text:p text:style-name="P17">В компонентах высшего порядка <text:span text:style-name="T176">не следует изменять прототипы передаваемого компонента</text:span>. Просто <text:soft-page-break/>оборачивать и передавать данные.</text:p>
      <text:p text:style-name="P22"><text:span text:style-name="T4">Не следует прописывать компоненты высшего порядка в </text:span><text:span text:style-name="T20">render, </text:span><text:span text:style-name="T4">иначе потеря производительности. Создать в момент импорта.</text:span><text:span text:style-name="T254">Не применяйте HOC в определении другого компонента. Сначала нужно отдельно </text:span><text:span text:style-name="T254">получить компонент из HOC, и только потом использовать его.</text:span> </text:p>
      <text:p text:style-name="P17">Все статические методы высших компонентов нужно определять в их коде, а не в момент использования их.</text:p>
      <text:p text:style-name="P7">function wrap(<text:span text:style-name="T189">Component</text:span>, data) {</text:p>
      <text:p text:style-name="P7"><text:s text:c="4"/><text:span text:style-name="T176">class ABC extends React.Component</text:span> { … }</text:p>
      <text:p text:style-name="P7"><text:s text:c="4"/><text:span text:style-name="T177">ABC.statField = () =&gt; {…}</text:span></text:p>
      <text:p text:style-name="P7"><text:span text:style-name="T177"><text:s text:c="4"/>ABC.statObj = </text:span><text:span text:style-name="T188">Component</text:span><text:span text:style-name="T177">.statField</text:span></text:p>
      <text:p text:style-name="P7"><text:s text:c="4"/>return ABC;</text:p>
      <text:p text:style-name="P7">}</text:p>
      <text:p text:style-name="P17"><text:span text:style-name="T144">Рефы(</text:span><text:span text:style-name="T25">ref) </text:span><text:span text:style-name="T144">не передаются в высших компонентах для дочерних.</text:span> Можно попробовать решить проблему с помощью <text:span text:style-name="T168">React.forwardRef</text:span></text:p>
      <text:p text:style-name="P13">Стили</text:p>
      <text:p text:style-name="P1">// в реакте вместо class указать className</text:p>
      <text:p text:style-name="P11">Можно передавать заранее определённым объектом или сразу вводить в <text:span text:style-name="T10">JSX </text:span>объект:</text:p>
      <text:p text:style-name="P42"><text:span text:style-name="T35">const </text:span><text:span text:style-name="T126">divStyle </text:span>= {</text:p>
      <text:p text:style-name="P73"><text:s text:c="2"/><text:span text:style-name="T58">margin</text:span><text:span text:style-name="T100">: </text:span><text:span text:style-name="T74">'auto'</text:span><text:span text:style-name="T100">,</text:span></text:p>
      <text:p text:style-name="P73"><text:s text:c="2"/><text:span text:style-name="T58">textAlign</text:span><text:span text:style-name="T100">: </text:span><text:span text:style-name="T74">'center'</text:span></text:p>
      <text:p text:style-name="P74">};</text:p>
      <text:p text:style-name="P74"><text:span text:style-name="T35">return </text:span>(</text:p>
      <text:p text:style-name="P73"><text:s text:c="4"/><text:span text:style-name="T101">&lt;</text:span><text:span text:style-name="T39">div </text:span><text:span text:style-name="T113">style</text:span><text:span text:style-name="T75">=</text:span><text:span text:style-name="T100">{</text:span><text:span text:style-name="T127">divStyle</text:span><text:span text:style-name="T100">}</text:span><text:span text:style-name="T101">&gt;</text:span></text:p>
      <text:p text:style-name="P73"><text:s text:c="6"/><text:span text:style-name="T101">&lt;</text:span><text:span text:style-name="T39">h1 </text:span><text:span text:style-name="T113">style</text:span><text:span text:style-name="T75">=</text:span><text:span text:style-name="T100">{{ </text:span><text:span text:style-name="T58">color</text:span><text:span text:style-name="T100">: </text:span><text:span text:style-name="T74">'blue' </text:span><text:span text:style-name="T100">}}</text:span><text:span text:style-name="T101">&gt;</text:span><text:span text:style-name="T100">Hello world</text:span><text:span text:style-name="T101">&lt;/</text:span><text:span text:style-name="T39">h1</text:span><text:span text:style-name="T101">&gt;</text:span></text:p>
      <text:p text:style-name="P73"><text:s text:c="4"/><text:span text:style-name="T101">&lt;/</text:span><text:span text:style-name="T39">div</text:span><text:span text:style-name="T101">&gt;</text:span></text:p>
      <text:p text:style-name="P71">);</text:p>
      <text:p text:style-name="P17">Стили можно задать в <text:span text:style-name="T10">css, </text:span><text:span text:style-name="T26">импортировать файл в компонент</text:span> —<text:span text:style-name="T177"> </text:span><text:span text:style-name="T169">import './Car.css'</text:span></text:p>
      <text:p text:style-name="P17">Префиксы автоматически добавляются, если проект создан через <text:span text:style-name="T10">create-react-app</text:span></text:p>
      <text:p text:style-name="P22"><text:span text:style-name="T13">className </text:span><text:span text:style-name="T3">принимает только строку</text:span><text:span text:style-name="T4"> - </text:span><text:span text:style-name="T113">className</text:span><text:span text:style-name="T75">=</text:span><text:span text:style-name="T145">{</text:span><text:span text:style-name="T127">inputClasses</text:span><text:span text:style-name="T145">.</text:span><text:span text:style-name="T94">join</text:span><text:span text:style-name="T145">(</text:span><text:span text:style-name="T74">' '</text:span><text:span text:style-name="T145">)}</text:span></text:p>
      <text:p text:style-name="P17">Пример перегона из массива в строку</text:p>
      <text:p text:style-name="P7"><text:span text:style-name="T176">Radium</text:span> – <text:span text:style-name="T176">npm i radium -S</text:span> – <text:span text:style-name="T1">библиотека для </text:span><text:span text:style-name="T6">помощи в работе с </text:span><text:span text:style-name="T125">inline </text:span><text:span text:style-name="T6">стилями</text:span><text:span text:style-name="T1"> в компонентах(помогает </text:span><text:span text:style-name="T1">настроить аналог </text:span>hover b <text:span text:style-name="T1">других псевдоклассов в </text:span>inline <text:span text:style-name="T1">стиле)</text:span></text:p>
      <text:p text:style-name="P17">Пример(<text:span text:style-name="T125">импортируется в компонент и оборачивает его</text:span>):</text:p>
      <text:p text:style-name="P7">import <text:span text:style-name="T176">Radium</text:span> from 'radium';</text:p>
      <text:p text:style-name="P7">const CarComponent = () =&gt; {</text:p>
      <text:p text:style-name="P7"><text:s text:c="4"/>const style = { '<text:span text:style-name="T176">:hover</text:span>': { color: red; } }</text:p>
      <text:p text:style-name="P7">};</text:p>
      <text:p text:style-name="P7">export default <text:span text:style-name="T176">Radium(CarComponent)</text:span></text:p>
      <text:p text:style-name="P17"><text:span text:style-name="T26">Предпроцессоры</text:span>:</text:p>
      <text:p text:style-name="P17">Для правилньой раоты нужно обновить <text:span text:style-name="T10">create-react-app </text:span>до последней версии.</text:p>
      <text:p text:style-name="P7">npm i node-sass</text:p>
      <text:p text:style-name="P17">Затем просто создаются <text:span text:style-name="T10">scss </text:span>файлы и импортируются в компоненты.</text:p>
      <text:p text:style-name="P4">State</text:p>
      <text:p text:style-name="P17">Данное свойство доступно только компонентам, который наследуются от <text:span text:style-name="T10">Component(</text:span><text:span text:style-name="T145">{</text:span><text:span text:style-name="T149">Component</text:span><text:span text:style-name="T145">} </text:span><text:span text:style-name="T38">from </text:span><text:span text:style-name="T74">'react'</text:span><text:span text:style-name="T10">)</text:span></text:p>
      <text:p text:style-name="P43"><text:span text:style-name="T44">class </text:span><text:span text:style-name="T10">App </text:span><text:span text:style-name="T44">extends </text:span><text:span text:style-name="T10">Component {</text:span></text:p>
      <text:p text:style-name="P73"><text:s text:c="4"/><text:span text:style-name="T58">state </text:span><text:span text:style-name="T100">= {</text:span><text:span text:style-name="T58">pageTitle</text:span><text:span text:style-name="T100">: </text:span><text:span text:style-name="T74">'Hello world'</text:span><text:span text:style-name="T100">};</text:span></text:p>
      <text:p text:style-name="P73"><text:span text:style-name="T100"><text:s text:c="4"/></text:span><text:span text:style-name="T102">render(){...}</text:span></text:p>
      <text:p text:style-name="P75">}</text:p>
      <text:p text:style-name="P17">Другой вариант задания <text:span text:style-name="T10">state —</text:span> с помощью конструктора(если наследуется через <text:span text:style-name="T10">Component):</text:span></text:p>
      <text:p text:style-name="P43"><text:span text:style-name="T44">class </text:span><text:span text:style-name="T10">App </text:span><text:span text:style-name="T44">extends </text:span><text:span text:style-name="T10">Component {</text:span></text:p>
      <text:p text:style-name="P73"><text:s text:c="4"/><text:span text:style-name="T94">constructor</text:span><text:span text:style-name="T100">(props) {</text:span></text:p>
      <text:p text:style-name="P73"><text:s text:c="8"/><text:span text:style-name="T38">super</text:span><text:span text:style-name="T100">(props);</text:span></text:p>
      <text:p text:style-name="P73"><text:s text:c="8"/><text:span text:style-name="T38">this</text:span><text:span text:style-name="T100">.</text:span><text:span text:style-name="T58">state </text:span><text:span text:style-name="T100">= {</text:span></text:p>
      <text:p text:style-name="P73"><text:s text:c="12"/><text:span text:style-name="T58">pageTitle</text:span><text:span text:style-name="T100">: </text:span><text:span text:style-name="T74">'Hello world'</text:span><text:span text:style-name="T100">,</text:span></text:p>
      <text:p text:style-name="P73"><text:s text:c="12"/><text:span text:style-name="T58">showCars</text:span><text:span text:style-name="T100">: </text:span><text:span text:style-name="T38">false</text:span></text:p>
      <text:p text:style-name="P73"><text:span text:style-name="T34"><text:s text:c="8"/></text:span><text:span text:style-name="T100">}</text:span></text:p>
      <text:p text:style-name="P70"><text:s text:c="4"/><text:span text:style-name="T100">}</text:span><text:span text:style-name="T102">}</text:span></text:p>
      <text:p text:style-name="P17"><text:soft-page-break/><text:span text:style-name="T10">props – </text:span>это передаваемые в компонент пропсы</text:p>
      <text:p text:style-name="P17">Изменение состояния через <text:span text:style-name="T11">setState</text:span><text:span text:style-name="T10">: </text:span>- это асинхронное изменение</text:p>
      <text:p text:style-name="P43"><text:span text:style-name="T15">changeTitleHandler </text:span><text:span text:style-name="T10">= () =&gt; {</text:span></text:p>
      <text:p text:style-name="P73"><text:s text:c="4"/><text:span text:style-name="T38">const </text:span><text:span text:style-name="T127">oldVal </text:span><text:span text:style-name="T100">= </text:span><text:span text:style-name="T38">this</text:span><text:span text:style-name="T100">.</text:span><text:span text:style-name="T58">state</text:span><text:span text:style-name="T100">.</text:span><text:span text:style-name="T58">pageTitle</text:span><text:span text:style-name="T100">;</text:span></text:p>
      <text:p text:style-name="P73"><text:s text:c="4"/><text:span text:style-name="T136">this.setState</text:span><text:span text:style-name="T100">({</text:span></text:p>
      <text:p text:style-name="P73"><text:s text:c="8"/><text:span text:style-name="T58">pageTitle</text:span><text:span text:style-name="T100">: </text:span><text:span text:style-name="T74">`</text:span><text:span text:style-name="T100">${</text:span><text:span text:style-name="T127">oldVal</text:span><text:span text:style-name="T100">}</text:span><text:span text:style-name="T73"> </text:span><text:span text:style-name="T74">- new`</text:span></text:p>
      <text:p text:style-name="P73"><text:span text:style-name="T70"><text:s text:c="4"/></text:span><text:span text:style-name="T100">})</text:span></text:p>
      <text:p text:style-name="P71">};</text:p>
      <text:p text:style-name="P17">При таком <text:span text:style-name="T26">асинхронном изменении</text:span> может возникнуть ситуация, когда в двух местах меняются данные, и в одном случае <text:span text:style-name="T26">может произойти работа не с обновлёнными уже данными, а с ещё старыми</text:span> — что некорректно.</text:p>
      <text:p text:style-name="P17">Для <text:span text:style-name="T27">безопасного обновления</text:span> следует применить синхронную технологию:</text:p>
      <text:p text:style-name="P7">this.setState(<text:span text:style-name="T176">prevState =&gt; {</text:span></text:p>
      <text:p text:style-name="P23"><text:s text:c="4"/>return { ...prevState, counter: prevState.counter + 1 }</text:p>
      <text:p text:style-name="P7"><text:span text:style-name="T176">}</text:span>)</text:p>
      <text:p text:style-name="P17">Т.е. <text:span text:style-name="T176">применяется функция</text:span>, которая принимает параметром предыдущее состояние <text:span text:style-name="T10">state </text:span>и возвращает новый объект <text:span text:style-name="T10">state.</text:span></text:p>
      <text:p text:style-name="P17">Аналогично если <text:span text:style-name="T125">при присвоении данных используются данные с </text:span><text:span text:style-name="T11">props</text:span><text:span text:style-name="T10">, </text:span>так как и <text:span text:style-name="T10">props </text:span>и <text:span text:style-name="T10">state – </text:span>асинхронные по своей сути.</text:p>
      <text:p text:style-name="P7">this.setState((<text:span text:style-name="T176">state, props</text:span>) <text:span text:style-name="T176">=&gt;</text:span> ({</text:p>
      <text:p text:style-name="P7"><text:s text:c="3"/><text:span text:style-name="T27"><text:s/>counter: state.counter + props.count</text:span></text:p>
      <text:p text:style-name="P7">}))</text:p>
      <text:p text:style-name="P17">Вторым параметром в <text:span text:style-name="T10">setState </text:span>может передаваться функция, которая будет вызываться после завершения обновления — <text:span text:style-name="T168">this.setState({}, () =&gt; {})</text:span></text:p>
      <text:p text:style-name="P13">Жизненные циклы</text:p>
      <text:p text:style-name="P17"><text:span text:style-name="T176">Доступны</text:span> только для компонентов, которые <text:span text:style-name="T176">наследуются от </text:span><text:span text:style-name="T168">Component</text:span><text:span text:style-name="T10"> – export default App extends Component</text:span></text:p>
      <text:p text:style-name="P17">Представляют из себя методы класса.</text:p>
      <text:p text:style-name="P14">Жизненные циклы первичной отрисовки:</text:p>
      <text:p text:style-name="P59">// инициализация компонента перед рендерингом его</text:p>
      <text:p text:style-name="P74"><text:span text:style-name="T183">UNSAFE_componentWillMount</text:span>() {</text:p>
      <text:p text:style-name="P73"><text:s text:c="4"/><text:span text:style-name="T60">console</text:span><text:span text:style-name="T100">.</text:span><text:span text:style-name="T94">log</text:span><text:span text:style-name="T100">(</text:span><text:span text:style-name="T74">'UNSAFE_componentWillMount'</text:span><text:span text:style-name="T100">);</text:span></text:p>
      <text:p text:style-name="P74">}</text:p>
      <text:p text:style-name="P79">// отрендерено - аналог mounted <text:s/>во vue</text:p>
      <text:p text:style-name="P74"><text:span text:style-name="T183">componentDidMount</text:span>() {</text:p>
      <text:p text:style-name="P73"><text:s text:c="4"/><text:span text:style-name="T60">console</text:span><text:span text:style-name="T100">.</text:span><text:span text:style-name="T94">log</text:span><text:span text:style-name="T100">(</text:span><text:span text:style-name="T74">'componentDidMount'</text:span><text:span text:style-name="T100">);</text:span></text:p>
      <text:p text:style-name="P71">}</text:p>
      <text:p text:style-name="P17"><text:span text:style-name="T125">Последовательность</text:span> методов — <text:span text:style-name="T13">constructor, UNSAFE_componentWillMount, render, componentDidMount</text:span></text:p>
      <text:p text:style-name="P14">Жизненные циклы обновления компонентов:</text:p>
      <text:p text:style-name="P43"><text:span text:style-name="T183">UNSAFE_componentWillReceiveProps</text:span>(nextProps) {</text:p>
      <text:p text:style-name="P73"><text:s text:c="4"/><text:span text:style-name="T221">// свойства ещё не отрисованы и просто получаем доступ к ним</text:span></text:p>
      <text:p text:style-name="P73"><text:span text:style-name="T220"><text:s text:c="4"/></text:span><text:span text:style-name="T60">console</text:span><text:span text:style-name="T100">.</text:span><text:span text:style-name="T94">log</text:span><text:span text:style-name="T100">(</text:span><text:span text:style-name="T74">'UNSAFE_componentWillReceiveProps'</text:span><text:span text:style-name="T100">, nextProps);</text:span></text:p>
      <text:p text:style-name="P74">}</text:p>
      <text:p text:style-name="P74"><text:span text:style-name="T183">shouldComponentUpdate</text:span>(nextProps, nextState) {</text:p>
      <text:p text:style-name="P73"><text:s text:c="4"/><text:span text:style-name="T221">// применяется для оптимизации, задаются условия, если вернуть</text:span></text:p>
      <text:p text:style-name="P78"><text:s text:c="4"/><text:span text:style-name="T105">// false - перерисовки не будет</text:span></text:p>
      <text:p text:style-name="P73"><text:span text:style-name="T220"><text:s text:c="4"/></text:span><text:span text:style-name="T60">console</text:span><text:span text:style-name="T100">.</text:span><text:span text:style-name="T94">log</text:span><text:span text:style-name="T100">(</text:span><text:span text:style-name="T74">'shouldComponentUpdate'</text:span><text:span text:style-name="T100">, nextProps, nextState);</text:span></text:p>
      <text:p text:style-name="P73"><text:s text:c="4"/><text:span text:style-name="T38">return true</text:span><text:span text:style-name="T100">;</text:span></text:p>
      <text:p text:style-name="P74">}</text:p>
      <text:p text:style-name="P74"><text:span text:style-name="T183">UNSAFE_componentWillUpdate</text:span>(nextProps, nextState) {</text:p>
      <text:p text:style-name="P73"><text:s text:c="4"/><text:span text:style-name="T221">// аналог beforeUpdate</text:span></text:p>
      <text:p text:style-name="P73"><text:span text:style-name="T220"><text:s text:c="4"/></text:span><text:span text:style-name="T60">console</text:span><text:span text:style-name="T100">.</text:span><text:span text:style-name="T94">log</text:span><text:span text:style-name="T100">(</text:span><text:span text:style-name="T74">'UNSAFE_componentWillUpdate'</text:span><text:span text:style-name="T100">, nextProps, nextState);</text:span></text:p>
      <text:p text:style-name="P74">}</text:p>
      <text:p text:style-name="P74"><text:span text:style-name="T187">componentDidUpdate</text:span><text:span text:style-name="T10">(prevProps)</text:span> {</text:p>
      <text:p text:style-name="P73"><text:s text:c="4"/><text:span text:style-name="T221">// аналог update</text:span></text:p>
      <text:p text:style-name="P73"><text:span text:style-name="T220"><text:s text:c="4"/></text:span><text:span text:style-name="T60">console</text:span><text:span text:style-name="T100">.</text:span><text:span text:style-name="T94">log</text:span><text:span text:style-name="T100">(</text:span><text:span text:style-name="T74">'componentDidUpdate'</text:span><text:span text:style-name="T100">);</text:span></text:p>
      <text:p text:style-name="P71">}</text:p>
      <text:p text:style-name="P7"><text:soft-page-break/><text:span text:style-name="T1">Очередность выполнения: </text:span><text:span text:style-name="T26">UNSAFE_componentWillReceiveProps</text:span><text:span text:style-name="T3">, shouldComponentUpdate</text:span><text:span text:style-name="T1">(возвращает </text:span>true/false, <text:span text:style-name="T1">если </text:span>false -<text:span text:style-name="T1">то дальнейшая отрисовка не происходит), </text:span><text:span text:style-name="T3">UNSAFE_componentWillUpdate(позволяет обновить </text:span><text:span text:style-name="T26">state, </text:span><text:span text:style-name="T3">синхронизировать его),</text:span><text:span text:style-name="T26"> <text:s/>render, componentDidUpdate</text:span></text:p>
      <text:p text:style-name="P17">С версии 16.3 <text:span text:style-name="T27">вместо </text:span><text:span text:style-name="T12">UNSAFE_componentWillReceiveProps </text:span><text:span text:style-name="T27">и </text:span><text:span text:style-name="T12">UNSAFE_componentWillUpdate</text:span><text:span text:style-name="T10"> </text:span>введён статический метод — <text:span text:style-name="T13">getDerivedStateFromProps</text:span><text:span text:style-name="T10">, </text:span>который возвращает объект, используемый далее для заполнения <text:span text:style-name="T10">state </text:span>компонента, если просто прописать <text:span text:style-name="T10">prevState, </text:span>то не изменяется <text:span text:style-name="T10">state.</text:span></text:p>
      <text:p text:style-name="P43"><text:span text:style-name="T35">static </text:span><text:span text:style-name="T184">getDerivedStateFromProps</text:span>(nextProps, prevState) {</text:p>
      <text:p text:style-name="P73"><text:s text:c="4"/><text:span text:style-name="T60">console</text:span><text:span text:style-name="T100">.</text:span><text:span text:style-name="T94">log</text:span><text:span text:style-name="T100">(</text:span><text:span text:style-name="T74">'getDerivedStateFromProps'</text:span><text:span text:style-name="T100">, nextProps, prevState);</text:span></text:p>
      <text:p text:style-name="P73"><text:s text:c="4"/><text:span text:style-name="T38">return </text:span><text:span text:style-name="T100">{</text:span></text:p>
      <text:p text:style-name="P73"><text:s text:c="8"/><text:span text:style-name="T100">...prevState,</text:span></text:p>
      <text:p text:style-name="P73"><text:s text:c="8"/><text:span text:style-name="T58">a</text:span><text:span text:style-name="T100">: </text:span><text:span text:style-name="T111">2</text:span></text:p>
      <text:p text:style-name="P73"><text:span text:style-name="T110"><text:s text:c="4"/></text:span><text:span text:style-name="T100">}</text:span></text:p>
      <text:p text:style-name="P71">}</text:p>
      <text:p text:style-name="P74"><text:span text:style-name="T183">getSnapshotBeforeUpdate</text:span>(prevProps, prevState) {</text:p>
      <text:p text:style-name="P73"><text:s text:c="4"/><text:span text:style-name="T221">// появляется после рендера, но до componentDidUpdate,</text:span></text:p>
      <text:p text:style-name="P78"><text:s text:c="4"/><text:span text:style-name="T105">// притом содержит данные до обновления дерева данных</text:span></text:p>
      <text:p text:style-name="P78"><text:s text:c="4"/><text:span text:style-name="T105">// например применять, чтобы сохранить позицию скролла человека</text:span></text:p>
      <text:p text:style-name="P71">}</text:p>
      <text:p text:style-name="P14">Жизненные циклы удаления компонента:</text:p>
      <text:p text:style-name="P43"><text:span text:style-name="T183">componentWillUnmount</text:span>() {</text:p>
      <text:p text:style-name="P73"><text:s text:c="4"/><text:span text:style-name="T221">// аналог beforeDestroy</text:span></text:p>
      <text:p text:style-name="P73"><text:span text:style-name="T220"><text:s text:c="4"/></text:span><text:span text:style-name="T60">console</text:span><text:span text:style-name="T100">.</text:span><text:span text:style-name="T94">log</text:span><text:span text:style-name="T100">(</text:span><text:span text:style-name="T74">'componentWillUnmount'</text:span><text:span text:style-name="T100">);</text:span></text:p>
      <text:p text:style-name="P71">}</text:p>
      <text:p text:style-name="P7"><text:span text:style-name="T26">componentWillUnmount</text:span> – <text:span text:style-name="T1">хук перед удалением компонента.</text:span></text:p>
      <text:p text:style-name="P14">Жизненный цикл ошибки в работе</text:p>
      <text:p text:style-name="P43"><text:span text:style-name="T183">componentDidCatch</text:span>(error, errorInfo) {</text:p>
      <text:p text:style-name="P73"><text:s text:c="3"/><text:span text:style-name="T176"><text:s/></text:span><text:span text:style-name="T191">// вызывается, когда ловится Exeption</text:span></text:p>
      <text:p text:style-name="P73"><text:span text:style-name="T220"><text:s text:c="4"/></text:span><text:span text:style-name="T38">this</text:span><text:span text:style-name="T100">.</text:span><text:span text:style-name="T94">setState</text:span><text:span text:style-name="T100">({</text:span><text:span text:style-name="T58">hasError</text:span><text:span text:style-name="T100">: </text:span><text:span text:style-name="T38">true</text:span><text:span text:style-name="T100">})</text:span></text:p>
      <text:p text:style-name="P71">}</text:p>
      <text:p text:style-name="P17">Вызывается при ошибках. Применение — при ошибке отловить, внести данные об ошибке на основании полученных аргументов и потом в функции <text:span text:style-name="T10">render </text:span>предусмотреть отрисовку при наличии данных об ошибке.</text:p>
      <text:p text:style-name="P7"/>
      <text:p text:style-name="P4">Props</text:p>
      <text:p text:style-name="P17">Получение пропсов в компоненте. Если <text:span text:style-name="T176">компонент функциональный</text:span> в виде функции, то пропс доступен через <text:span text:style-name="T176">аргумент</text:span> функции <text:span text:style-name="T10">props:</text:span></text:p>
      <text:p text:style-name="P7">export default props =&gt; (&lt;div&gt;...&lt;/div&gt;)</text:p>
      <text:p text:style-name="P17">Если компонент <text:span text:style-name="T176">наследуется от </text:span><text:span text:style-name="T168">Component</text:span><text:span text:style-name="T10"> – </text:span>пропс доступен через свойство <text:span text:style-name="T168">this.props</text:span><text:span text:style-name="T10">.</text:span></text:p>
      <text:p text:style-name="P17">Валидация входных параметров:</text:p>
      <text:p text:style-name="P17"><text:span text:style-name="T26">npm i prop-types</text:span> — установка библиотеки для валидации</text:p>
      <text:p text:style-name="P17">Затем импортируем в том компоненте, который получает <text:span text:style-name="T10">props</text:span></text:p>
      <text:p text:style-name="P52"><text:span text:style-name="T43">import </text:span><text:span text:style-name="T10">PropTypes </text:span><text:span text:style-name="T43">from </text:span><text:span text:style-name="T87">'prop-types'</text:span><text:span text:style-name="T10">;</text:span></text:p>
      <text:p text:style-name="P7">export default class Car {…}</text:p>
      <text:p text:style-name="P7">Car.<text:span text:style-name="T183">propTypes</text:span> = { name: PropTypes.<text:span text:style-name="T26">string</text:span>, year: PropTypes.<text:span text:style-name="T26">number.isRequired</text:span> }</text:p>
      <text:p text:style-name="P7">Car.<text:span text:style-name="T183">defaultProps</text:span> = { name: <text:span text:style-name="T1">'Дефолтное имя'</text:span> }</text:p>
      <text:p text:style-name="P17">Или в самом классе прописать статическое имя:</text:p>
      <text:p text:style-name="P7">static propTypes = { name: PropTypes.string }</text:p>
      <text:p text:style-name="P17">Типы данных, которые задаются в <text:span text:style-name="T10">propTypes:</text:span></text:p>
      <text:p text:style-name="P7">PropTypes.<text:span text:style-name="T27">array</text:span>, PropTypes.<text:span text:style-name="T27">bool</text:span>, PropTypes.<text:span text:style-name="T27">func</text:span>, PropTypes.<text:span text:style-name="T27">number</text:span>, PropTypes.<text:span text:style-name="T27">object</text:span>, PropTypes.<text:span text:style-name="T27">string</text:span>, PropTypes.<text:span text:style-name="T27">symbol</text:span></text:p>
      <text:p text:style-name="P17">Для соответствия <text:span text:style-name="T10">html </text:span>данным или строке или фрагментам, которые рендерятся — <text:span text:style-name="T10">PropTypes.</text:span><text:span text:style-name="T169">node</text:span></text:p>
      <text:p text:style-name="P17">Для <text:span text:style-name="T26">реакт-компонентов</text:span> — <text:span text:style-name="T10">PropTypes.</text:span><text:span text:style-name="T169">element</text:span></text:p>
      <text:p text:style-name="P17">Тип <text:span text:style-name="T13">React-element</text:span><text:span text:style-name="T10">( </text:span>например, <text:span text:style-name="T10">MyComponent) – PropTypes.</text:span><text:span text:style-name="T169">elementType</text:span></text:p>
      <text:p text:style-name="P17">Принадлежность пропса <text:span text:style-name="T26">определённому классу</text:span> — <text:span text:style-name="T10">PropTypes.</text:span><text:span text:style-name="T169">instanceOf</text:span><text:span text:style-name="T10">(Date)</text:span></text:p>
      <text:p text:style-name="P17">Ограничение <text:span text:style-name="T26">определёнными значениями</text:span>:</text:p>
      <text:p text:style-name="P7"><text:soft-page-break/>PropTypes.<text:span text:style-name="T177">oneOf</text:span>([12, 14, 16])</text:p>
      <text:p text:style-name="P17">Принадлежность к <text:span text:style-name="T26">любому типу</text:span> — <text:span text:style-name="T10">PropTypes.</text:span><text:span text:style-name="T169">any</text:span></text:p>
      <text:p text:style-name="P17">Принадлежность <text:span text:style-name="T26">к одному из типов</text:span>: <text:span text:style-name="T10">PropTypes.</text:span><text:span text:style-name="T169">oneOfType</text:span><text:span text:style-name="T10">([PropTypes.array, PropTypes.object])</text:span></text:p>
      <text:p text:style-name="P17"><text:span text:style-name="T26">Массив из элементов</text:span> определенного типа — <text:span text:style-name="T10">PropTypes.</text:span><text:span text:style-name="T168">arrayOf</text:span><text:span text:style-name="T10">(PropTypes.number)</text:span></text:p>
      <text:p text:style-name="P7"><text:span text:style-name="T1">Объект со </text:span><text:span text:style-name="T3">свойствами конкретного типа </text:span><text:span text:style-name="T1">- </text:span>PropTypes.<text:span text:style-name="T176">objectOf</text:span>(PropTypes.number)</text:p>
      <text:p text:style-name="P7"><text:span text:style-name="T1">Объект с </text:span><text:span text:style-name="T3">определённой структурой</text:span><text:span text:style-name="T1"> - </text:span>PropTypes.<text:span text:style-name="T176">share</text:span>({ color: PropTypes.string, cars: PropTypes.array })</text:p>
      <text:p text:style-name="P7"><text:span text:style-name="T1">Объект со </text:span><text:span text:style-name="T3">строгой структурой</text:span><text:span text:style-name="T1"> - </text:span>PropTypes.<text:span text:style-name="T176">exact</text:span>({ color: PropTypes.string })</text:p>
      <text:p text:style-name="P7"><text:span text:style-name="T3">Обязательный параметр</text:span><text:span text:style-name="T1"> к передаче - </text:span>PropTypes.array.<text:span text:style-name="T176">isRequired</text:span></text:p>
      <text:p text:style-name="P17">Пример для <text:span text:style-name="T27">определения в качетсве параметра одного элемента, а не массива:</text:span></text:p>
      <text:p text:style-name="P7">class MyComponent extends Component { render() { return<text:span text:style-name="T176"> this.props.children</text:span> } }</text:p>
      <text:p text:style-name="P7">MyComponent.propTypes = { <text:span text:style-name="T176">children: PropTypes.element.isRequired</text:span> }</text:p>
      <text:p text:style-name="P17">Здесь проверка, чтобы обязательно был передан один элемент, если будет несколько потомков — выйдет ошибка</text:p>
      <text:p text:style-name="P17">Через пропсы можно передавать <text:span text:style-name="T176">что угодно, даже другие компоненты</text:span>:</text:p>
      <text:p text:style-name="P7">&lt;Comp<text:span text:style-name="T26"> left={&lt;CompOne/&gt;} right={&lt;Main/&gt;}</text:span>/&gt;</text:p>
      <text:p text:style-name="P4">Refs</text:p>
      <text:p text:style-name="P17">Области применения — работа с <text:span text:style-name="T10">svg, canvas, </text:span>при необходимости фокусировки инпута, <text:span text:style-name="T10">audio, video.</text:span></text:p>
      <text:p text:style-name="P17">Старое задание рефов - </text:p>
      <text:p text:style-name="P17">В компоненте</text:p>
      <text:p text:style-name="P43"><text:span text:style-name="T92">&lt;</text:span><text:span text:style-name="T36">input</text:span></text:p>
      <text:p text:style-name="P73"><text:span text:style-name="T46"><text:s text:c="4"/></text:span><text:span text:style-name="T121">ref</text:span><text:span text:style-name="T85">=</text:span><text:span text:style-name="T156">{(inputRef) =&gt; </text:span><text:span text:style-name="T48">this</text:span><text:span text:style-name="T156">.</text:span><text:span text:style-name="T64">inputRef </text:span><text:span text:style-name="T156">= </text:span><text:span text:style-name="T183">inputRef</text:span><text:span text:style-name="T156">}</text:span></text:p>
      <text:p text:style-name="P73"><text:span text:style-name="T92"><text:s text:c="4"/></text:span><text:span text:style-name="T113">type</text:span><text:span text:style-name="T75">="text"</text:span></text:p>
      <text:p text:style-name="P73"><text:span text:style-name="T92"><text:s text:c="4"/></text:span><text:span text:style-name="T113">value</text:span><text:span text:style-name="T75">=</text:span><text:span text:style-name="T100">{</text:span><text:span text:style-name="T38">this</text:span><text:span text:style-name="T100">.</text:span><text:span text:style-name="T58">props</text:span><text:span text:style-name="T100">.</text:span><text:span text:style-name="T58">name</text:span><text:span text:style-name="T100">}</text:span></text:p>
      <text:p text:style-name="P72">/&gt;</text:p>
      <text:p text:style-name="P43"><text:span text:style-name="T93">componentDidMount</text:span>() {</text:p>
      <text:p text:style-name="P73"><text:s text:c="4"/><text:span text:style-name="T38">this</text:span><text:span text:style-name="T100">.</text:span><text:span text:style-name="T58">props</text:span><text:span text:style-name="T100">.</text:span><text:span text:style-name="T58">index </text:span><text:span text:style-name="T100">=== </text:span><text:span text:style-name="T111">0 </text:span><text:span text:style-name="T100">&amp;&amp; </text:span><text:span text:style-name="T48">this</text:span><text:span text:style-name="T156">.</text:span><text:span text:style-name="T64">inputRef</text:span><text:span text:style-name="T156">.</text:span><text:span text:style-name="T97">focus</text:span><text:span text:style-name="T156">()</text:span></text:p>
      <text:p text:style-name="P71">}</text:p>
      <text:p text:style-name="P17">То есть при создании компонента, <text:span text:style-name="T27">присваиваем через анонимную функцию кастомной переменной</text:span> связь с элементом</text:p>
      <text:p text:style-name="P17">А затем можем эту кастомную переменную использовать.</text:p>
      <text:p text:style-name="P15">Современный подход( с версии 16 и выше):</text:p>
      <text:p text:style-name="P17">Прописываем <text:span text:style-name="T26">рефс в конструкторе класса</text:span>, а потом <text:span text:style-name="T26">указываем его в </text:span><text:span text:style-name="T13">JSX</text:span><text:span text:style-name="T10">. </text:span>Обращение к <text:span text:style-name="T10">html </text:span>содержимому в таком случае через <text:span text:style-name="T26">свойство </text:span><text:span text:style-name="T168">current</text:span><text:span text:style-name="T10">:</text:span></text:p>
      <text:p text:style-name="P43"><text:span text:style-name="T99">constructor</text:span><text:span text:style-name="T10">() {</text:span></text:p>
      <text:p text:style-name="P73"><text:s text:c="4"/><text:span text:style-name="T38">super</text:span><text:span text:style-name="T100">();</text:span></text:p>
      <text:p text:style-name="P73"><text:s text:c="4"/><text:span text:style-name="T38">this</text:span><text:span text:style-name="T100">.</text:span><text:span text:style-name="T58">inputRef </text:span><text:span text:style-name="T100">= </text:span><text:span text:style-name="T186">React</text:span><text:span text:style-name="T183">.</text:span><text:span text:style-name="T186">createRef</text:span><text:span text:style-name="T183">()</text:span></text:p>
      <text:p text:style-name="P71">}</text:p>
      <text:p text:style-name="P43"><text:span text:style-name="T92">&lt;</text:span><text:span text:style-name="T36">input</text:span></text:p>
      <text:p text:style-name="P73"><text:span text:style-name="T46"><text:s text:c="4"/></text:span><text:span text:style-name="T121">ref</text:span><text:span text:style-name="T85">=</text:span><text:span text:style-name="T156">{</text:span><text:span text:style-name="T202">this.inputRef</text:span><text:span text:style-name="T156">}</text:span></text:p>
      <text:p text:style-name="P73"><text:span text:style-name="T92"><text:s text:c="4"/></text:span><text:span text:style-name="T113">type</text:span><text:span text:style-name="T75">="text"</text:span></text:p>
      <text:p text:style-name="P73"><text:span text:style-name="T92"><text:s text:c="4"/></text:span><text:span text:style-name="T113">value</text:span><text:span text:style-name="T75">=</text:span><text:span text:style-name="T100">{</text:span><text:span text:style-name="T38">this</text:span><text:span text:style-name="T100">.</text:span><text:span text:style-name="T58">props</text:span><text:span text:style-name="T100">.</text:span><text:span text:style-name="T58">name</text:span><text:span text:style-name="T100">}</text:span></text:p>
      <text:p text:style-name="P69">/&gt;</text:p>
      <text:p text:style-name="P43"><text:span text:style-name="T93">componentDidMount</text:span>() {</text:p>
      <text:p text:style-name="P73"><text:s text:c="4"/><text:span text:style-name="T38">this</text:span><text:span text:style-name="T100">.</text:span><text:span text:style-name="T58">props</text:span><text:span text:style-name="T100">.</text:span><text:span text:style-name="T58">index </text:span><text:span text:style-name="T100">=== </text:span><text:span text:style-name="T111">0 </text:span><text:span text:style-name="T100">&amp;&amp; </text:span><text:span text:style-name="T49">this</text:span><text:span text:style-name="T159">.</text:span><text:span text:style-name="T65">inputRef</text:span><text:span text:style-name="T159">.</text:span><text:span text:style-name="T187">current</text:span><text:span text:style-name="T159">.</text:span><text:span text:style-name="T98">focus</text:span><text:span text:style-name="T157">()</text:span></text:p>
      <text:p text:style-name="P68">}</text:p>
      <text:p text:style-name="P17">Здесь <text:span text:style-name="T168">current</text:span><text:span text:style-name="T10"> – </text:span><text:span text:style-name="T26">ссылка на </text:span><text:span text:style-name="T13">DOM </text:span><text:span text:style-name="T26">элемент,</text:span> аналог <text:span text:style-name="T10">el </text:span>у <text:span text:style-name="T10">refs </text:span>во <text:span text:style-name="T10">Vue</text:span></text:p>
      <text:p text:style-name="P17">Передача<text:span text:style-name="T27"> </text:span><text:span text:style-name="T12">refs </text:span><text:span text:style-name="T27">от родителя к потомку</text:span>:</text:p>
      <text:p text:style-name="P17">У родителя-</text:p>
      <text:p text:style-name="P7">this.inputEl = React.createRef();</text:p>
      <text:p text:style-name="P7">&lt;Child<text:span text:style-name="T125"> inputRef={this.inputEl}</text:span>/&gt;</text:p>
      <text:p text:style-name="P17">У потомка - </text:p>
      <text:p text:style-name="P7">&lt;div&gt;&lt;input <text:span text:style-name="T125">ref={props.inputRef} </text:span>/&gt;&lt;/div&gt;</text:p>
      <text:p text:style-name="P17">теперь родитель может установить фокус на элементе потомка — <text:span text:style-name="T10">this.inputEl.current.focus()</text:span></text:p>
      <text:p text:style-name="P17">Другой способ, используемый в основном <text:span text:style-name="T144">при создании библиотек</text:span>, чтобы получить доступ в настраваемом <text:soft-page-break/>компоненте к нативному элементу через <text:span text:style-name="T168">React.forwardRef</text:span><text:span text:style-name="T10">. </text:span>Оборачиваем <text:span text:style-name="T27">им компонент и это позволяет вторым параметром прокидывать </text:span><text:span text:style-name="T12">ref</text:span></text:p>
      <text:p text:style-name="P43"><text:span text:style-name="T44">const </text:span><text:span text:style-name="T131">CustomButton </text:span><text:span text:style-name="T10">= </text:span><text:span text:style-name="T175">React</text:span><text:span text:style-name="T168">.</text:span><text:span text:style-name="T175">forwardRef</text:span><text:span text:style-name="T10">((props, </text:span><text:span text:style-name="T168">ref</text:span><text:span text:style-name="T10">) =&gt; (</text:span></text:p>
      <text:p text:style-name="P73"><text:s text:c="4"/><text:span text:style-name="T101">&lt;</text:span><text:span text:style-name="T39">button </text:span><text:span text:style-name="T113">ref</text:span><text:span text:style-name="T75">=</text:span><text:span text:style-name="T100">{</text:span><text:span text:style-name="T195">ref</text:span><text:span text:style-name="T100">}</text:span><text:span text:style-name="T101">&gt;</text:span></text:p>
      <text:p text:style-name="P73"><text:s text:c="8"/><text:span text:style-name="T100">{props.</text:span><text:span text:style-name="T127">children</text:span><text:span text:style-name="T100">}</text:span></text:p>
      <text:p text:style-name="P73"><text:s text:c="4"/><text:span text:style-name="T101">&lt;/</text:span><text:span text:style-name="T39">button</text:span><text:span text:style-name="T101">&gt;</text:span></text:p>
      <text:p text:style-name="P74">));</text:p>
      <text:p text:style-name="P74"><text:span text:style-name="T35">const </text:span><text:span text:style-name="T176">ref</text:span><text:span text:style-name="T126"> </text:span>= <text:span text:style-name="T53">React</text:span>.<text:span text:style-name="T29">createRef</text:span>();</text:p>
      <text:p text:style-name="P71"><text:span text:style-name="T92">&lt;</text:span><text:span text:style-name="T36">CustomButton </text:span><text:span text:style-name="T179">ref=</text:span><text:span text:style-name="T176">{ref}</text:span><text:span text:style-name="T92">&gt;</text:span>Click<text:span text:style-name="T92">&lt;/</text:span><text:span text:style-name="T36">CustomButton</text:span><text:span text:style-name="T92">&gt;</text:span></text:p>
      <text:p text:style-name="P17">Теперь через <text:span text:style-name="T168">ref.current</text:span><text:span text:style-name="T10"> </text:span>можно получить доступ к элементу из потомка.</text:p>
      <text:p text:style-name="P7"/>
      <text:p text:style-name="P13">Контекст</text:p>
      <text:p text:style-name="P17">Создаёт глобальные состояния, которые можно расшаривать между разными компонентами. Для упр<text:span text:style-name="T10">о</text:span>щения иерархии компонентов. <text:span text:style-name="T134">Чтобы не прокидывать функции и переменные через несколько компонентов подряд</text:span></text:p>
      <text:p text:style-name="P17">Это <text:span text:style-name="T27">аналог </text:span><text:span text:style-name="T12">provide/inject </text:span><text:span text:style-name="T27">для </text:span><text:span text:style-name="T12">Vue</text:span></text:p>
      <text:p text:style-name="P17">Вместо передачи параметров от компонента к компоненту через другие компоненты:</text:p>
      <text:p text:style-name="P17">В родителе <text:span text:style-name="T27">создаём провайдер данных</text:span>:</text:p>
      <text:p text:style-name="P43"><text:span text:style-name="T35">export const </text:span><text:span text:style-name="T199">ClickedContext</text:span><text:span text:style-name="T53"> </text:span>= <text:span text:style-name="T206">React</text:span><text:span text:style-name="T202">.</text:span><text:span text:style-name="T206">createContext</text:span><text:span text:style-name="T202">(false);</text:span></text:p>
      <text:p text:style-name="P55"><text:span text:style-name="T166">ClickedContext.</text:span><text:span text:style-name="T176">displayName</text:span><text:span text:style-name="T166"> = 'MyName' – </text:span><text:span text:style-name="T214">такое название будет отображаться в консоли при отладке</text:span></text:p>
      <text:p text:style-name="P9">React.createContext('<text:span text:style-name="T166">defaultValue</text:span>') – '<text:span text:style-name="T166">defaultValue</text:span>' – <text:span text:style-name="T8">значение по умолчанию,</text:span><text:span text:style-name="T1"> если не было передано через компонент родителя в атрибуте </text:span>value. <text:span text:style-name="T1">Т.е. </text:span><text:span text:style-name="T3">у родителя компонента не было вызова </text:span><text:span text:style-name="T26">Provider, </text:span><text:span text:style-name="T3">а у потомка идёт обращение к контексту</text:span><text:span text:style-name="T1">.</text:span></text:p>
      <text:p text:style-name="P17"><text:span text:style-name="T27">Его же экспортируем</text:span>, чтобы обращаться к нему в дочерних компонентах</text:p>
      <text:p text:style-name="P17"><text:span text:style-name="T27">Оборачиваем дочерние компоненты</text:span> или компонент, в которых находятся компоненты, которым будет нужен <text:span text:style-name="T10">provide </text:span>в компонент имени созданной переменной и вызываем свойство <text:span text:style-name="T10">Provider:</text:span></text:p>
      <text:p text:style-name="P43"><text:span text:style-name="T22">&lt;</text:span><text:span text:style-name="T170">ClickedContext</text:span><text:span text:style-name="T207">.Provider value</text:span><text:span text:style-name="T89">=</text:span><text:span text:style-name="T10">{</text:span><text:span text:style-name="T44">this</text:span><text:span text:style-name="T10">.</text:span><text:span text:style-name="T68">state</text:span><text:span text:style-name="T10">.</text:span><text:span text:style-name="T68">clicked</text:span><text:span text:style-name="T10">}</text:span><text:span text:style-name="T22">&gt;</text:span></text:p>
      <text:p text:style-name="P73"><text:s text:c="4"/><text:span text:style-name="T101">&lt;</text:span><text:span text:style-name="T39">Counter </text:span><text:span text:style-name="T101">/&gt;</text:span></text:p>
      <text:p text:style-name="P71"><text:span text:style-name="T92">&lt;/</text:span><text:span text:style-name="T36">ClickedContext.Provider</text:span><text:span text:style-name="T92">&gt;</text:span></text:p>
      <text:p text:style-name="P17"><text:span text:style-name="T167">value</text:span><text:span text:style-name="T10"> – </text:span>это параметр, который будет извлекаться дочерними компонентами.</text:p>
      <text:p text:style-name="P17">При изменениях <text:span text:style-name="T10">value </text:span>будет перерисовываться завязанные на него компоненты</text:p>
      <text:p text:style-name="P17">В <text:span text:style-name="T27">дочерних компонентах импортируем контекст</text:span>:</text:p>
      <text:p text:style-name="P43"><text:span text:style-name="T35">import </text:span>{ <text:span text:style-name="T199">ClickedContext</text:span><text:span text:style-name="T53"> </text:span>} <text:span text:style-name="T35">from </text:span><text:span text:style-name="T71">'../App'</text:span>;</text:p>
      <text:p text:style-name="P17">И <text:span text:style-name="T27">обращаемся в </text:span><text:span text:style-name="T12">JSX </text:span><text:span text:style-name="T27">к передаваемому свойству, оборачиваю</text:span> ту область контента, которая обращается к передаваемым данным(обращение <text:span text:style-name="T176">только через анонимную функцию</text:span>):</text:p>
      <text:p text:style-name="P43"><text:span text:style-name="T92">&lt;</text:span><text:span text:style-name="T178">ClickedContext</text:span><text:span text:style-name="T203">.Consumer</text:span><text:span text:style-name="T92">&gt;</text:span></text:p>
      <text:p text:style-name="P73"><text:s text:c="4"/><text:span text:style-name="T100">{ clicked =&gt; clicked ? </text:span><text:span text:style-name="T101">&lt;</text:span><text:span text:style-name="T39">p</text:span><text:span text:style-name="T101">&gt;</text:span><text:span text:style-name="T100">Clicked</text:span><text:span text:style-name="T101">&lt;/</text:span><text:span text:style-name="T39">p</text:span><text:span text:style-name="T101">&gt;</text:span><text:span text:style-name="T100"> : </text:span><text:span text:style-name="T74">'' </text:span><text:span text:style-name="T100">} </text:span><text:span text:style-name="T109">- э</text:span><text:span text:style-name="T193">то вызываемая функция, обязательное указание её</text:span></text:p>
      <text:p text:style-name="P73"><text:s text:c="4"/><text:span text:style-name="T100">{</text:span><text:span text:style-name="T221">/*{props.clicked ? &lt;p&gt;Clicked&lt;/p&gt; : ''}*/</text:span><text:span text:style-name="T100">}</text:span></text:p>
      <text:p text:style-name="P71"><text:span text:style-name="T92">&lt;/</text:span><text:span text:style-name="T36">ClickedContext.Consumer</text:span><text:span text:style-name="T92">&gt;</text:span></text:p>
      <text:p text:style-name="P17">Где <text:span text:style-name="T190">clicked</text:span><text:span text:style-name="T10"> – </text:span>это переданные из родителя данные. </text:p>
      <text:p text:style-name="P17">При использовании <text:span text:style-name="T14">Consumer </text:span><text:span text:style-name="T28">обязательно указывать внутри него функцию</text:span>, которая своим аргументом будет принимать переданные данные из компонента свыше.</text:p>
      <text:p text:style-name="P17">В <text:span text:style-name="T176">компоненте-классе</text:span> <text:span text:style-name="T28">доступ</text:span> к контексту идёт через<text:span text:style-name="T28"> </text:span><text:span text:style-name="T14">this.context, </text:span><text:span text:style-name="T28">а присвоение</text:span> через <text:span text:style-name="T14">contexType</text:span><text:span text:style-name="T10">:</text:span></text:p>
      <text:p text:style-name="P7">class Comp extends Component {</text:p>
      <text:p text:style-name="P17"><text:span text:style-name="T10"><text:s text:c="4"/>static </text:span><text:span text:style-name="T219">contextType</text:span><text:span text:style-name="T10"> = ClickedContext; // </text:span>или <text:span text:style-name="T23">Comp.contextType = ClickedContext</text:span></text:p>
      <text:p text:style-name="P17"><text:span text:style-name="T10"><text:s text:c="4"/>render() { return &lt;Button onClick={this.</text:span><text:span text:style-name="T219">context</text:span><text:span text:style-name="T10">.clicked}/&gt; }</text:span></text:p>
      <text:p text:style-name="P7">}</text:p>
      <text:p text:style-name="P17">Таким способом можно привязаться <text:span text:style-name="T26">только к одному контексту</text:span>, к другом уже будет нельзя.</text:p>
      <text:p text:style-name="P17">Другой пример:</text:p>
      <text:p text:style-name="P7">&lt;ClickedContext.Provider value={{a: 2, b: function(){}}}&gt;...&lt;/ ClickedContext.Provider&gt;</text:p>
      <text:p text:style-name="P7">&lt; ClickedContext.Consumer&gt;...&lt;/ ClickedContext.Consumer&gt;</text:p>
      <text:p text:style-name="P7"/>
      <text:p text:style-name="P17"><text:span text:style-name="T176">Лучше не использовать, только если используется во множестве компонентов</text:span>. Альтернатива — <text:span text:style-name="T28">передача компонентов через пропсы</text:span>, вместо передачи пропсов для этих компонентов. Или использовать слоты.</text:p>
      <text:p text:style-name="P17"><text:soft-page-break/><text:s/><text:span text:style-name="T10">Const avator = &lt;Avatar :user={...} :avatar={...}/&gt;</text:span></text:p>
      <text:p text:style-name="P17"><text:span text:style-name="T10">&lt;User :avatar={Avatar}/&gt; - </text:span>лучше так передать вместо многоступенчатой передачи пропсов <text:span text:style-name="T10">user </text:span>и <text:span text:style-name="T10">avatar → &lt;User :user={user} :photo={avatar}/&gt;</text:span></text:p>
      <text:p text:style-name="P17"><text:span text:style-name="T144">Передавать сложные компоненты не нужно</text:span>.</text:p>
      <text:p text:style-name="P17"><text:span text:style-name="T270">Контекст можно передавать динамически</text:span> — например <text:span text:style-name="T30">прокидывая в </text:span><text:span text:style-name="T17">Provider </text:span><text:span text:style-name="T30">в </text:span><text:span text:style-name="T17">value </text:span><text:span text:style-name="T30">значения, которые в </text:span><text:span text:style-name="T30">родителе меняются в зависимости от наступающих событий</text:span>.</text:p>
      <text:p text:style-name="P17">В контекст <text:span text:style-name="T176">можно передавать и функцию, и даже менять в этой функции сами данные</text:span>, которые прокидываются в контекст. Предварительно нужно в дефолтных значениях прокинуть пустышки, чтобы не было ошибок:</text:p>
      <text:p text:style-name="P7">const asd = React.createContext({<text:span text:style-name="T176">a</text:span>: 12, <text:span text:style-name="T176">setA</text:span>:<text:span text:style-name="T28"> () =&gt; {}</text:span>})</text:p>
      <text:p text:style-name="P7">&lt;asd.Provider value={{<text:span text:style-name="T176">a</text:span>: <text:span text:style-name="T176">this.a, setA: this.changeA</text:span>}}</text:p>
      <text:p text:style-name="P17">В контекст можно <text:span text:style-name="T166">передавать всё состояние компонента</text:span> родителя:</text:p>
      <text:p text:style-name="P7">&lt;Provider value={<text:span text:style-name="T28">this.state</text:span>}&gt;</text:p>
      <text:p text:style-name="P17"><text:span text:style-name="T176">Передача нескольких контекстов</text:span>(<text:span text:style-name="T10"> </text:span>дочерние компоненты могут использовать как все, так и по отдельности):</text:p>
      <text:p text:style-name="P17">&lt;<text:span text:style-name="T180">UserCtx.Provider </text:span>value={user}&gt;</text:p>
      <text:p text:style-name="P17"><text:tab/>&lt;<text:span text:style-name="T180">ColorCtx.Provider</text:span> value={color}&gt;</text:p>
      <text:p text:style-name="P17"><text:tab/><text:tab/>&lt;Main/&gt;</text:p>
      <text:p text:style-name="P17"><text:tab/>&lt;/ColorCtx.Provider&gt;</text:p>
      <text:p text:style-name="P17">&lt;/UserCtx.Provider&gt;</text:p>
      <text:p text:style-name="P17"/>
      <text:p text:style-name="P17">function Main () {</text:p>
      <text:p text:style-name="P17"><text:tab/>return (</text:p>
      <text:p text:style-name="P17"><text:tab/><text:tab/>&lt;<text:span text:style-name="T180">UserCtx.Comsumer</text:span>&gt;</text:p>
      <text:p text:style-name="P17"><text:tab/><text:tab/>{<text:span text:style-name="T180">theme</text:span> =&gt; (</text:p>
      <text:p text:style-name="P17"><text:tab/><text:tab/><text:tab/>&lt;<text:span text:style-name="T180">ColorCtx.Consumer</text:span>&gt;</text:p>
      <text:p text:style-name="P17"><text:tab/><text:tab/><text:tab/>{<text:span text:style-name="T180">color</text:span> =&gt; (&lt;Comp <text:span text:style-name="T180">color={color} user={theme}</text:span> /&gt;)}</text:p>
      <text:p text:style-name="P17"><text:tab/><text:tab/><text:tab/>&lt;/ColorCtx.Consumer&gt;</text:p>
      <text:p text:style-name="P17"><text:tab/><text:tab/>)}</text:p>
      <text:p text:style-name="P17"><text:tab/><text:tab/>&lt;/UserCtx.Comsumer&gt;</text:p>
      <text:p text:style-name="P17"><text:tab/>)</text:p>
      <text:p text:style-name="P17">}</text:p>
      <text:p text:style-name="P17">При <text:span text:style-name="T27">применении хуков</text:span> достаточно просто создать <text:span text:style-name="T27">несколько переменных</text:span>, куда с помощью <text:span text:style-name="T12">useContext</text:span><text:span text:style-name="T10"> </text:span><text:span text:style-name="T27">прописать нужные контексты</text:span>.</text:p>
      <text:p text:style-name="P17">Во избежании лишних отрисовок необходимо <text:span text:style-name="T28">передавать в </text:span><text:span text:style-name="T14">Provider </text:span><text:span text:style-name="T28">не анонимный объект, а заранее определённый.</text:span> Иначе при каждом рендеринге родителя будет перерисовываться и дочерний компонент:</text:p>
      <text:p text:style-name="P7">&lt;User asd={{color: 'red'}} – <text:span text:style-name="T1">неправильно</text:span></text:p>
      <text:p text:style-name="P7"><text:span text:style-name="T1">&lt;User </text:span>asd={<text:span text:style-name="T270">this.state.color</text:span><text:span text:style-name="T1">} – </text:span><text:span text:style-name="T215">правильно</text:span></text:p>
      <text:p text:style-name="P13">Списки</text:p>
      <text:p text:style-name="P43"><text:span text:style-name="T92">&lt;</text:span><text:span text:style-name="T36">button </text:span><text:span text:style-name="T119">onClick</text:span><text:span text:style-name="T72">=</text:span>{<text:span text:style-name="T35">this</text:span>.<text:span text:style-name="T29">changeTitleHandler</text:span>.<text:span text:style-name="T93">bind</text:span>(<text:span text:style-name="T35">this</text:span>, <text:span text:style-name="T71">'Privet'</text:span>)}<text:span text:style-name="T92">&gt;</text:span>Change title<text:span text:style-name="T92">&lt;/</text:span><text:span text:style-name="T36">button</text:span><text:span text:style-name="T92">&gt;</text:span></text:p>
      <text:p text:style-name="P74">{ <text:span text:style-name="T126">cars</text:span>.<text:span text:style-name="T138">map</text:span>(({ name, year }) =&gt; {</text:p>
      <text:p text:style-name="P73"><text:s text:c="4"/><text:span text:style-name="T38">return </text:span><text:span text:style-name="T100">(</text:span></text:p>
      <text:p text:style-name="P73"><text:s text:c="8"/><text:span text:style-name="T101">&lt;</text:span><text:span text:style-name="T39">Car </text:span><text:span text:style-name="T113">name</text:span><text:span text:style-name="T75">=</text:span><text:span text:style-name="T100">{name}</text:span></text:p>
      <text:p text:style-name="P73"><text:span text:style-name="T92"><text:s text:c="13"/></text:span><text:span text:style-name="T113">year</text:span><text:span text:style-name="T75">=</text:span><text:span text:style-name="T100">{year}</text:span></text:p>
      <text:p text:style-name="P73"><text:span text:style-name="T92"><text:s text:c="13"/></text:span><text:span text:style-name="T114">key</text:span><text:span text:style-name="T75">=</text:span><text:span text:style-name="T100">{name}</text:span></text:p>
      <text:p text:style-name="P73"><text:span text:style-name="T92"><text:s text:c="13"/></text:span><text:span text:style-name="T113">onChangeTitle</text:span><text:span text:style-name="T75">=</text:span><text:span text:style-name="T100">{</text:span><text:span text:style-name="T38">this</text:span><text:span text:style-name="T100">.</text:span><text:span text:style-name="T105">changeTitleHandler</text:span><text:span text:style-name="T100">.</text:span><text:span text:style-name="T94">bind</text:span><text:span text:style-name="T100">(</text:span><text:span text:style-name="T38">this</text:span><text:span text:style-name="T100">, name)}</text:span></text:p>
      <text:p text:style-name="P76"><text:s text:c="8"/><text:span text:style-name="T100">/&gt;</text:span></text:p>
      <text:p text:style-name="P73"><text:s text:c="4"/><text:span text:style-name="T100">)</text:span></text:p>
      <text:p text:style-name="P71">}) }</text:p>
      <text:p text:style-name="P17">Работа через циклы <text:span text:style-name="T10">JS </text:span>с применением <text:span text:style-name="T10">key </text:span>для оптимизации рендеринга, чтобы перерисовывался только изменяемый элемент, а не весь список</text:p>
      <text:p text:style-name="P17">Изменение списков:</text:p>
      <text:p text:style-name="P17">У ребенка:</text:p>
      <text:p text:style-name="P43"><text:span text:style-name="T92">&lt;</text:span><text:span text:style-name="T36">input </text:span><text:span text:style-name="T119">type</text:span><text:span text:style-name="T72">="text" </text:span><text:span text:style-name="T119">onChange</text:span><text:span text:style-name="T72">=</text:span>{props.<text:span text:style-name="T29">onChangeName</text:span>}<text:span text:style-name="T92"> </text:span><text:span text:style-name="T119">value</text:span><text:span text:style-name="T72">=</text:span>{props.<text:span text:style-name="T55">name</text:span>}<text:span text:style-name="T92"> /&gt;</text:span></text:p>
      <text:p text:style-name="P71"><text:span text:style-name="T92">&lt;</text:span><text:span text:style-name="T36">button </text:span><text:span text:style-name="T119">onClick</text:span><text:span text:style-name="T72">=</text:span>{props.<text:span text:style-name="T55">onRemove</text:span>}<text:span text:style-name="T92">&gt;</text:span>Remove<text:span text:style-name="T92">&lt;/</text:span><text:span text:style-name="T36">button</text:span><text:span text:style-name="T92">&gt;</text:span></text:p>
      <text:p text:style-name="P17">У родителя:</text:p>
      <text:p text:style-name="P43"><text:span text:style-name="T92">&lt;</text:span><text:span text:style-name="T36">Car </text:span><text:span text:style-name="T119">name</text:span><text:span text:style-name="T72">=</text:span>{name}</text:p>
      <text:p text:style-name="P73"><text:soft-page-break/><text:span text:style-name="T92"><text:s text:c="5"/></text:span><text:span text:style-name="T113">year</text:span><text:span text:style-name="T75">=</text:span><text:span text:style-name="T100">{year}</text:span></text:p>
      <text:p text:style-name="P73"><text:span text:style-name="T92"><text:s text:c="5"/></text:span><text:span text:style-name="T113">key</text:span><text:span text:style-name="T75">=</text:span><text:span text:style-name="T100">{index}</text:span></text:p>
      <text:p text:style-name="P73"><text:span text:style-name="T92"><text:s text:c="5"/></text:span><text:span text:style-name="T113">onRemove</text:span><text:span text:style-name="T75">=</text:span><text:span text:style-name="T100">{</text:span><text:span text:style-name="T38">this</text:span><text:span text:style-name="T100">.</text:span><text:span text:style-name="T105">onRemoveHandler</text:span><text:span text:style-name="T100">.</text:span><text:span text:style-name="T94">bind</text:span><text:span text:style-name="T100">(</text:span><text:span text:style-name="T38">this</text:span><text:span text:style-name="T100">, index)}</text:span></text:p>
      <text:p text:style-name="P73"><text:span text:style-name="T92"><text:s text:c="5"/></text:span><text:span text:style-name="T113">onChangeName</text:span><text:span text:style-name="T75">=</text:span><text:span text:style-name="T100">{event =&gt; </text:span><text:span text:style-name="T38">this</text:span><text:span text:style-name="T100">.</text:span><text:span text:style-name="T105">onChangeName</text:span><text:span text:style-name="T100">(event.</text:span><text:span text:style-name="T58">target</text:span><text:span text:style-name="T100">.</text:span><text:span text:style-name="T58">value</text:span><text:span text:style-name="T100">, index)}</text:span></text:p>
      <text:p text:style-name="P72">/&gt;</text:p>
      <text:p text:style-name="P43"><text:span text:style-name="T29">onRemoveHandler </text:span>= (index) =&gt; {</text:p>
      <text:p text:style-name="P73"><text:s text:c="4"/><text:span text:style-name="T221">// const cars = this.state.cars.filter((el, i) =&gt; i !== index);</text:span></text:p>
      <text:p text:style-name="P73"><text:span text:style-name="T220"><text:s text:c="4"/></text:span><text:span text:style-name="T38">const </text:span><text:span text:style-name="T127">cars </text:span><text:span text:style-name="T100">= [...</text:span><text:span text:style-name="T38">this</text:span><text:span text:style-name="T100">.</text:span><text:span text:style-name="T58">state</text:span><text:span text:style-name="T100">.</text:span><text:span text:style-name="T58">cars</text:span><text:span text:style-name="T100">];</text:span></text:p>
      <text:p text:style-name="P73"><text:s text:c="4"/><text:span text:style-name="T127">cars</text:span><text:span text:style-name="T100">.</text:span><text:span text:style-name="T94">splice</text:span><text:span text:style-name="T100">(index, </text:span><text:span text:style-name="T111">1</text:span><text:span text:style-name="T100">);</text:span></text:p>
      <text:p text:style-name="P73"><text:s text:c="4"/><text:span text:style-name="T38">this</text:span><text:span text:style-name="T100">.</text:span><text:span text:style-name="T94">setState</text:span><text:span text:style-name="T100">({ </text:span><text:span text:style-name="T127">cars </text:span><text:span text:style-name="T100">});</text:span></text:p>
      <text:p text:style-name="P74">};</text:p>
      <text:p text:style-name="P74"><text:span text:style-name="T29">onChangeName </text:span>= (name, index) =&gt; {</text:p>
      <text:p text:style-name="P73"><text:s text:c="4"/><text:span text:style-name="T38">const </text:span><text:span text:style-name="T127">car </text:span><text:span text:style-name="T100">= </text:span><text:span text:style-name="T38">this</text:span><text:span text:style-name="T100">.</text:span><text:span text:style-name="T58">state</text:span><text:span text:style-name="T100">.</text:span><text:span text:style-name="T58">cars</text:span><text:span text:style-name="T100">[index];</text:span></text:p>
      <text:p text:style-name="P73"><text:s text:c="4"/><text:span text:style-name="T127">car</text:span><text:span text:style-name="T100">.</text:span><text:span text:style-name="T58">name </text:span><text:span text:style-name="T100">= name;</text:span></text:p>
      <text:p text:style-name="P73"><text:s text:c="4"/><text:span text:style-name="T221">// операция клонирования массива</text:span></text:p>
      <text:p text:style-name="P78"><text:s text:c="4"/><text:span text:style-name="T105">// текущее состояние изменять нельзя. только клоны объектов</text:span></text:p>
      <text:p text:style-name="P73"><text:span text:style-name="T220"><text:s text:c="4"/></text:span><text:span text:style-name="T38">const </text:span><text:span text:style-name="T127">cars </text:span><text:span text:style-name="T100">= </text:span><text:span text:style-name="T38">this</text:span><text:span text:style-name="T100">.</text:span><text:span text:style-name="T58">state</text:span><text:span text:style-name="T100">.</text:span><text:span text:style-name="T58">cars</text:span><text:span text:style-name="T100">.</text:span><text:span text:style-name="T94">concat</text:span><text:span text:style-name="T100">();</text:span></text:p>
      <text:p text:style-name="P73"><text:s text:c="4"/><text:span text:style-name="T127">cars</text:span><text:span text:style-name="T100">[index] = </text:span><text:span text:style-name="T127">car</text:span><text:span text:style-name="T100">;</text:span></text:p>
      <text:p text:style-name="P73"><text:s text:c="4"/><text:span text:style-name="T38">this</text:span><text:span text:style-name="T100">.</text:span><text:span text:style-name="T94">setState</text:span><text:span text:style-name="T100">({ </text:span><text:span text:style-name="T127">cars </text:span><text:span text:style-name="T100">});</text:span></text:p>
      <text:p text:style-name="P71">};</text:p>
      <text:p text:style-name="P13">Условные операторы</text:p>
      <text:p text:style-name="P17">Либо применять в коде <text:span text:style-name="T10">JSX </text:span><text:span text:style-name="T27">внутри </text:span><text:span text:style-name="T12">{}</text:span>с помощью тернарного оператора <text:span text:style-name="T27">?</text:span><text:span text:style-name="T10"> :</text:span></text:p>
      <text:p text:style-name="P43"><text:span text:style-name="T29">toggleCarsHandler </text:span>= () =&gt; {</text:p>
      <text:p text:style-name="P73"><text:s text:c="4"/><text:span text:style-name="T38">this</text:span><text:span text:style-name="T100">.</text:span><text:span text:style-name="T94">setState</text:span><text:span text:style-name="T100">({</text:span></text:p>
      <text:p text:style-name="P73"><text:s text:c="8"/><text:span text:style-name="T58">showCars</text:span><text:span text:style-name="T100">: !</text:span><text:span text:style-name="T38">this</text:span><text:span text:style-name="T100">.</text:span><text:span text:style-name="T58">state</text:span><text:span text:style-name="T100">.</text:span><text:span text:style-name="T58">showCars</text:span></text:p>
      <text:p text:style-name="P73"><text:span text:style-name="T52"><text:s text:c="4"/></text:span><text:span text:style-name="T100">})</text:span></text:p>
      <text:p text:style-name="P71">};</text:p>
      <text:p text:style-name="P43"><text:span text:style-name="T92">&lt;</text:span><text:span text:style-name="T36">button </text:span><text:span text:style-name="T119">onClick</text:span><text:span text:style-name="T72">=</text:span>{<text:span text:style-name="T35">this</text:span>.<text:span text:style-name="T29">toggleCarsHandler</text:span>}<text:span text:style-name="T92">&gt;</text:span>Toggle cars<text:span text:style-name="T92">&lt;/</text:span><text:span text:style-name="T36">button</text:span><text:span text:style-name="T92">&gt;</text:span></text:p>
      <text:p text:style-name="P74">{</text:p>
      <text:p text:style-name="P73"><text:s text:c="4"/><text:span text:style-name="T128">showCars</text:span></text:p>
      <text:p text:style-name="P73"><text:span text:style-name="T126"><text:s text:c="4"/></text:span><text:span text:style-name="T100">? </text:span><text:span text:style-name="T127">cars</text:span><text:span text:style-name="T100">.</text:span><text:span text:style-name="T94">map</text:span><text:span text:style-name="T100">(({ name, year }) =&gt; {</text:span></text:p>
      <text:p text:style-name="P73"><text:s text:c="8"/><text:span text:style-name="T38">return </text:span><text:span text:style-name="T100">(</text:span></text:p>
      <text:p text:style-name="P73"><text:s text:c="12"/><text:span text:style-name="T101">&lt;</text:span><text:span text:style-name="T39">Car </text:span><text:span text:style-name="T113">name</text:span><text:span text:style-name="T75">=</text:span><text:span text:style-name="T100">{name}</text:span></text:p>
      <text:p text:style-name="P73"><text:span text:style-name="T92"><text:s text:c="17"/></text:span><text:span text:style-name="T113">year</text:span><text:span text:style-name="T75">=</text:span><text:span text:style-name="T100">{year}</text:span></text:p>
      <text:p text:style-name="P73"><text:span text:style-name="T92"><text:s text:c="17"/></text:span><text:span text:style-name="T113">key</text:span><text:span text:style-name="T75">=</text:span><text:span text:style-name="T100">{name}</text:span></text:p>
      <text:p text:style-name="P73"><text:span text:style-name="T92"><text:s text:c="17"/></text:span><text:span text:style-name="T113">onChangeTitle</text:span><text:span text:style-name="T75">=</text:span><text:span text:style-name="T100">{</text:span><text:span text:style-name="T38">this</text:span><text:span text:style-name="T100">.</text:span><text:span text:style-name="T105">changeTitleHandler</text:span><text:span text:style-name="T100">.</text:span><text:span text:style-name="T94">bind</text:span><text:span text:style-name="T100">(</text:span><text:span text:style-name="T38">this</text:span><text:span text:style-name="T100">, name)}</text:span></text:p>
      <text:p text:style-name="P76"><text:s text:c="12"/><text:span text:style-name="T100">/&gt;</text:span></text:p>
      <text:p text:style-name="P73"><text:s text:c="8"/><text:span text:style-name="T100">)</text:span></text:p>
      <text:p text:style-name="P73"><text:s text:c="4"/><text:span text:style-name="T100">})</text:span></text:p>
      <text:p text:style-name="P73"><text:s text:c="4"/><text:span text:style-name="T100">: </text:span><text:span text:style-name="T38">null</text:span></text:p>
      <text:p text:style-name="P71">}</text:p>
      <text:p text:style-name="P17">Либо заранее определить вне <text:span text:style-name="T10">JSX:</text:span></text:p>
      <text:p text:style-name="P43"><text:span text:style-name="T44">let </text:span><text:span text:style-name="T132">aCars</text:span><text:span text:style-name="T131"> </text:span><text:span text:style-name="T10">= </text:span><text:span text:style-name="T44">null</text:span><text:span text:style-name="T10">;</text:span></text:p>
      <text:p text:style-name="P74"><text:span text:style-name="T35">if </text:span>(<text:span text:style-name="T126">showCars</text:span>) {</text:p>
      <text:p text:style-name="P73"><text:s text:c="4"/><text:span text:style-name="T129">aCars</text:span><text:span text:style-name="T127"> </text:span><text:span text:style-name="T100">= </text:span><text:span text:style-name="T127">cars</text:span><text:span text:style-name="T100">.</text:span><text:span text:style-name="T94">map</text:span><text:span text:style-name="T100">(({ name, year }) =&gt; {</text:span></text:p>
      <text:p text:style-name="P73"><text:s text:c="8"/><text:span text:style-name="T38">return </text:span><text:span text:style-name="T100">(</text:span></text:p>
      <text:p text:style-name="P73"><text:s text:c="12"/><text:span text:style-name="T101">&lt;</text:span><text:span text:style-name="T39">Car </text:span><text:span text:style-name="T113">name</text:span><text:span text:style-name="T75">=</text:span><text:span text:style-name="T100">{name}</text:span></text:p>
      <text:p text:style-name="P73"><text:span text:style-name="T92"><text:s text:c="17"/></text:span><text:span text:style-name="T113">year</text:span><text:span text:style-name="T75">=</text:span><text:span text:style-name="T100">{year}</text:span></text:p>
      <text:p text:style-name="P73"><text:span text:style-name="T92"><text:s text:c="17"/></text:span><text:span text:style-name="T113">key</text:span><text:span text:style-name="T75">=</text:span><text:span text:style-name="T100">{name}</text:span></text:p>
      <text:p text:style-name="P73"><text:span text:style-name="T92"><text:s text:c="17"/></text:span><text:span text:style-name="T113">onChangeTitle</text:span><text:span text:style-name="T75">=</text:span><text:span text:style-name="T100">{</text:span><text:span text:style-name="T38">this</text:span><text:span text:style-name="T100">.</text:span><text:span text:style-name="T105">changeTitleHandler</text:span><text:span text:style-name="T100">.</text:span><text:span text:style-name="T94">bind</text:span><text:span text:style-name="T100">(</text:span><text:span text:style-name="T38">this</text:span><text:span text:style-name="T100">, name)}</text:span></text:p>
      <text:p text:style-name="P76"><text:s text:c="12"/><text:span text:style-name="T100">/&gt;</text:span></text:p>
      <text:p text:style-name="P73"><text:s text:c="8"/><text:span text:style-name="T100">)</text:span></text:p>
      <text:p text:style-name="P73"><text:s text:c="4"/><text:span text:style-name="T100">});</text:span></text:p>
      <text:p text:style-name="P74">}</text:p>
      <text:p text:style-name="P74"><text:span text:style-name="T35">return </text:span>(</text:p>
      <text:p text:style-name="P73"><text:s text:c="4"/><text:span text:style-name="T101">&lt;</text:span><text:span text:style-name="T39">div </text:span><text:span text:style-name="T113">style</text:span><text:span text:style-name="T75">=</text:span><text:span text:style-name="T100">{</text:span><text:span text:style-name="T127">divStyle</text:span><text:span text:style-name="T100">}</text:span><text:span text:style-name="T101">&gt;</text:span></text:p>
      <text:p text:style-name="P73"><text:s text:c="8"/><text:span text:style-name="T101">&lt;</text:span><text:span text:style-name="T39">h1 </text:span><text:span text:style-name="T113">style</text:span><text:span text:style-name="T75">=</text:span><text:span text:style-name="T100">{{</text:span><text:span text:style-name="T58">color</text:span><text:span text:style-name="T100">: </text:span><text:span text:style-name="T74">'blue'</text:span><text:span text:style-name="T100">}}</text:span><text:span text:style-name="T101">&gt;</text:span><text:span text:style-name="T100">{</text:span><text:span text:style-name="T127">pageTitle</text:span><text:span text:style-name="T100">}</text:span><text:span text:style-name="T101">&lt;/</text:span><text:span text:style-name="T39">h1</text:span><text:span text:style-name="T101">&gt;</text:span></text:p>
      <text:p text:style-name="P73"><text:s text:c="8"/><text:span text:style-name="T101">&lt;</text:span><text:span text:style-name="T39">button </text:span><text:span text:style-name="T113">onClick</text:span><text:span text:style-name="T75">=</text:span><text:span text:style-name="T100">{</text:span><text:span text:style-name="T38">this</text:span><text:span text:style-name="T100">.</text:span><text:span text:style-name="T105">toggleCarsHandler</text:span><text:span text:style-name="T100">}</text:span><text:span text:style-name="T101">&gt;</text:span><text:span text:style-name="T100">Toggle cars</text:span><text:span text:style-name="T101">&lt;/</text:span><text:span text:style-name="T39">button</text:span><text:span text:style-name="T101">&gt;</text:span></text:p>
      <text:p text:style-name="P73"><text:s text:c="8"/><text:span text:style-name="T100">{</text:span><text:span text:style-name="T129">aCars</text:span><text:span text:style-name="T100">}</text:span></text:p>
      <text:p text:style-name="P73"><text:soft-page-break/><text:s text:c="4"/><text:span text:style-name="T101">&lt;/</text:span><text:span text:style-name="T39">div</text:span><text:span text:style-name="T101">&gt;</text:span></text:p>
      <text:p text:style-name="P71">);</text:p>
      <text:p text:style-name="P17">Можно <text:span text:style-name="T176">использовать с </text:span><text:span text:style-name="T168">&amp;&amp;</text:span></text:p>
      <text:p text:style-name="P7">{ isTrue <text:span text:style-name="T176">&amp;&amp; &lt;Component/&gt;</text:span> }</text:p>
      <text:p text:style-name="P7">{isTrue &amp;&amp; &lt;h1&gt;Text&lt;/h1&gt;}</text:p>
      <text:p text:style-name="P17">Если условие <text:span text:style-name="T10">false, </text:span>то ничего не отрисуется</text:p>
      <text:p text:style-name="P17">Если <text:span text:style-name="T166">не нужно рендерить компонент, то вернуть </text:span><text:span text:style-name="T167">null</text:span></text:p>
      <text:p text:style-name="P17"><text:span text:style-name="T253">Сам факт возврата </text:span><text:span text:style-name="Source_20_Text"><text:span text:style-name="T256">null</text:span></text:span><text:span text:style-name="T255"> </text:span><text:span text:style-name="T253">из метода </text:span><text:span text:style-name="Source_20_Text"><text:span text:style-name="T256">render</text:span></text:span><text:span text:style-name="T255"> </text:span><text:span text:style-name="T253">компонента никак не влияет на срабатывание методов жизненного цикла компонента. Например, </text:span><text:span text:style-name="Source_20_Text"><text:span text:style-name="T256">componentDidUpdate</text:span></text:span><text:span text:style-name="T255"> </text:span><text:span text:style-name="T253">будет всё равно вызван.</text:span><text:span text:style-name="T10"> </text:span></text:p>
      <text:p text:style-name="P13">События</text:p>
      <text:p text:style-name="P17">Названия событий по аналогии с нативным прописанием в тегах, но только в формате <text:span text:style-name="T10">camel case.</text:span></text:p>
      <text:p text:style-name="P17">Вместо <text:span text:style-name="T10">onclick → onClick, mousedown → mouseDown</text:span></text:p>
      <text:p text:style-name="P43"><text:span text:style-name="T19">changeTitleHandler</text:span><text:span text:style-name="T15"> </text:span><text:span text:style-name="T10">= () =&gt; {</text:span></text:p>
      <text:p text:style-name="P73"><text:s text:c="4"/><text:span text:style-name="T105">alert</text:span><text:span text:style-name="T100">(</text:span><text:span text:style-name="T111">1</text:span><text:span text:style-name="T100">);</text:span></text:p>
      <text:p text:style-name="P74">};</text:p>
      <text:p text:style-name="P73"><text:span text:style-name="T94">render</text:span><text:span text:style-name="T100">() {</text:span></text:p>
      <text:p text:style-name="P73"><text:s text:c="4"/><text:span text:style-name="T38">return </text:span><text:span text:style-name="T100">(</text:span><text:span text:style-name="T101">&lt;</text:span><text:span text:style-name="T39">button </text:span><text:span text:style-name="T113">onClick</text:span><text:span text:style-name="T75">=</text:span><text:span text:style-name="T100">{</text:span><text:span text:style-name="T38">this</text:span><text:span text:style-name="T100">.</text:span><text:span text:style-name="T106">changeTitleHandler</text:span><text:span text:style-name="T100">}</text:span><text:span text:style-name="T101">&gt;</text:span><text:span text:style-name="T100">Change title</text:span><text:span text:style-name="T101">&lt;/</text:span><text:span text:style-name="T39">button</text:span><text:span text:style-name="T101">&gt;</text:span><text:span text:style-name="T100">);</text:span></text:p>
      <text:p text:style-name="P71">}</text:p>
      <text:p text:style-name="P17">Передача аргументов в функции:</text:p>
      <text:p text:style-name="P43"><text:span text:style-name="T19">changeTitleHandler</text:span><text:span text:style-name="T15"> </text:span><text:span text:style-name="T10">= (text) =&gt; {</text:span></text:p>
      <text:p text:style-name="P73"><text:s text:c="4"/><text:span text:style-name="T105">alert</text:span><text:span text:style-name="T100">(</text:span><text:span text:style-name="T116">text</text:span><text:span text:style-name="T100">);</text:span></text:p>
      <text:p text:style-name="P67">};</text:p>
      <text:p text:style-name="P17">1) Наиболее производительная для браузера(так как не анонимная функция):</text:p>
      <text:p text:style-name="P43"><text:span text:style-name="T92">&lt;</text:span><text:span text:style-name="T36">button </text:span><text:span text:style-name="T119">onClick</text:span><text:span text:style-name="T72">=</text:span>{<text:span text:style-name="T35">this</text:span>.<text:span text:style-name="T29">changeTitleHandler</text:span><text:span text:style-name="T137">.bind(this, 'Privet')</text:span>}<text:span text:style-name="T92">&gt;</text:span>Change title<text:span text:style-name="T92">&lt;/</text:span><text:span text:style-name="T36">button</text:span><text:span text:style-name="T92">&gt;</text:span></text:p>
      <text:p text:style-name="P18">1 аргумент — объект реакт, а затем списком передаются аргументы, которые передадутся в функцию</text:p>
      <text:p text:style-name="P18">Можно в к<text:span text:style-name="T125">онструкторе присвоить</text:span>: <text:span text:style-name="T168">this.handle = this.handle.bind(this)</text:span><text:span text:style-name="T10">, </text:span>а потом уже в <text:span text:style-name="T10">JSX </text:span>прописать только:</text:p>
      <text:p text:style-name="P8">&lt;p onClick={<text:span text:style-name="T176">this.handle</text:span>}/&gt;</text:p>
      <text:p text:style-name="P17">2)Менее производительные:</text:p>
      <text:p text:style-name="P65">&lt;Car</text:p>
      <text:p text:style-name="P73"><text:span text:style-name="T46"><text:s text:c="4"/></text:span><text:span text:style-name="T113">name</text:span><text:span text:style-name="T75">=</text:span><text:span text:style-name="T100">{</text:span><text:span text:style-name="T127">cars</text:span><text:span text:style-name="T100">[</text:span><text:span text:style-name="T111">1</text:span><text:span text:style-name="T100">].</text:span><text:span text:style-name="T58">name</text:span><text:span text:style-name="T100">}</text:span></text:p>
      <text:p text:style-name="P73"><text:span text:style-name="T92"><text:s text:c="4"/></text:span><text:span text:style-name="T113">year</text:span><text:span text:style-name="T75">=</text:span><text:span text:style-name="T100">{</text:span><text:span text:style-name="T127">cars</text:span><text:span text:style-name="T100">[</text:span><text:span text:style-name="T111">1</text:span><text:span text:style-name="T100">].</text:span><text:span text:style-name="T58">year</text:span><text:span text:style-name="T100">}</text:span></text:p>
      <text:p text:style-name="P73"><text:span text:style-name="T92"><text:s text:c="4"/></text:span><text:span text:style-name="T113">onChangeTitle</text:span><text:span text:style-name="T75">=</text:span><text:span text:style-name="T100">{</text:span><text:span text:style-name="T155">() =&gt; </text:span><text:span text:style-name="T47">this</text:span><text:span text:style-name="T155">.</text:span><text:span text:style-name="T105">changeTitleHandler</text:span><text:span text:style-name="T100">(</text:span><text:span text:style-name="T128">cars</text:span><text:span text:style-name="T107">[</text:span><text:span text:style-name="T115">1</text:span><text:span text:style-name="T107">].</text:span><text:span text:style-name="T59">name</text:span><text:span text:style-name="T100">)}</text:span></text:p>
      <text:p text:style-name="P72">/&gt;</text:p>
      <text:p text:style-name="P17"><text:span text:style-name="T117">onChangeTitle <text:s/>- </text:span>это произвольно прописанное свойство, которое будет доступно в дочернем компоненте через <text:span text:style-name="T10">props </text:span>и которое там может вызываться для <text:span text:style-name="T163">инициализации изменения данных родителя</text:span>:</text:p>
      <text:p text:style-name="P17">Ребёнок:</text:p>
      <text:p text:style-name="P43"><text:span text:style-name="T92">&lt;</text:span><text:span text:style-name="T36">div</text:span><text:span text:style-name="T92">&gt;</text:span></text:p>
      <text:p text:style-name="P73"><text:s text:c="4"/><text:span text:style-name="T101">&lt;</text:span><text:span text:style-name="T39">p</text:span><text:span text:style-name="T101">&gt;&lt;</text:span><text:span text:style-name="T39">strong</text:span><text:span text:style-name="T101">&gt;</text:span><text:span text:style-name="T100">{props.</text:span><text:span text:style-name="T58">name</text:span><text:span text:style-name="T100">}</text:span><text:span text:style-name="T101">&lt;/</text:span><text:span text:style-name="T39">strong</text:span><text:span text:style-name="T101">&gt;&lt;/</text:span><text:span text:style-name="T39">p</text:span><text:span text:style-name="T101">&gt;</text:span></text:p>
      <text:p text:style-name="P73"><text:s text:c="4"/><text:span text:style-name="T101">&lt;</text:span><text:span text:style-name="T39">p</text:span><text:span text:style-name="T101">&gt;</text:span><text:span text:style-name="T100">{props.</text:span><text:span text:style-name="T58">year</text:span><text:span text:style-name="T100">}</text:span><text:span text:style-name="T101">&lt;/</text:span><text:span text:style-name="T39">p</text:span><text:span text:style-name="T101">&gt;</text:span></text:p>
      <text:p text:style-name="P73"><text:s text:c="4"/><text:span text:style-name="T101">&lt;</text:span><text:span text:style-name="T39">button </text:span><text:span text:style-name="T120">onClick</text:span><text:span text:style-name="T83">=</text:span><text:span text:style-name="T155">{props.</text:span><text:span text:style-name="T63">onChangeTitle</text:span><text:span text:style-name="T155">}</text:span><text:span text:style-name="T101">&gt;</text:span><text:span text:style-name="T100">Click</text:span><text:span text:style-name="T101">&lt;/</text:span><text:span text:style-name="T39">button</text:span><text:span text:style-name="T101">&gt;</text:span></text:p>
      <text:p text:style-name="P71"><text:span text:style-name="T92">&lt;/</text:span><text:span text:style-name="T36">div</text:span><text:span text:style-name="T92">&gt;</text:span></text:p>
      <text:p text:style-name="P17">Для обработки событий на элементах формы функцию прописывают без <text:span text:style-name="T10">bind, </text:span>чтобы привязать непосредственно к событию <text:span text:style-name="T10">event, </text:span>а не к <text:span text:style-name="T10">this </text:span>объекта реакта:</text:p>
      <text:p text:style-name="P43"><text:span text:style-name="T92">&lt;</text:span><text:span text:style-name="T36">input </text:span><text:span text:style-name="T119">type</text:span><text:span text:style-name="T72">="text" </text:span><text:span text:style-name="T119">onInput</text:span><text:span text:style-name="T72">=</text:span>{<text:span text:style-name="T35">this</text:span>.<text:span text:style-name="T154">handleInput</text:span>}<text:span text:style-name="T92"> /&gt;</text:span></text:p>
      <text:p text:style-name="P43"><text:span text:style-name="T154">handleInput</text:span><text:span text:style-name="T29"> </text:span>= event =&gt; {</text:p>
      <text:p text:style-name="P73"><text:s text:c="4"/><text:span text:style-name="T38">this</text:span><text:span text:style-name="T100">.</text:span><text:span text:style-name="T94">setState</text:span><text:span text:style-name="T100">({</text:span></text:p>
      <text:p text:style-name="P73"><text:s text:c="8"/><text:span text:style-name="T58">pageTitle</text:span><text:span text:style-name="T100">: event.</text:span><text:span text:style-name="T58">target</text:span><text:span text:style-name="T100">.</text:span><text:span text:style-name="T58">value</text:span></text:p>
      <text:p text:style-name="P73"><text:span text:style-name="T52"><text:s text:c="4"/></text:span><text:span text:style-name="T100">})</text:span></text:p>
      <text:p text:style-name="P71">};</text:p>
      <text:p text:style-name="P17"><text:span text:style-name="T27">Без </text:span><text:span text:style-name="T12">bind</text:span><text:span text:style-name="T10"> </text:span>можно указывать функцию, если <text:span text:style-name="T27">не нужно передавать никаких параметров или не будет обращения к </text:span><text:span text:style-name="T12">this </text:span><text:span text:style-name="T27">компонента </text:span><text:span text:style-name="T12">react </text:span><text:span text:style-name="T27">или будет функция объявлена как </text:span><text:span text:style-name="T177">стрелочная</text:span></text:p>
      <text:p text:style-name="P17">3)<text:span text:style-name="T166">Определение функции через стрелочную функцию:</text:span></text:p>
      <text:p text:style-name="P5">handle = () =&gt; { this.setState(...) }</text:p>
      <text:p text:style-name="P7">&lt;p onClick={this.handle}/&gt;</text:p>
      <text:p text:style-name="P7"><text:soft-page-break/></text:p>
      <text:p text:style-name="P28">Роутинг</text:p>
      <text:p text:style-name="P17"><text:span text:style-name="T202">npm i react-router-dom -</text:span><text:span text:style-name="T208">S</text:span><text:span text:style-name="T10"> —</text:span> установка роутера </text:p>
      <text:p text:style-name="P17">После всё <text:span text:style-name="T125">приложение обернуть в компонент,</text:span> который будет говорить, что используем роутинг.</text:p>
      <text:p text:style-name="P17">Импортируем компонент в главный файл <text:span text:style-name="T10">index.js:</text:span></text:p>
      <text:p text:style-name="P63"><text:span text:style-name="T10">import </text:span><text:span text:style-name="T10">{ </text:span><text:span text:style-name="T15">BrowserRouter </text:span><text:span text:style-name="T10">} </text:span><text:span text:style-name="T10">from </text:span><text:span text:style-name="T10">'react-router-dom'</text:span><text:span text:style-name="T10">;</text:span></text:p>
      <text:p text:style-name="P17">И оборачиваем главный компонент реакта:</text:p>
      <text:p text:style-name="P43">ReactDOM.<text:span text:style-name="T53">render</text:span>(<text:span text:style-name="T204">&lt;BrowserRouter&gt;</text:span><text:span text:style-name="T92">&lt;</text:span><text:span text:style-name="T36">App </text:span><text:span text:style-name="T119">title</text:span><text:span text:style-name="T72">=</text:span>{<text:span text:style-name="T71">'I am Am'</text:span>}<text:span text:style-name="T92">/&gt;</text:span><text:span text:style-name="T204">&lt;/BrowserRouter&gt;</text:span>, <text:span text:style-name="T53">document</text:span>.<text:span text:style-name="T93">getElementById</text:span>(<text:span text:style-name="T71">'root'</text:span>));</text:p>
      <text:p text:style-name="P54">Можно импортировать <text:span text:style-name="T10">BrowserRouter </text:span>сразу в главный компонент и в нём использовать как главный элемент обёртку</text:p>
      <text:p text:style-name="P17">В самом компоненте прописывание роутов(<text:span text:style-name="T205">прописывать лучше в корневом компоненте, например </text:span><text:span text:style-name="T209">App</text:span>):</text:p>
      <text:p text:style-name="P58"><text:span text:style-name="T40">import </text:span><text:span text:style-name="T146">{</text:span><text:span text:style-name="T210">Route, </text:span><text:span text:style-name="T206">NavLink, </text:span><text:span text:style-name="T212">Link</text:span><text:span text:style-name="T146">} </text:span><text:span text:style-name="T40">from </text:span><text:span text:style-name="T78">'react-router-dom'</text:span></text:p>
      <text:p text:style-name="P58"><text:span text:style-name="T147">&lt;</text:span><text:span text:style-name="T213">NavLink</text:span><text:span text:style-name="T41"> </text:span><text:span text:style-name="T118">to</text:span><text:span text:style-name="T79">="/" </text:span><text:span text:style-name="T192">exact</text:span><text:span text:style-name="T81"> </text:span><text:span text:style-name="T192">activeClassName</text:span><text:span text:style-name="T81">={'asds'} </text:span><text:span text:style-name="T192">activeStyle</text:span><text:span text:style-name="T81">={{color: 'red'}}</text:span><text:span text:style-name="T147">&gt;</text:span><text:span text:style-name="T146">About</text:span><text:span text:style-name="T147">&lt;/</text:span><text:span text:style-name="T148">NavLink</text:span><text:span text:style-name="T147">&gt;</text:span></text:p>
      <text:p text:style-name="P43"><text:span text:style-name="T92">&lt;</text:span><text:span text:style-name="T203">Route</text:span><text:span text:style-name="T36"> </text:span><text:span text:style-name="T203">path</text:span><text:span text:style-name="T72">="/" </text:span><text:span text:style-name="T203">exact</text:span><text:span text:style-name="T119"> </text:span><text:span text:style-name="T203">render</text:span><text:span text:style-name="T72">=</text:span>{() =&gt; <text:span text:style-name="T92">&lt;</text:span><text:span text:style-name="T36">h1</text:span><text:span text:style-name="T92">&gt;</text:span>Home Page<text:span text:style-name="T92">&lt;/</text:span><text:span text:style-name="T36">h1</text:span><text:span text:style-name="T92">&gt;</text:span>}<text:span text:style-name="T92"> /&gt;</text:span></text:p>
      <text:p text:style-name="P7"><text:span text:style-name="T27">path</text:span> – <text:span text:style-name="T1">путь, </text:span><text:span text:style-name="T27">exact</text:span> – <text:span text:style-name="T1">наличие полного совпадения адреса, чтобы роутер работал(без этого указания роутер сработает, если просто есть совпадение в названии)</text:span>, <text:span text:style-name="T27">render</text:span> —<text:span text:style-name="T3"> контент, который будет отрендерен</text:span><text:span text:style-name="T1"> при </text:span><text:span text:style-name="T1">переходе по адресу роутера(</text:span><text:span text:style-name="T26">html </text:span><text:span text:style-name="T3">или текст</text:span><text:span text:style-name="T1">, но не самописные компоненты)</text:span></text:p>
      <text:p text:style-name="P47"><text:span text:style-name="T7">&lt;</text:span><text:span text:style-name="T217">Link</text:span><text:span text:style-name="T51"> </text:span><text:span text:style-name="T124">to</text:span><text:span text:style-name="T91">='/'</text:span><text:span text:style-name="T7">&gt;</text:span></text:p>
      <text:p text:style-name="P73"><text:s text:c="4"/><text:span text:style-name="T101">&lt;</text:span><text:span text:style-name="T39">Button </text:span><text:span text:style-name="T113">type</text:span><text:span text:style-name="T75">="success"</text:span><text:span text:style-name="T101">&gt;</text:span><text:span text:style-name="T100">Перейти в список тестов</text:span><text:span text:style-name="T101">&lt;/</text:span><text:span text:style-name="T39">Button</text:span><text:span text:style-name="T101">&gt;</text:span></text:p>
      <text:p text:style-name="P71"><text:span text:style-name="T92">&lt;/</text:span><text:span text:style-name="T36">Link</text:span><text:span text:style-name="T92">&gt;</text:span></text:p>
      <text:p text:style-name="P7"><text:span text:style-name="T27">Link</text:span> – <text:span text:style-name="T215">аналогичен</text:span><text:span text:style-name="T1"> </text:span>NavLink, <text:span text:style-name="T1">но только </text:span><text:span text:style-name="T215">не имеет функционал типа активного класса</text:span><text:span text:style-name="T1"> и т. д. Применяется для задания </text:span><text:span text:style-name="T215">под ссылку любого тега</text:span><text:span text:style-name="T1">(прописанного внутри </text:span>Link<text:span text:style-name="T1">)</text:span></text:p>
      <text:p text:style-name="P7"><text:span text:style-name="T2">Обычная ссылка</text:span><text:span text:style-name="T1"> для перехода по страницам, а </text:span><text:span text:style-name="T27">Route</text:span> – <text:span text:style-name="T1">для отрисовки страниц по </text:span>url</text:p>
      <text:p text:style-name="P17">Для компонентов:</text:p>
      <text:p text:style-name="P43"><text:span text:style-name="T92">&lt;</text:span><text:span text:style-name="T36">Route </text:span><text:span text:style-name="T119">path</text:span><text:span text:style-name="T72">="/about" </text:span><text:span text:style-name="T119">exact </text:span><text:span text:style-name="T203">component</text:span><text:span text:style-name="T72">=</text:span>{Counter}<text:span text:style-name="T92"> /&gt;</text:span></text:p>
      <text:p text:style-name="P7"><text:span text:style-name="T27">component</text:span> – <text:span text:style-name="T1">какой компонент будет отображаться при переходе на данный роут</text:span></text:p>
      <text:p text:style-name="P7">NavLink – <text:span text:style-name="T1">аналог </text:span>router-link<text:span text:style-name="T1">, </text:span>Route – <text:span text:style-name="T1">аналог </text:span>router-view</text:p>
      <text:p text:style-name="P14">Атрибуты <text:span text:style-name="T10">NavLink:</text:span></text:p>
      <text:p text:style-name="P22"><text:span text:style-name="T168">to</text:span><text:span text:style-name="T20">=”/12”– </text:span><text:span text:style-name="T4">путь перехода, можно </text:span><text:span text:style-name="T5">передавать объект</text:span><text:span text:style-name="T4"> - </text:span><text:span text:style-name="T20">{{ </text:span><text:span text:style-name="T168">pathname</text:span><text:span text:style-name="T20">: '/cars', </text:span><text:span text:style-name="T168">search</text:span><text:span text:style-name="T20">: '?a=1&amp;b=2', </text:span><text:span text:style-name="T168">hash</text:span><text:span text:style-name="T20">: 'wfm-hash' }}, </text:span><text:span text:style-name="T4">где </text:span><text:span text:style-name="T20">pathname – </text:span><text:span text:style-name="T4">Имя пути, </text:span><text:span text:style-name="T20">search —</text:span><text:span text:style-name="T4"> </text:span><text:span text:style-name="T20">get </text:span><text:span text:style-name="T4">параметры после ?, </text:span><text:span text:style-name="T20">hash – </text:span><text:span text:style-name="T4">значение хеша</text:span><text:span text:style-name="T20"> – </text:span><text:span text:style-name="T4">здесь получится </text:span><text:span text:style-name="T20">url - </text:span><text:a xlink:type="simple" xlink:href="http://localhost:3000/about?a=1&amp;b=2#wfm-hash" text:style-name="Internet_20_link" text:visited-style-name="Visited_20_Internet_20_Link">http://localhost:3000/about?a=1&amp;b=2#wfm-hash</text:a><text:span text:style-name="T10"> </text:span></text:p>
      <text:p text:style-name="P7"><text:span text:style-name="T176">exact</text:span> – <text:span text:style-name="T1">делать ссылку активной только при полном совпадении путей</text:span></text:p>
      <text:p text:style-name="P7"><text:span text:style-name="T176">activeClassName</text:span> – <text:span text:style-name="T1">название активного класса, когда ссылка выбрана</text:span></text:p>
      <text:p text:style-name="P7"><text:span text:style-name="T176">activeStyle</text:span> – <text:span text:style-name="T1">объект со стилями для активной ссылкой</text:span></text:p>
      <text:p text:style-name="P7"><text:span text:style-name="T125">exact </text:span><text:span text:style-name="T6">можно заменить</text:span><text:span text:style-name="T1"> компонентом </text:span><text:span text:style-name="T202">Switch</text:span><text:span text:style-name="T1">( в 4 версии роутера):</text:span></text:p>
      <text:p text:style-name="P47"><text:span text:style-name="T50">import </text:span><text:span text:style-name="T1">{</text:span><text:span text:style-name="T210">Switch</text:span><text:span text:style-name="T1">} </text:span><text:span text:style-name="T50">from </text:span><text:span text:style-name="T90">'react-router-dom'</text:span><text:span text:style-name="T1">;</text:span></text:p>
      <text:p text:style-name="P47"><text:span text:style-name="T7">&lt;</text:span><text:span text:style-name="T211">Switch</text:span><text:span text:style-name="T7">&gt;</text:span></text:p>
      <text:p text:style-name="P73"><text:s text:c="4"/><text:span text:style-name="T101">&lt;</text:span><text:span text:style-name="T39">Route </text:span><text:span text:style-name="T113">path</text:span><text:span text:style-name="T75">="/" </text:span><text:span text:style-name="T113">render</text:span><text:span text:style-name="T75">=</text:span><text:span text:style-name="T100">{() =&gt; </text:span><text:span text:style-name="T101">&lt;</text:span><text:span text:style-name="T39">h1</text:span><text:span text:style-name="T101">&gt;</text:span><text:span text:style-name="T100">Home Page</text:span><text:span text:style-name="T101">&lt;/</text:span><text:span text:style-name="T39">h1</text:span><text:span text:style-name="T101">&gt;</text:span><text:span text:style-name="T100">}</text:span><text:span text:style-name="T101"> /&gt;</text:span></text:p>
      <text:p text:style-name="P73"><text:s text:c="4"/><text:span text:style-name="T101">&lt;</text:span><text:span text:style-name="T39">Route </text:span><text:span text:style-name="T113">path</text:span><text:span text:style-name="T75">="/about/:id" </text:span><text:span text:style-name="T113">component</text:span><text:span text:style-name="T75">=</text:span><text:span text:style-name="T100">{Counter}</text:span><text:span text:style-name="T101"> /&gt;</text:span></text:p>
      <text:p text:style-name="P73"><text:s text:c="4"/><text:span text:style-name="T101">&lt;</text:span><text:span text:style-name="T39">Route </text:span><text:span text:style-name="T113">path</text:span><text:span text:style-name="T75">="/about" </text:span><text:span text:style-name="T113">component</text:span><text:span text:style-name="T75">=</text:span><text:span text:style-name="T100">{Counter}</text:span><text:span text:style-name="T101"> /&gt;</text:span></text:p>
      <text:p text:style-name="P71"><text:span text:style-name="T92">&lt;/</text:span><text:span text:style-name="T36">Switch</text:span><text:span text:style-name="T92">&gt;</text:span></text:p>
      <text:p text:style-name="P17">Смысл в том, что ищется первый совпадающий по <text:span text:style-name="T10">url </text:span>роут и применяется. Поэтому дочерние динамические роуты нужно ставить впереди базовых в очереди, иначе всегда будет показываться только базовый роут</text:p>
      <text:p text:style-name="P13">Императивный переход в роутах:</text:p>
      <text:p text:style-name="P11">Для <text:span text:style-name="T125">компонентов, наследуемых от </text:span><text:span text:style-name="T11">Component</text:span><text:span text:style-name="T10">, </text:span>можно обратиться к свойству <text:span text:style-name="T11">this.props</text:span><text:span text:style-name="T10">:</text:span></text:p>
      <text:p text:style-name="P42"><text:span text:style-name="T44">this</text:span><text:span text:style-name="T10">.</text:span><text:span text:style-name="T68">props</text:span><text:span text:style-name="T10">.</text:span><text:span text:style-name="T68">history</text:span><text:span text:style-name="T10">.</text:span><text:span text:style-name="T208">push</text:span><text:span text:style-name="T10">(</text:span><text:span text:style-name="T88">'/about'</text:span><text:span text:style-name="T10">);</text:span></text:p>
      <text:p text:style-name="P74"><text:span text:style-name="T35">this</text:span>.<text:span text:style-name="T55">props</text:span>.<text:span text:style-name="T55">history</text:span>.<text:span text:style-name="T93">push</text:span>({<text:span text:style-name="T55">pathname</text:span>: <text:span text:style-name="T71">'/about'</text:span>});</text:p>
      <text:p text:style-name="P71"><text:span text:style-name="T35">this</text:span>.<text:span text:style-name="T55">props</text:span>.<text:span text:style-name="T55">history</text:span>.<text:span text:style-name="T202">go</text:span>(-<text:span text:style-name="T110">1</text:span>);</text:p>
      <text:p text:style-name="P11">Для <text:span text:style-name="T125">функционального компонента</text:span>:</text:p>
      <text:p text:style-name="P11">Импортировать в компонент функцию роутера и обернуть экспорт в эту функцию, тогда можно во вложенном </text:p>
      <text:p text:style-name="P46"><text:span text:style-name="T35">import </text:span>{<text:span text:style-name="T202">withRouter</text:span>} <text:span text:style-name="T35">from </text:span><text:span text:style-name="T71">'react-router-dom'</text:span></text:p>
      <text:p text:style-name="P46"><text:soft-page-break/><text:span text:style-name="T35">export default </text:span><text:span text:style-name="T202">withRouter</text:span>(Car);</text:p>
      <text:p text:style-name="P11">Теперь через <text:span text:style-name="T26">вложенный атрибут </text:span><text:span text:style-name="T13">props </text:span><text:span text:style-name="T10">→ props.history.push('/about')</text:span></text:p>
      <text:p text:style-name="P13">Динамический роут</text:p>
      <text:p text:style-name="P17">Например, при переходе по товарам в рамках одной группы, где в <text:span text:style-name="T10">url </text:span>меняется только <text:span text:style-name="T10">id </text:span>товара:</text:p>
      <text:p text:style-name="P43"><text:span text:style-name="T92">&lt;</text:span><text:span text:style-name="T36">Route </text:span><text:span text:style-name="T123">path</text:span><text:span text:style-name="T89">="/about/:id"</text:span><text:span text:style-name="T72"> </text:span><text:span text:style-name="T119">exact </text:span><text:span text:style-name="T203">component</text:span><text:span text:style-name="T72">=</text:span>{<text:span text:style-name="T10">Details</text:span>}<text:span text:style-name="T92"> /&gt;</text:span></text:p>
      <text:p text:style-name="P11">В компоненте Details(наследуемый от <text:span text:style-name="T10">Component</text:span>), доступ к <text:span text:style-name="T10">id </text:span>будет через <text:span text:style-name="T10">this.</text:span><text:span text:style-name="T168">props.match.params</text:span><text:span text:style-name="T10">.id</text:span></text:p>
      <text:p text:style-name="P13">Несуществующие страницы</text:p>
      <text:p text:style-name="P17">Можно рендерить роут с ошибкой 404:</text:p>
      <text:p text:style-name="P17">В самом конце созданных <text:span text:style-name="T10">Route </text:span>прописать отдельный:</text:p>
      <text:p text:style-name="P43"><text:span text:style-name="T92">&lt;</text:span><text:span text:style-name="T36">Route </text:span><text:span text:style-name="T119">exact render</text:span><text:span text:style-name="T72">=</text:span>{() =&gt; <text:span text:style-name="T92">&lt;</text:span><text:span text:style-name="T36">h1</text:span><text:span text:style-name="T92">&gt;</text:span>Error 404 Page<text:span text:style-name="T92">&lt;/</text:span><text:span text:style-name="T36">h1</text:span><text:span text:style-name="T92">&gt;</text:span>}<text:span text:style-name="T92"> /&gt;</text:span></text:p>
      <text:p text:style-name="P17"/>
      <text:p text:style-name="P11">Можно сделать редирект, если без <text:span text:style-name="T10">Switch:</text:span></text:p>
      <text:p text:style-name="P42"><text:span text:style-name="T44">import </text:span><text:span text:style-name="T10">{Route, </text:span><text:span text:style-name="T69">NavLink</text:span><text:span text:style-name="T10">, Switch, </text:span><text:span text:style-name="T208">Redirect</text:span><text:span text:style-name="T10">} </text:span><text:span text:style-name="T44">from </text:span><text:span text:style-name="T88">'react-router-dom'</text:span><text:span text:style-name="T10">;</text:span></text:p>
      <text:p text:style-name="P42"><text:span text:style-name="T22">&lt;</text:span><text:span text:style-name="T207">Redirect</text:span><text:span text:style-name="T45"> </text:span><text:span text:style-name="T207">from</text:span><text:span text:style-name="T89">=</text:span><text:span text:style-name="T10">{</text:span><text:span text:style-name="T88">'/about'</text:span><text:span text:style-name="T10">}</text:span><text:span text:style-name="T22"> </text:span><text:span text:style-name="T207">to</text:span><text:span text:style-name="T89">=</text:span><text:span text:style-name="T10">{</text:span><text:span text:style-name="T88">'/cars'</text:span><text:span text:style-name="T10">}</text:span><text:span text:style-name="T22">/&gt;</text:span></text:p>
      <text:p text:style-name="P11">Если со <text:span text:style-name="T10">Switch, </text:span>то указать без <text:span text:style-name="T10">from, </text:span>тогда при появлении неописанного в роутах маршрута будет происходить прописанный редирект в <text:span text:style-name="T10">to:</text:span></text:p>
      <text:p text:style-name="P42"><text:span text:style-name="T22">&lt;</text:span><text:span text:style-name="T45">Switch</text:span><text:span text:style-name="T22">&gt;</text:span></text:p>
      <text:p text:style-name="P73"><text:s text:c="4"/><text:span text:style-name="T101">&lt;</text:span><text:span text:style-name="T39">Route </text:span><text:span text:style-name="T113">path</text:span><text:span text:style-name="T75">="/" </text:span><text:span text:style-name="T113">exact render</text:span><text:span text:style-name="T75">=</text:span><text:span text:style-name="T100">{() =&gt; </text:span><text:span text:style-name="T101">&lt;</text:span><text:span text:style-name="T39">h1</text:span><text:span text:style-name="T101">&gt;</text:span><text:span text:style-name="T100">Home Page</text:span><text:span text:style-name="T101">&lt;/</text:span><text:span text:style-name="T39">h1</text:span><text:span text:style-name="T101">&gt;</text:span><text:span text:style-name="T100">}</text:span><text:span text:style-name="T101"> /&gt;</text:span></text:p>
      <text:p text:style-name="P73"><text:s text:c="4"/><text:span text:style-name="T101">&lt;</text:span><text:span text:style-name="T39">Route </text:span><text:span text:style-name="T113">exact path</text:span><text:span text:style-name="T75">="/about/:id" </text:span><text:span text:style-name="T113">component</text:span><text:span text:style-name="T75">=</text:span><text:span text:style-name="T100">{Counter}</text:span><text:span text:style-name="T101"> /&gt;</text:span></text:p>
      <text:p text:style-name="P73"><text:s text:c="4"/><text:span text:style-name="T101">&lt;</text:span><text:span text:style-name="T39">Route </text:span><text:span text:style-name="T113">exact path</text:span><text:span text:style-name="T75">="/about" </text:span><text:span text:style-name="T113">component</text:span><text:span text:style-name="T75">=</text:span><text:span text:style-name="T100">{Counter}</text:span><text:span text:style-name="T101"> /&gt;</text:span></text:p>
      <text:p text:style-name="P73"><text:s text:c="3"/><text:span text:style-name="T202"><text:s/></text:span><text:span text:style-name="T204">&lt;Redirect to=</text:span><text:span text:style-name="T202">{'/cars'}</text:span><text:span text:style-name="T204">/&gt;</text:span></text:p>
      <text:p text:style-name="P71"><text:span text:style-name="T92">&lt;/</text:span><text:span text:style-name="T36">Switch</text:span><text:span text:style-name="T92">&gt;</text:span></text:p>
      <text:p text:style-name="P17"><text:span text:style-name="T244">Скрывание маршрутов для неавторизованных</text:span> пользователей:</text:p>
      <text:p text:style-name="P17">Для этого в компоненте, в котором прописаны пути роута необходимо при рендере контента прописывать условия. Например <text:span text:style-name="T230">проверка. Есть ли токен доступа у пользователя</text:span>:</text:p>
      <text:p text:style-name="P43"><text:span text:style-name="T35">let </text:span><text:span text:style-name="T126">routs </text:span>= (</text:p>
      <text:p text:style-name="P73"><text:s text:c="4"/><text:span text:style-name="T101">&lt;</text:span><text:span text:style-name="T39">Switch</text:span><text:span text:style-name="T101">&gt;</text:span></text:p>
      <text:p text:style-name="P73"><text:s text:c="8"/><text:span text:style-name="T101">&lt;</text:span><text:span text:style-name="T39">Route </text:span><text:span text:style-name="T113">path</text:span><text:span text:style-name="T75">="/auth" </text:span><text:span text:style-name="T113">component</text:span><text:span text:style-name="T75">=</text:span><text:span text:style-name="T100">{Auth}</text:span><text:span text:style-name="T101">/&gt;</text:span></text:p>
      <text:p text:style-name="P73"><text:s text:c="8"/><text:span text:style-name="T101">&lt;</text:span><text:span text:style-name="T39">Route </text:span><text:span text:style-name="T113">path</text:span><text:span text:style-name="T75">="/" </text:span><text:span text:style-name="T113">component</text:span><text:span text:style-name="T75">=</text:span><text:span text:style-name="T100">{QuizList}</text:span><text:span text:style-name="T101">/&gt;</text:span></text:p>
      <text:p text:style-name="P73"><text:s text:c="8"/><text:span text:style-name="T101">&lt;</text:span><text:span text:style-name="T39">Redirect </text:span><text:span text:style-name="T113">to</text:span><text:span text:style-name="T75">="/"</text:span><text:span text:style-name="T101">/&gt;</text:span></text:p>
      <text:p text:style-name="P73"><text:s text:c="4"/><text:span text:style-name="T101">&lt;/</text:span><text:span text:style-name="T39">Switch</text:span><text:span text:style-name="T101">&gt;</text:span></text:p>
      <text:p text:style-name="P74">);</text:p>
      <text:p text:style-name="P74"><text:span text:style-name="T35">if </text:span>(<text:span text:style-name="T35">this</text:span>.<text:span text:style-name="T56">props</text:span><text:span text:style-name="T125">.</text:span><text:span text:style-name="T56">isAuth</text:span>) {</text:p>
      <text:p text:style-name="P73"><text:s text:c="4"/><text:span text:style-name="T127">routs </text:span><text:span text:style-name="T100">= (</text:span></text:p>
      <text:p text:style-name="P73"><text:s text:c="8"/><text:span text:style-name="T101">&lt;</text:span><text:span text:style-name="T39">Switch</text:span><text:span text:style-name="T101">&gt;</text:span></text:p>
      <text:p text:style-name="P73"><text:s text:c="12"/><text:span text:style-name="T101">&lt;</text:span><text:span text:style-name="T39">Route </text:span><text:span text:style-name="T113">path</text:span><text:span text:style-name="T75">="/quiz-creator" </text:span><text:span text:style-name="T113">component</text:span><text:span text:style-name="T75">=</text:span><text:span text:style-name="T100">{QuizCreator}</text:span><text:span text:style-name="T101">/&gt;</text:span></text:p>
      <text:p text:style-name="P73"><text:s text:c="12"/><text:span text:style-name="T101">&lt;</text:span><text:span text:style-name="T39">Route </text:span><text:span text:style-name="T113">path</text:span><text:span text:style-name="T75">="/logout" </text:span><text:span text:style-name="T113">component</text:span><text:span text:style-name="T75">=</text:span><text:span text:style-name="T100">{Logout}</text:span><text:span text:style-name="T101">/&gt;</text:span></text:p>
      <text:p text:style-name="P73"><text:s text:c="12"/><text:span text:style-name="T101">&lt;</text:span><text:span text:style-name="T39">Route </text:span><text:span text:style-name="T113">path</text:span><text:span text:style-name="T75">="/" </text:span><text:span text:style-name="T113">component</text:span><text:span text:style-name="T75">=</text:span><text:span text:style-name="T100">{QuizList}</text:span><text:span text:style-name="T101"> </text:span><text:span text:style-name="T113">exact </text:span><text:span text:style-name="T101">/&gt;</text:span></text:p>
      <text:p text:style-name="P73"><text:s text:c="12"/><text:span text:style-name="T101">&lt;</text:span><text:span text:style-name="T39">Redirect </text:span><text:span text:style-name="T113">to</text:span><text:span text:style-name="T75">="/"</text:span><text:span text:style-name="T101">/&gt;</text:span></text:p>
      <text:p text:style-name="P73"><text:s text:c="8"/><text:span text:style-name="T101">&lt;/</text:span><text:span text:style-name="T39">Switch</text:span><text:span text:style-name="T101">&gt;</text:span></text:p>
      <text:p text:style-name="P73"><text:s text:c="4"/><text:span text:style-name="T100">);</text:span></text:p>
      <text:p text:style-name="P71">}</text:p>
      <text:p text:style-name="P17">Т.е. в данной ситуации <text:span text:style-name="T266">при вводе </text:span><text:span text:style-name="T267">url, </text:span><text:span text:style-name="T266">который не прописан в роуте доступа — просто </text:span><text:span text:style-name="T266">произойдёт переадресация</text:span> на указанный в <text:span text:style-name="T10">Redirect </text:span>путь.</text:p>
      <text:p text:style-name="P17">Пример компонента для редиректа на разлогин без лишнего <text:span text:style-name="T10">html:</text:span></text:p>
      <text:p text:style-name="P43"><text:span text:style-name="T44">import </text:span><text:span text:style-name="T69">React</text:span><text:span text:style-name="T10">, {Component} </text:span><text:span text:style-name="T44">from </text:span><text:span text:style-name="T88">'react'</text:span><text:span text:style-name="T10">;</text:span></text:p>
      <text:p text:style-name="P74"><text:span text:style-name="T35">import </text:span>{ connect } <text:span text:style-name="T35">from </text:span><text:span text:style-name="T71">'react-redux'</text:span>;</text:p>
      <text:p text:style-name="P74"><text:span text:style-name="T35">import </text:span>{<text:span text:style-name="T29">logout</text:span>} <text:span text:style-name="T35">from </text:span><text:span text:style-name="T71">"../../store/actions/auth"</text:span>;</text:p>
      <text:p text:style-name="P74"><text:span text:style-name="T35">import </text:span>{ Redirect } <text:span text:style-name="T35">from </text:span><text:span text:style-name="T71">'react-router-dom'</text:span>;</text:p>
      <text:p text:style-name="P74"><text:span text:style-name="T35">class </text:span>Logout <text:span text:style-name="T35">extends </text:span>Component {</text:p>
      <text:p text:style-name="P73"><text:s text:c="4"/><text:span text:style-name="T231">componentDidMount</text:span><text:span text:style-name="T100">() {</text:span></text:p>
      <text:p text:style-name="P73"><text:s text:c="8"/><text:span text:style-name="T38">this</text:span><text:span text:style-name="T100">.</text:span><text:span text:style-name="T58">props</text:span><text:span text:style-name="T100">.</text:span><text:span text:style-name="T94">logout</text:span><text:span text:style-name="T100">();</text:span></text:p>
      <text:p text:style-name="P73"><text:s text:c="4"/><text:span text:style-name="T100">}</text:span></text:p>
      <text:p text:style-name="P73"><text:s text:c="4"/><text:span text:style-name="T94">render</text:span><text:span text:style-name="T100">() {</text:span></text:p>
      <text:p text:style-name="P73"><text:s text:c="8"/><text:span text:style-name="T38">return </text:span><text:span text:style-name="T100">(</text:span></text:p>
      <text:p text:style-name="P73"><text:s text:c="12"/><text:span text:style-name="T101">&lt;</text:span><text:span text:style-name="T232">Redirect</text:span><text:span text:style-name="T39"> </text:span><text:span text:style-name="T113">to</text:span><text:span text:style-name="T75">=</text:span><text:span text:style-name="T100">{</text:span><text:span text:style-name="T74">'/'</text:span><text:span text:style-name="T100">}</text:span><text:span text:style-name="T101"> /&gt;</text:span></text:p>
      <text:p text:style-name="P73"><text:s text:c="8"/><text:span text:style-name="T100">);</text:span></text:p>
      <text:p text:style-name="P73"><text:s text:c="4"/><text:span text:style-name="T100">}</text:span></text:p>
      <text:p text:style-name="P74">}</text:p>
      <text:p text:style-name="P74"><text:soft-page-break/><text:span text:style-name="T35">const </text:span>dispatchToProps = dispatch =&gt; ({</text:p>
      <text:p text:style-name="P73"><text:s text:c="4"/><text:span text:style-name="T94">logout</text:span><text:span text:style-name="T100">: () =&gt; dispatch(</text:span><text:span text:style-name="T105">logout</text:span><text:span text:style-name="T100">())</text:span></text:p>
      <text:p text:style-name="P74">});</text:p>
      <text:p text:style-name="P71"><text:span text:style-name="T35">export default </text:span>connect(<text:span text:style-name="T35">null</text:span>, dispatchToProps)(Logout);</text:p>
      <text:p text:style-name="P17">При переходе на этот компонент происходит разлогин в <text:span text:style-name="T10">store </text:span>и переход на главную страницу</text:p>
      <text:p text:style-name="P13">Валидация</text:p>
      <text:p text:style-name="P17">Есть библиотека <text:span text:style-name="T10">isJS </text:span>для простой валидации форм и прочего в <text:span text:style-name="T10">JS</text:span></text:p>
      <text:p text:style-name="P13">Компонент загрузки при переходах на страницы</text:p>
      <text:p text:style-name="P14"><text:a xlink:type="simple" xlink:href="https://loading.io/css" text:style-name="Internet_20_link" text:visited-style-name="Visited_20_Internet_20_Link">https://loading.io/css</text:a> <text:s/>- <text:span text:style-name="T228">здесь можно найти стили для лоадеров</text:span></text:p>
      <text:p text:style-name="P17">Скопировать оттуда стили и создать себе кастомный лоадер, который подставляется, пока не загружены данные.</text:p>
      <text:p text:style-name="P4">HTTP <text:span text:style-name="T1">запросы</text:span></text:p>
      <text:p text:style-name="P7"><text:span text:style-name="T176">npm i axios -S</text:span> – <text:span text:style-name="T1">установить библиотеку для аякс-запросов</text:span></text:p>
      <text:p text:style-name="P7"><text:span text:style-name="T1">Импортируем библиотеку в компонент, где нужен аякс запрос и потом в </text:span>componentDidMount <text:span text:style-name="T1">вызываем</text:span></text:p>
      <text:p text:style-name="P7">Firebase – <text:span text:style-name="T1">создать новое приложение, во вкладке </text:span>Database <text:span text:style-name="T1">создать новую БД в режиме </text:span>real time.</text:p>
      <text:p text:style-name="P17">Там создать новую БД и ввести пробную запись.</text:p>
      <text:p text:style-name="P17">Скопировать ссылку - <text:a xlink:type="simple" xlink:href="https://test-e2740.firebaseio.com/" text:style-name="Internet_20_link" text:visited-style-name="Visited_20_Internet_20_Link">https://test-e2740.firebaseio.com</text:a></text:p>
      <text:p text:style-name="P17">Её вставлять в <text:span text:style-name="T10">url </text:span>запроса. Добавив в конце название БД и расширение <text:span text:style-name="T10">JSON —</text:span> https://test-e2740.firebaseio.com<text:span text:style-name="T202">/</text:span><text:span text:style-name="T208">quiz.json</text:span></text:p>
      <text:p text:style-name="P3">axios.get(url)</text:p>
      <text:p text:style-name="P11">Для изменений данных — применение <text:span text:style-name="T10">post </text:span>запросов — <text:span text:style-name="T10">axios.post(</text:span><text:span text:style-name="T228">https://test-e2740.firebaseio.com</text:span><text:span text:style-name="T202">/</text:span><text:span text:style-name="T208">quiz.json</text:span><text:span text:style-name="T10">, data)</text:span></text:p>
      <text:p text:style-name="P2"><text:span text:style-name="T1">В основном запросы на получение данных идут в хуке - </text:span><text:span text:style-name="T94">componentDidMount</text:span></text:p>
      <text:p text:style-name="P2"><text:span text:style-name="T1">Для получения например одной записи по </text:span><text:span text:style-name="T10">id - </text:span><text:span text:style-name="T42">const </text:span><text:span text:style-name="T130">response </text:span><text:span text:style-name="T150">= </text:span><text:span text:style-name="T42">await </text:span><text:span text:style-name="T61">axios</text:span><text:span text:style-name="T150">.</text:span><text:span text:style-name="T95">get</text:span><text:span text:style-name="T150">(</text:span><text:span text:style-name="T80">`https://test-e2740.firebaseio.com/quizes/</text:span><text:span text:style-name="T150">${</text:span><text:span text:style-name="T130">id</text:span><text:span text:style-name="T150">}</text:span><text:span text:style-name="T80">.json`</text:span><text:span text:style-name="T150">);</text:span></text:p>
      <text:p text:style-name="P11">Вместо <text:span text:style-name="T155">повторных прописываний</text:span> <text:span text:style-name="T10">url </text:span>можно создать <text:span text:style-name="T155">файл с настройками </text:span><text:span text:style-name="T160">axios </text:span><text:span text:style-name="T155">и его импортировать</text:span> вместо библиотеки <text:span text:style-name="T10">axios:</text:span></text:p>
      <text:p text:style-name="P42"><text:span text:style-name="T44">import </text:span><text:span text:style-name="T69">axios </text:span><text:span text:style-name="T44">from </text:span><text:span text:style-name="T88">'axios'</text:span><text:span text:style-name="T10">;</text:span></text:p>
      <text:p text:style-name="P74"><text:span text:style-name="T35">export default </text:span><text:span text:style-name="T53">axios</text:span>.<text:span text:style-name="T93">create</text:span>({</text:p>
      <text:p text:style-name="P73"><text:s text:c="4"/><text:span text:style-name="T234">baseUrl</text:span><text:span text:style-name="T100">: </text:span><text:span text:style-name="T74">'https://test-e2740.firebaseio.com/'</text:span></text:p>
      <text:p text:style-name="P71">});</text:p>
      <text:p text:style-name="P11">Вместо обычной <text:span text:style-name="T10">axios </text:span>можно использовать переопределённый с нужнымми настройками <text:span text:style-name="T10">url, </text:span>токенов, действий и прокси.</text:p>
      <text:p text:style-name="P2"><text:span text:style-name="T158">Для авторизации </text:span><text:span text:style-name="T4">поискать </text:span><text:span text:style-name="T20">firebase rest auth - </text:span><text:a xlink:type="simple" xlink:href="https://firebase.google.com/docs/reference/rest/auth" text:style-name="Internet_20_link" text:visited-style-name="Visited_20_Internet_20_Link">https://firebase.google.com/docs/reference/rest/auth</text:a><text:span text:style-name="T20"> </text:span></text:p>
      <text:p text:style-name="P19">Там сбоку выбрать пункт <text:span text:style-name="T10">sign up with email password, </text:span>где скопировать <text:span text:style-name="T10">url – </text:span>для регистрации, <text:s/><text:span text:style-name="T10">sign in with email password —</text:span> для входа — в указанных <text:span text:style-name="T10">url API_KEY – </text:span>это ключ <text:span text:style-name="T10">API </text:span>приложения, который мжно посмотреть в настройках проекта в <text:span text:style-name="T10">firebase</text:span></text:p>
      <text:p text:style-name="P11">Затем в аккаунте <text:span text:style-name="T10">firebase <text:s/></text:span>в пункте авторизации включить авторизацию по <text:span text:style-name="T10">email </text:span>и паролю</text:p>
      <text:p text:style-name="P11">Для выкатки проекта в <text:span text:style-name="T10">firebase </text:span>посмотреть раздел <text:span text:style-name="T10">hosting</text:span></text:p>
      <text:p text:style-name="P31">npm install -g firebase-tools</text:p>
      <text:p text:style-name="P31">firebase login</text:p>
      <text:p text:style-name="P31">firebase init</text:p>
      <text:p text:style-name="P31">firebase deploy</text:p>
      <text:p text:style-name="P11">Если убрать из доступа</text:p>
      <text:p text:style-name="P31">firebase deploy:disabled</text:p>
      <text:p text:style-name="P31">firebase logout</text:p>
      <text:p text:style-name="P4">REDUX</text:p>
      <text:p text:style-name="P7"><text:span text:style-name="T235">npm I redux -S</text:span> – <text:span text:style-name="T1">для сохранения </text:span>redux</text:p>
      <text:p text:style-name="P7"><text:span text:style-name="T235">npm I react-redux -S </text:span>– <text:span text:style-name="T1">для привязки</text:span><text:span text:style-name="T2"> </text:span><text:span text:style-name="T27">redux <text:s/></text:span><text:span text:style-name="T2">к реакту, </text:span><text:span text:style-name="T1">чтобы импортировать редукс внутрь приложения</text:span></text:p>
      <text:p text:style-name="P29">Есть свой <text:span text:style-name="T10">devtools </text:span>для <text:span text:style-name="T10">redux</text:span></text:p>
      <text:p text:style-name="P35">Или установить расширение для браузера и прописать в <text:span text:style-name="T10">index:</text:span></text:p>
      <text:p text:style-name="P44"><text:span text:style-name="T44">const </text:span><text:span text:style-name="T131">composeEnhancers </text:span><text:span text:style-name="T10">=</text:span></text:p>
      <text:p text:style-name="P73"><text:s text:c="4"/><text:span text:style-name="T38">typeof </text:span><text:span text:style-name="T60">window </text:span><text:span text:style-name="T100">=== </text:span><text:span text:style-name="T74">'object' </text:span><text:span text:style-name="T100">&amp;&amp;</text:span></text:p>
      <text:p text:style-name="P73"><text:s text:c="4"/><text:span text:style-name="T60">window</text:span><text:span text:style-name="T100">.__REDUX_DEVTOOLS_EXTENSION_COMPOSE__ ?</text:span></text:p>
      <text:p text:style-name="P73"><text:s text:c="8"/><text:span text:style-name="T60">window</text:span><text:span text:style-name="T100">.__REDUX_DEVTOOLS_EXTENSION_COMPOSE__({</text:span></text:p>
      <text:p text:style-name="P73"><text:soft-page-break/><text:s text:c="12"/><text:span text:style-name="T221">// Specify extension’s options like name, actionsBlacklist, actionsCreators, serialize...</text:span></text:p>
      <text:p text:style-name="P73"><text:span text:style-name="T220"><text:s text:c="8"/></text:span><text:span text:style-name="T100">}) : </text:span><text:span text:style-name="T105">compose</text:span><text:span text:style-name="T100">;</text:span></text:p>
      <text:p text:style-name="P74"><text:span text:style-name="T35">const </text:span><text:span text:style-name="T126">enhancer </text:span>= <text:span text:style-name="T126">composeEnhancers</text:span>(</text:p>
      <text:p text:style-name="P73"><text:s text:c="4"/><text:span text:style-name="T105">applyMiddleware</text:span><text:span text:style-name="T100">(...middleware),</text:span></text:p>
      <text:p text:style-name="P73"><text:s text:c="4"/><text:span text:style-name="T221">// other store enhancers if any</text:span></text:p>
      <text:p text:style-name="P74">);</text:p>
      <text:p text:style-name="P71"><text:span text:style-name="T35">const </text:span><text:span text:style-name="T126">store </text:span>= <text:span text:style-name="T53">createStore</text:span>(reducer, <text:span text:style-name="T126">enhancer</text:span>);</text:p>
      <text:p text:style-name="P35">Нужно обернуть все <text:span text:style-name="T10">middleware </text:span>и встроить в создаваемый объект <text:span text:style-name="T10">store</text:span></text:p>
      <text:p text:style-name="P2"><text:span text:style-name="T264">Можно установить через </text:span><text:span text:style-name="T265">npm - </text:span><text:span text:style-name="Source_20_Text"><text:span text:style-name="T246">npm install --save redux-devtools-extension</text:span></text:span></text:p>
      <text:p text:style-name="P36"/>
      <text:p text:style-name="P3">Redux <text:span text:style-name="T1">состоит из 3 частей — </text:span><text:span text:style-name="T235">reducer</text:span><text:span text:style-name="T1">(проводит изменения данных), </text:span><text:span text:style-name="T237">store</text:span><text:span text:style-name="T1">(где хранятся данные </text:span>state<text:span text:style-name="T1">) и </text:span><text:span text:style-name="T235">action</text:span>(<text:span text:style-name="T1">объект с данными для действий</text:span>)</text:p>
      <text:p text:style-name="P66">Reducer - функция с преобразованиями, которая вызывается при dispatch данных</text:p>
      <text:p text:style-name="P66">action - объект с действиями, который был передан в dispatch при вызове,</text:p>
      <text:p text:style-name="P66">state - само хранилище</text:p>
      <text:p text:style-name="P48"><text:span text:style-name="T34">const </text:span><text:span text:style-name="T126">initialState </text:span>= {</text:p>
      <text:p text:style-name="P73"><text:s text:c="4"/><text:span text:style-name="T58">counter</text:span><text:span text:style-name="T100">: </text:span><text:span text:style-name="T111">0</text:span></text:p>
      <text:p text:style-name="P71">};</text:p>
      <text:p text:style-name="P46"><text:span text:style-name="T35">const </text:span>reducer = (<text:span text:style-name="T242">state</text:span> = <text:span text:style-name="T126">initialState</text:span>, <text:span text:style-name="T242">action</text:span>) =&gt; {</text:p>
      <text:p text:style-name="P73"><text:s text:c="4"/><text:span text:style-name="T38">if </text:span><text:span text:style-name="T100">(action.</text:span><text:span text:style-name="T58">type </text:span><text:span text:style-name="T100">=== </text:span><text:span text:style-name="T74">'ADD'</text:span><text:span text:style-name="T100">) {</text:span></text:p>
      <text:p text:style-name="P73"><text:s text:c="8"/><text:span text:style-name="T38">return </text:span><text:span text:style-name="T100">{</text:span></text:p>
      <text:p text:style-name="P73"><text:s text:c="12"/><text:span text:style-name="T58">counter</text:span><text:span text:style-name="T100">: state.</text:span><text:span text:style-name="T58">counter </text:span><text:span text:style-name="T100">+ </text:span><text:span text:style-name="T111">1</text:span></text:p>
      <text:p text:style-name="P73"><text:span text:style-name="T110"><text:s text:c="8"/></text:span><text:span text:style-name="T100">};</text:span></text:p>
      <text:p text:style-name="P73"><text:s text:c="4"/><text:span text:style-name="T100">} </text:span><text:span text:style-name="T38">else if </text:span><text:span text:style-name="T100">(action.</text:span><text:span text:style-name="T58">type </text:span><text:span text:style-name="T100">=== </text:span><text:span text:style-name="T74">'SUB'</text:span><text:span text:style-name="T100">) {</text:span></text:p>
      <text:p text:style-name="P73"><text:s text:c="8"/><text:span text:style-name="T38">return </text:span><text:span text:style-name="T100">{</text:span></text:p>
      <text:p text:style-name="P73"><text:s text:c="12"/><text:span text:style-name="T58">counter</text:span><text:span text:style-name="T100">: state.</text:span><text:span text:style-name="T58">counter </text:span><text:span text:style-name="T100">- </text:span><text:span text:style-name="T111">1</text:span></text:p>
      <text:p text:style-name="P73"><text:span text:style-name="T110"><text:s text:c="8"/></text:span><text:span text:style-name="T100">};</text:span></text:p>
      <text:p text:style-name="P73"><text:s text:c="4"/><text:span text:style-name="T100">} </text:span><text:span text:style-name="T38">else if </text:span><text:span text:style-name="T100">(action.</text:span><text:span text:style-name="T58">type </text:span><text:span text:style-name="T100">=== </text:span><text:span text:style-name="T74">'ADD_NUMBER'</text:span><text:span text:style-name="T100">) {</text:span></text:p>
      <text:p text:style-name="P73"><text:s text:c="8"/><text:span text:style-name="T38">return </text:span><text:span text:style-name="T100">{</text:span></text:p>
      <text:p text:style-name="P73"><text:s text:c="12"/><text:span text:style-name="T58">counter</text:span><text:span text:style-name="T100">: state.</text:span><text:span text:style-name="T58">counter </text:span><text:span text:style-name="T100">+ action.</text:span><text:span text:style-name="T58">val</text:span></text:p>
      <text:p text:style-name="P73"><text:span text:style-name="T52"><text:s text:c="8"/></text:span><text:span text:style-name="T100">};</text:span></text:p>
      <text:p text:style-name="P73"><text:s text:c="4"/><text:span text:style-name="T100">}</text:span></text:p>
      <text:p text:style-name="P73"><text:s text:c="4"/><text:span text:style-name="T38">return </text:span><text:span text:style-name="T100">state;</text:span></text:p>
      <text:p text:style-name="P71">};</text:p>
      <text:p text:style-name="P3"><text:span text:style-name="T27">Reducer </text:span><text:span text:style-name="T2">всегда возвращает </text:span><text:span text:style-name="T27">state</text:span>, <text:span text:style-name="T1">тот же самый или новый изменённый</text:span></text:p>
      <text:p text:style-name="P11"/>
      <text:p text:style-name="P3">Store</text:p>
      <text:p text:style-name="P61">Store - где хранятся <text:span text:style-name="T238">данные state</text:span>, необходимо инициализировать,<text:span text:style-name="T238"> передав reducer</text:span></text:p>
      <text:p text:style-name="P46"><text:span text:style-name="T35">const </text:span><text:span text:style-name="T126">store </text:span>= <text:span text:style-name="T126">redux</text:span>.<text:span text:style-name="T240">createStore</text:span>(reducer);</text:p>
      <text:p text:style-name="P79">//<text:span text:style-name="T155">возвращает состояние state</text:span></text:p>
      <text:p text:style-name="P71"><text:span text:style-name="T53">console</text:span>.<text:span text:style-name="T93">log</text:span>(<text:span text:style-name="T126">store</text:span>.<text:span text:style-name="T235">getState</text:span>());</text:p>
      <text:p text:style-name="P11">Можно <text:span text:style-name="T27">подписаться на изменения данных</text:span> по аналогии с <text:span text:style-name="T10">Vue</text:span></text:p>
      <text:p text:style-name="P42"><text:span text:style-name="T131">store</text:span><text:span text:style-name="T10">.</text:span><text:span text:style-name="T239">subscribe</text:span><text:span text:style-name="T10">(() =&gt; {</text:span></text:p>
      <text:p text:style-name="P73"><text:s text:c="4"/><text:span text:style-name="T60">console</text:span><text:span text:style-name="T100">.</text:span><text:span text:style-name="T94">log</text:span><text:span text:style-name="T100">(</text:span><text:span text:style-name="T74">'change'</text:span><text:span text:style-name="T100">, </text:span><text:span text:style-name="T127">store</text:span><text:span text:style-name="T100">.</text:span><text:span text:style-name="T94">getState</text:span><text:span text:style-name="T100">());</text:span></text:p>
      <text:p text:style-name="P71">});</text:p>
      <text:p text:style-name="P3">Action</text:p>
      <text:p text:style-name="P61">При создании обязательно <text:span text:style-name="T155">должно указываться свойство </text:span><text:span text:style-name="T236">type</text:span> с названием действия</text:p>
      <text:p text:style-name="P61">Action - Объект со <text:span text:style-name="T155">всякими свойствами, которые будут использоваться в reducer</text:span> при изменении данных</text:p>
      <text:p text:style-name="P46"><text:span text:style-name="T35">const </text:span><text:span text:style-name="T126">addCounter </text:span>= {</text:p>
      <text:p text:style-name="P73"><text:s text:c="4"/><text:span text:style-name="T58">type</text:span><text:span text:style-name="T100">: </text:span><text:span text:style-name="T74">'ADD'</text:span><text:span text:style-name="T77">, </text:span><text:span text:style-name="T80">myField: 12</text:span></text:p>
      <text:p text:style-name="P74">};</text:p>
      <text:p text:style-name="P79">// Пример вызова функции action и изменения данных</text:p>
      <text:p text:style-name="P74"><text:span text:style-name="T126">store</text:span>.<text:span text:style-name="T234">dispatch</text:span>(<text:span text:style-name="T126">addCounter</text:span>);</text:p>
      <text:p text:style-name="P74"><text:soft-page-break/><text:span text:style-name="T53">console</text:span>.<text:span text:style-name="T93">log</text:span>(<text:span text:style-name="T126">store</text:span>.<text:span text:style-name="T93">getState</text:span>());</text:p>
      <text:p text:style-name="P74"><text:span text:style-name="T126">store</text:span>.<text:span text:style-name="T55">dispatch</text:span>({ <text:span text:style-name="T55">type</text:span>: <text:span text:style-name="T71">'SUB' </text:span>});</text:p>
      <text:p text:style-name="P74"><text:span text:style-name="T53">console</text:span>.<text:span text:style-name="T93">log</text:span>(<text:span text:style-name="T126">store</text:span>.<text:span text:style-name="T93">getState</text:span>());</text:p>
      <text:p text:style-name="P74"><text:span text:style-name="T126">store</text:span>.<text:span text:style-name="T55">dispatch</text:span>({ <text:span text:style-name="T55">type</text:span>: <text:span text:style-name="T71">'ADD_NUMBER'</text:span>, <text:span text:style-name="T55">val</text:span>: <text:span text:style-name="T110">10 </text:span>});</text:p>
      <text:p text:style-name="P71"><text:span text:style-name="T53">console</text:span>.<text:span text:style-name="T93">log</text:span>(<text:span text:style-name="T126">store</text:span>.<text:span text:style-name="T93">getState</text:span>());</text:p>
      <text:p text:style-name="P11">Пример внедрения хранилища для приложения <text:span text:style-name="T10">react:</text:span></text:p>
      <text:p text:style-name="P61">//Импорт компонента, который оборачивает главный компонент приложения для доступа к хранилищу redux</text:p>
      <text:p text:style-name="P74"><text:span text:style-name="T35">import </text:span>{ <text:span text:style-name="T29">Provider </text:span>} <text:span text:style-name="T35">from </text:span><text:span text:style-name="T71">'react-redux'</text:span>;</text:p>
      <text:p text:style-name="P74"><text:span text:style-name="T35">import </text:span><text:span text:style-name="T29">rootReducer </text:span><text:span text:style-name="T35">from </text:span><text:span text:style-name="T71">'./redux/reducer'</text:span>;</text:p>
      <text:p text:style-name="P74"><text:span text:style-name="T35">const </text:span><text:span text:style-name="T126">store </text:span>= <text:span text:style-name="T53">createStore</text:span>(<text:span text:style-name="T29">rootReducer</text:span>);</text:p>
      <text:p text:style-name="P74"><text:span text:style-name="T35">const </text:span><text:span text:style-name="T126">app </text:span>= (</text:p>
      <text:p text:style-name="P73"><text:s text:c="4"/><text:span text:style-name="T221">// здесь передаём хранилище для доступа приложению</text:span></text:p>
      <text:p text:style-name="P73"><text:span text:style-name="T220"><text:s text:c="4"/></text:span><text:span text:style-name="T101">&lt;</text:span><text:span text:style-name="T39">Provider </text:span><text:span text:style-name="T113">store</text:span><text:span text:style-name="T75">=</text:span><text:span text:style-name="T100">{</text:span><text:span text:style-name="T127">store</text:span><text:span text:style-name="T100">}</text:span><text:span text:style-name="T101">&gt;</text:span></text:p>
      <text:p text:style-name="P73"><text:s text:c="8"/><text:span text:style-name="T101">&lt;</text:span><text:span text:style-name="T39">BrowserRouter</text:span><text:span text:style-name="T101">&gt;&lt;</text:span><text:span text:style-name="T39">App </text:span><text:span text:style-name="T101">/&gt;&lt;/</text:span><text:span text:style-name="T39">BrowserRouter</text:span><text:span text:style-name="T101">&gt;</text:span></text:p>
      <text:p text:style-name="P73"><text:s text:c="4"/><text:span text:style-name="T101">&lt;/</text:span><text:span text:style-name="T39">Provider</text:span><text:span text:style-name="T101">&gt;</text:span></text:p>
      <text:p text:style-name="P74">);</text:p>
      <text:p text:style-name="P71">ReactDOM.<text:span text:style-name="T53">render</text:span>(<text:span text:style-name="T126">app</text:span>, <text:span text:style-name="T53">document</text:span>.<text:span text:style-name="T93">getElementById</text:span>(<text:span text:style-name="T71">'root'</text:span>));</text:p>
      <text:p text:style-name="P16">Применение <text:span text:style-name="T10">store </text:span>в компоненте:</text:p>
      <text:p text:style-name="P11">Для этого импортируется специальная обёртка в компонент, которая оборачивает экспортируемый компонент.</text:p>
      <text:p text:style-name="P11">При этом принимая в себя функции, возвращающие <text:span text:style-name="T10">state </text:span>или <text:span text:style-name="T10">dispatch </text:span>для операций. <text:span text:style-name="T10">State </text:span>и <text:span text:style-name="T10">dispatch </text:span>доступны через свойство <text:span text:style-name="T10">props → this.props.onAdd, this.props.counter</text:span></text:p>
      <text:p text:style-name="P3">import { <text:span text:style-name="T235">connect</text:span> } from 'react-redux';</text:p>
      <text:p text:style-name="P3">class <text:span text:style-name="T27">App</text:span> extends Component {}</text:p>
      <text:p text:style-name="P3">function <text:span text:style-name="T27">mapStateToProps</text:span>(state) {}</text:p>
      <text:p text:style-name="P3"><text:span text:style-name="T27">function mapDispatchToProps</text:span>(dispatch) {}</text:p>
      <text:p text:style-name="P3">export default <text:span text:style-name="T235">connect</text:span>(<text:span text:style-name="T27">mapStateToProps</text:span>, <text:span text:style-name="T27">mapDispatchToProps</text:span>)(<text:span text:style-name="T27">App</text:span>)</text:p>
      <text:p text:style-name="P11">Пример</text:p>
      <text:p text:style-name="P61">//Принимает общий state приложения</text:p>
      <text:p text:style-name="P74"><text:span text:style-name="T35">function </text:span>mapStateToProps(state) {</text:p>
      <text:p text:style-name="P73"><text:s text:c="4"/><text:span text:style-name="T221">// трансформирует </text:span><text:span text:style-name="T224">state в объект с данными,</text:span><text:span text:style-name="T221"> которые будут использоваться</text:span></text:p>
      <text:p text:style-name="P78"><text:s text:c="4"/><text:span text:style-name="T105">// в компоненте, который передан в connect</text:span></text:p>
      <text:p text:style-name="P78"><text:s text:c="4"/><text:span text:style-name="T105">// данные свойства будут использоваться в </text:span><text:span text:style-name="T161">компоненте как props</text:span><text:span text:style-name="T105"> - this.props.counter</text:span></text:p>
      <text:p text:style-name="P73"><text:span text:style-name="T220"><text:s text:c="4"/></text:span><text:span text:style-name="T38">return </text:span><text:span text:style-name="T100">{</text:span></text:p>
      <text:p text:style-name="P73"><text:s text:c="8"/><text:span text:style-name="T58">counter</text:span><text:span text:style-name="T100">: state.</text:span><text:span text:style-name="T58">counter</text:span></text:p>
      <text:p text:style-name="P73"><text:span text:style-name="T52"><text:s text:c="4"/></text:span><text:span text:style-name="T100">};</text:span></text:p>
      <text:p text:style-name="P74">}</text:p>
      <text:p text:style-name="P79">// прокидывает <text:span text:style-name="T155">dispatch в props - this.props.onAdd</text:span>, this.props.onSub</text:p>
      <text:p text:style-name="P74"><text:span text:style-name="T35">function </text:span>mapDispatchToProps(dispatch) {</text:p>
      <text:p text:style-name="P73"><text:s text:c="4"/><text:span text:style-name="T38">return </text:span><text:span text:style-name="T100">{</text:span></text:p>
      <text:p text:style-name="P73"><text:s text:c="8"/><text:span text:style-name="T94">onAdd</text:span><text:span text:style-name="T100">: () =&gt; dispatch({</text:span><text:span text:style-name="T58">type</text:span><text:span text:style-name="T100">: </text:span><text:span text:style-name="T74">'ADD'</text:span><text:span text:style-name="T100">}),</text:span></text:p>
      <text:p text:style-name="P73"><text:s text:c="8"/><text:span text:style-name="T94">onSub</text:span><text:span text:style-name="T100">: () =&gt; dispatch({</text:span><text:span text:style-name="T58">type</text:span><text:span text:style-name="T100">: </text:span><text:span text:style-name="T74">'SUB'</text:span><text:span text:style-name="T100">}),</text:span></text:p>
      <text:p text:style-name="P73"><text:span text:style-name="T100"><text:tab/> <text:s/></text:span><text:span text:style-name="T95">onAddNumber</text:span><text:span text:style-name="T102">:</text:span><text:span text:style-name="T100"> </text:span><text:span text:style-name="T102">(</text:span><text:span text:style-name="T103">number</text:span><text:span text:style-name="T102">)</text:span><text:span text:style-name="T100"> =&gt; dispatch({</text:span><text:span text:style-name="T58">type</text:span><text:span text:style-name="T100">: </text:span><text:span text:style-name="T74">'ADD', </text:span><text:span text:style-name="T62">payload</text:span><text:span text:style-name="T108">: </text:span><text:span text:style-name="T82">number</text:span><text:span text:style-name="T100">}),</text:span></text:p>
      <text:p text:style-name="P73"><text:s text:c="4"/><text:span text:style-name="T100">}</text:span></text:p>
      <text:p text:style-name="P74">}</text:p>
      <text:p text:style-name="P79">//функции <text:span text:style-name="T155">должны соблюдать порядок следования</text:span>, если по state</text:p>
      <text:p text:style-name="P79">// ничего не нужно - указать null вместо функции</text:p>
      <text:p text:style-name="P71"><text:span text:style-name="T35">export default </text:span>connect(mapStateToProps, mapDispatchToProps)(App)</text:p>
      <text:p text:style-name="P11">Есть возможность <text:span text:style-name="T125">передачи параметров</text:span>, как в функции <text:span text:style-name="T10">onAddNumber, </text:span>пример вызова такой функции - </text:p>
      <text:p text:style-name="P3">&lt;button onClick=”{<text:span text:style-name="T26">this.props.onAddNumber.bind(this, <text:s/></text:span><text:span text:style-name="T27">10</text:span><text:span text:style-name="T26">)</text:span>}”&gt;</text:p>
      <text:p text:style-name="P11">В глобальном <text:span text:style-name="T10">reducer </text:span>обрабатывается(обязательно прописывать начальное состояние <text:span text:style-name="T10">state</text:span>):</text:p>
      <text:p text:style-name="P42"><text:span text:style-name="T35">const </text:span><text:span text:style-name="T126">initialState </text:span>= {</text:p>
      <text:p text:style-name="P73"><text:s text:c="4"/><text:span text:style-name="T58">counter</text:span><text:span text:style-name="T100">: </text:span><text:span text:style-name="T111">0</text:span></text:p>
      <text:p text:style-name="P74">};</text:p>
      <text:p text:style-name="P74"><text:span text:style-name="T35">export default </text:span>(state = <text:span text:style-name="T126">initialState</text:span>, action) =&gt; {</text:p>
      <text:p text:style-name="P73"><text:s text:c="4"/><text:span text:style-name="T38">switch </text:span><text:span text:style-name="T100">(action.</text:span><text:span text:style-name="T58">type</text:span><text:span text:style-name="T100">) {</text:span></text:p>
      <text:p text:style-name="P73"><text:s text:c="8"/><text:span text:style-name="T38">case </text:span><text:span text:style-name="T74">'ADD'</text:span><text:span text:style-name="T100">:</text:span></text:p>
      <text:p text:style-name="P73"><text:s text:c="12"/><text:span text:style-name="T38">return </text:span><text:span text:style-name="T100">{</text:span></text:p>
      <text:p text:style-name="P73"><text:s text:c="16"/><text:span text:style-name="T58">counter</text:span><text:span text:style-name="T100">: state.</text:span><text:span text:style-name="T58">counter </text:span><text:span text:style-name="T100">+ </text:span><text:span text:style-name="T111">1</text:span></text:p>
      <text:p text:style-name="P73"><text:span text:style-name="T110"><text:s text:c="12"/></text:span><text:span text:style-name="T100">};</text:span></text:p>
      <text:p text:style-name="P73"><text:soft-page-break/><text:s text:c="8"/><text:span text:style-name="T38">case </text:span><text:span text:style-name="T74">'SUB'</text:span><text:span text:style-name="T100">:</text:span></text:p>
      <text:p text:style-name="P73"><text:s text:c="12"/><text:span text:style-name="T38">return </text:span><text:span text:style-name="T100">state;</text:span></text:p>
      <text:p text:style-name="P73"><text:s text:c="8"/><text:span text:style-name="T38">case </text:span><text:span text:style-name="T76">'ADD_NUMBER'</text:span><text:span text:style-name="T100">:</text:span></text:p>
      <text:p text:style-name="P73"><text:s text:c="12"/><text:span text:style-name="T38">return </text:span><text:span text:style-name="T100">{</text:span></text:p>
      <text:p text:style-name="P73"><text:s text:c="16"/><text:span text:style-name="T58">counter</text:span><text:span text:style-name="T100">: state.</text:span><text:span text:style-name="T58">counter </text:span><text:span text:style-name="T100">+ action.</text:span><text:span text:style-name="T59">payload</text:span></text:p>
      <text:p text:style-name="P73"><text:span text:style-name="T52"><text:s text:c="12"/></text:span><text:span text:style-name="T100">};</text:span></text:p>
      <text:p text:style-name="P73"><text:s text:c="8"/><text:span text:style-name="T38">default</text:span><text:span text:style-name="T100">:</text:span></text:p>
      <text:p text:style-name="P73"><text:s text:c="12"/><text:span text:style-name="T38">return </text:span><text:span text:style-name="T100">state;</text:span></text:p>
      <text:p text:style-name="P73"><text:s text:c="4"/><text:span text:style-name="T100">}</text:span></text:p>
      <text:p text:style-name="P71">};</text:p>
      <text:p text:style-name="P11">Можно сделать аналог модулей во <text:span text:style-name="T10">Vue </text:span><text:span text:style-name="T235">через объединение разных </text:span><text:span text:style-name="T239">reducer <text:s/></text:span><text:span text:style-name="T235">в один</text:span>. Но название функций <text:span text:style-name="T10">dispatch </text:span>должны быть уникальными.</text:p>
      <text:p text:style-name="P11">Создаём несколько <text:span text:style-name="T10">reducer </text:span>и импортируем их в один общий файл.</text:p>
      <text:p text:style-name="P42"><text:span text:style-name="T35">import </text:span><text:span text:style-name="T29">counter1 </text:span><text:span text:style-name="T35">from </text:span><text:span text:style-name="T71">"./reducers/Counter1"</text:span>;</text:p>
      <text:p text:style-name="P74"><text:span text:style-name="T35">import </text:span><text:span text:style-name="T161">counter2</text:span><text:span text:style-name="T29"> </text:span><text:span text:style-name="T35">from </text:span><text:span text:style-name="T71">"./reducers/Counter2"</text:span>;</text:p>
      <text:p text:style-name="P74"><text:span text:style-name="T35">import </text:span>{ <text:span text:style-name="T241">combineReducers</text:span><text:span text:style-name="T29"> </text:span>} <text:span text:style-name="T35">from </text:span><text:span text:style-name="T71">'redux'</text:span>;</text:p>
      <text:p text:style-name="P74"><text:span text:style-name="T35">export default </text:span><text:span text:style-name="T241">combineReducers</text:span>({</text:p>
      <text:p text:style-name="P73"><text:s text:c="4"/><text:span text:style-name="T105">counter1</text:span><text:span text:style-name="T100">, </text:span><text:span text:style-name="T161">counter2</text:span></text:p>
      <text:p text:style-name="P71">})</text:p>
      <text:p text:style-name="P3">counter1, counter2 – <text:span text:style-name="T2">названия модулей для переменных </text:span><text:span text:style-name="T1">— обращение к переменным через </text:span>state.counter1.blabla</text:p>
      <text:p text:style-name="P11">Применение в компонентах:</text:p>
      <text:p text:style-name="P42"><text:span text:style-name="T35">const </text:span>state = <text:s/>state =&gt; ({<text:span text:style-name="T55">counter</text:span>: state.<text:span text:style-name="T63">counter2</text:span>.<text:span text:style-name="T55">counter2</text:span>});</text:p>
      <text:p text:style-name="P74"><text:span text:style-name="T35">const </text:span>dispatch = dispatch =&gt; ({ <text:span text:style-name="T93">onAdd</text:span>: () =&gt; dispatch({<text:span text:style-name="T55">type</text:span>: <text:span text:style-name="T71">'ADD2'</text:span>}) });</text:p>
      <text:p text:style-name="P71"><text:span text:style-name="T35">export default </text:span>connect(state, dispatch)(Counter);</text:p>
      <text:p text:style-name="P32">Middleware <text:span text:style-name="T1">для </text:span>redux</text:p>
      <text:p text:style-name="P46"><text:span text:style-name="T35">import </text:span>{ <text:span text:style-name="T53">createStore</text:span>, <text:span text:style-name="T241">applyMiddleware</text:span><text:span text:style-name="T29"> </text:span>} <text:span text:style-name="T35">from </text:span><text:span text:style-name="T71">'redux'</text:span>;</text:p>
      <text:p text:style-name="P46"><text:span text:style-name="T35">function </text:span>LoggerMiddleware(<text:span text:style-name="T155">store</text:span>) {</text:p>
      <text:p text:style-name="P73"><text:s text:c="4"/><text:span text:style-name="T38">return function </text:span><text:span text:style-name="T100">(</text:span><text:span text:style-name="T155">next</text:span><text:span text:style-name="T100">) {</text:span></text:p>
      <text:p text:style-name="P73"><text:s text:c="8"/><text:span text:style-name="T38">return function </text:span><text:span text:style-name="T100">(</text:span><text:span text:style-name="T155">action</text:span><text:span text:style-name="T100">) {</text:span></text:p>
      <text:p text:style-name="P73"><text:s text:c="12"/><text:span text:style-name="T221">// продолжение цепочки выполнения ысех dispatch</text:span></text:p>
      <text:p text:style-name="P73"><text:span text:style-name="T220"><text:s text:c="12"/></text:span><text:span text:style-name="T38">const </text:span><text:span text:style-name="T127">result </text:span><text:span text:style-name="T100">= </text:span><text:span text:style-name="T155">next(action)</text:span><text:span text:style-name="T100">;</text:span></text:p>
      <text:p text:style-name="P73"><text:s text:c="12"/><text:span text:style-name="T221">// выведет данные о текущем dispatch</text:span></text:p>
      <text:p text:style-name="P73"><text:span text:style-name="T220"><text:s text:c="12"/></text:span><text:span text:style-name="T60">console</text:span><text:span text:style-name="T100">.</text:span><text:span text:style-name="T94">log</text:span><text:span text:style-name="T100">(</text:span><text:span text:style-name="T74">'Middleware - '</text:span><text:span text:style-name="T100">, </text:span><text:span text:style-name="T127">result</text:span><text:span text:style-name="T100">, </text:span><text:span text:style-name="T60">JSON</text:span><text:span text:style-name="T100">.</text:span><text:span text:style-name="T94">stringify</text:span><text:span text:style-name="T100">(store.</text:span><text:span text:style-name="T94">getState</text:span><text:span text:style-name="T100">()));</text:span></text:p>
      <text:p text:style-name="P73"><text:s text:c="12"/><text:span text:style-name="T221">// если это не возвращать - store меняться не будет</text:span></text:p>
      <text:p text:style-name="P73"><text:span text:style-name="T220"><text:s text:c="12"/></text:span><text:span text:style-name="T38">return </text:span><text:span text:style-name="T127">result</text:span><text:span text:style-name="T100">;</text:span></text:p>
      <text:p text:style-name="P73"><text:s text:c="8"/><text:span text:style-name="T100">};</text:span></text:p>
      <text:p text:style-name="P73"><text:s text:c="4"/><text:span text:style-name="T100">};</text:span></text:p>
      <text:p text:style-name="P74">}</text:p>
      <text:p text:style-name="P74"><text:span text:style-name="T35">const </text:span>logger = store =&gt; next =&gt; action =&gt; {</text:p>
      <text:p text:style-name="P73"><text:s text:c="4"/><text:span text:style-name="T221">// продолжение цепочки выполнения ысех dispatch</text:span></text:p>
      <text:p text:style-name="P73"><text:span text:style-name="T220"><text:s text:c="4"/></text:span><text:span text:style-name="T38">const </text:span><text:span text:style-name="T127">result </text:span><text:span text:style-name="T100">= next(action);</text:span></text:p>
      <text:p text:style-name="P73"><text:s text:c="4"/><text:span text:style-name="T221">// выведет данные о текущем dispatch</text:span></text:p>
      <text:p text:style-name="P73"><text:span text:style-name="T220"><text:s text:c="4"/></text:span><text:span text:style-name="T60">console</text:span><text:span text:style-name="T100">.</text:span><text:span text:style-name="T94">log</text:span><text:span text:style-name="T100">(</text:span><text:span text:style-name="T74">'Middleware - '</text:span><text:span text:style-name="T100">, </text:span><text:span text:style-name="T127">result</text:span><text:span text:style-name="T100">, </text:span><text:span text:style-name="T60">JSON</text:span><text:span text:style-name="T100">.</text:span><text:span text:style-name="T94">stringify</text:span><text:span text:style-name="T100">(store.</text:span><text:span text:style-name="T94">getState</text:span><text:span text:style-name="T100">()));</text:span></text:p>
      <text:p text:style-name="P73"><text:s text:c="4"/><text:span text:style-name="T221">// если это не возвращать - store меняться не будет</text:span></text:p>
      <text:p text:style-name="P73"><text:span text:style-name="T220"><text:s text:c="4"/></text:span><text:span text:style-name="T38">return </text:span><text:span text:style-name="T127">result</text:span><text:span text:style-name="T100">;</text:span></text:p>
      <text:p text:style-name="P74">};</text:p>
      <text:p text:style-name="P71"><text:span text:style-name="T35">const </text:span><text:span text:style-name="T126">store </text:span>= <text:span text:style-name="T54">createStore</text:span>(rootReducer, <text:span text:style-name="T241">applyMiddleware</text:span>(logger));</text:p>
      <text:p text:style-name="P11">Можно импортировать несколько функций в <text:span text:style-name="T239">applyMiddleware</text:span></text:p>
      <text:p text:style-name="P3"><text:span text:style-name="T155">store</text:span> – <text:span text:style-name="T1">само хранилище</text:span></text:p>
      <text:p text:style-name="P3"><text:span text:style-name="T155">next</text:span> —<text:span text:style-name="T1"> функция для перехода к следующему действию, если не возвращать — действия прекращаются</text:span></text:p>
      <text:p text:style-name="P3"><text:span text:style-name="T155">action</text:span> —<text:span text:style-name="T1"> текущее действие, которое отловил перехватчик </text:span>middleware</text:p>
      <text:p text:style-name="P11">Вложенность функций —<text:span text:style-name="T26"> </text:span><text:span text:style-name="T13">store =&gt; next =&gt; action =&gt; {...}</text:span></text:p>
      <text:p text:style-name="P32">Action creator</text:p>
      <text:p text:style-name="P11">Синтаксический сахар для того, чтобы убрать хардкодные названия операций <text:span text:style-name="T10">redux.</text:span></text:p>
      <text:p text:style-name="P11">В папке <text:span text:style-name="T10">redux </text:span>создать <text:span text:style-name="T27">отдельную папку </text:span><text:span text:style-name="T12">actions</text:span><text:span text:style-name="T10">, </text:span>в которой будет файл с <text:span text:style-name="T27">константами названий операций</text:span> и <text:soft-page-break/><text:span text:style-name="T27">файлы с описанием действий.</text:span></text:p>
      <text:p text:style-name="P11">Названия операций потом импортировать в <text:span text:style-name="T10">reducer </text:span>вместо обычного текстового названия:</text:p>
      <text:p text:style-name="P42"><text:span text:style-name="T35">import </text:span>{<text:span text:style-name="T67">ADD</text:span><text:span text:style-name="T155">, </text:span><text:span text:style-name="T67">ADD_NUMBER</text:span><text:span text:style-name="T155">, </text:span><text:span text:style-name="T67">SUB</text:span>} <text:span text:style-name="T35">from </text:span><text:span text:style-name="T71">"../actions/actionTypes"</text:span>;</text:p>
      <text:p text:style-name="P42"><text:span text:style-name="T35">case </text:span><text:span text:style-name="T66">ADD</text:span>:</text:p>
      <text:p text:style-name="P73"><text:s text:c="4"/><text:span text:style-name="T38">return </text:span><text:span text:style-name="T100">{</text:span></text:p>
      <text:p text:style-name="P73"><text:s text:c="8"/><text:span text:style-name="T58">counter</text:span><text:span text:style-name="T100">: state.</text:span><text:span text:style-name="T58">counter </text:span><text:span text:style-name="T100">+ </text:span><text:span text:style-name="T111">1</text:span></text:p>
      <text:p text:style-name="P70"><text:span text:style-name="T110"><text:s text:c="4"/></text:span><text:span text:style-name="T100">};</text:span></text:p>
      <text:p text:style-name="P11">Пример структуры файла <text:span text:style-name="T10">actions:</text:span></text:p>
      <text:p text:style-name="P49"><text:span text:style-name="T44">import </text:span><text:span text:style-name="T10">{</text:span><text:span text:style-name="T69">ADD</text:span><text:span text:style-name="T10">, </text:span><text:span text:style-name="T69">ADD2</text:span><text:span text:style-name="T10">, </text:span><text:span text:style-name="T69">ADD_NUMBER</text:span><text:span text:style-name="T10">, </text:span><text:span text:style-name="T69">SUB</text:span><text:span text:style-name="T10">} </text:span><text:span text:style-name="T44">from </text:span><text:span text:style-name="T88">"./actionTypes"</text:span><text:span text:style-name="T10">;</text:span></text:p>
      <text:p text:style-name="P74"><text:span text:style-name="T35">export function </text:span><text:span text:style-name="T241">add2</text:span>() {</text:p>
      <text:p text:style-name="P73"><text:s text:c="4"/><text:span text:style-name="T38">return </text:span><text:span text:style-name="T100">{</text:span></text:p>
      <text:p text:style-name="P73"><text:s text:c="8"/><text:span text:style-name="T58">type</text:span><text:span text:style-name="T100">: </text:span><text:span text:style-name="T60">ADD2</text:span></text:p>
      <text:p text:style-name="P73"><text:span text:style-name="T52"><text:s text:c="4"/></text:span><text:span text:style-name="T100">};</text:span></text:p>
      <text:p text:style-name="P74">}</text:p>
      <text:p text:style-name="P74"><text:span text:style-name="T35">export function </text:span><text:span text:style-name="T29">addNumber</text:span>(number) {</text:p>
      <text:p text:style-name="P73"><text:s text:c="4"/><text:span text:style-name="T38">return </text:span><text:span text:style-name="T100">{</text:span></text:p>
      <text:p text:style-name="P73"><text:s text:c="8"/><text:span text:style-name="T58">type</text:span><text:span text:style-name="T100">: </text:span><text:span text:style-name="T60">ADD_NUMBER</text:span><text:span text:style-name="T100">,</text:span></text:p>
      <text:p text:style-name="P73"><text:s text:c="8"/><text:span text:style-name="T58">payload</text:span><text:span text:style-name="T100">: number</text:span></text:p>
      <text:p text:style-name="P73"><text:s text:c="4"/><text:span text:style-name="T100">};</text:span></text:p>
      <text:p text:style-name="P71">}</text:p>
      <text:p text:style-name="P11">Затем уже эти функции вызывать в компонентах вместо ручного прописывания.</text:p>
      <text:p text:style-name="P11">Было</text:p>
      <text:p text:style-name="P56"><text:span text:style-name="T38">const </text:span><text:span text:style-name="T145">dispatch = dispatch =&gt; ({ </text:span><text:span text:style-name="T94">onAdd</text:span><text:span text:style-name="T145">: () =&gt; </text:span><text:span text:style-name="T150">dispatch(</text:span><text:span text:style-name="T151">{ type: 'ADD2' }</text:span><text:span text:style-name="T150">)</text:span><text:span text:style-name="T145"> });</text:span></text:p>
      <text:p text:style-name="P11">Стало</text:p>
      <text:p text:style-name="P42"><text:span text:style-name="T44">const </text:span><text:span text:style-name="T10">dispatch = dispatch =&gt; ({ </text:span><text:span text:style-name="T99">onAdd</text:span><text:span text:style-name="T10">: () =&gt; dispatch(</text:span><text:span text:style-name="T16">add2</text:span><text:span text:style-name="T12">()</text:span><text:span text:style-name="T10">) });</text:span></text:p>
      <text:p text:style-name="P34">Это делает код менее грязным.</text:p>
      <text:p text:style-name="P33">Асинхронное изменение данных</text:p>
      <text:p text:style-name="P3"><text:span text:style-name="T242">npm install redux-thunk -S</text:span> – <text:span text:style-name="T1">для возможности асинхронного изменения данных</text:span></text:p>
      <text:p text:style-name="P11">Подключение:</text:p>
      <text:p text:style-name="P42"><text:span text:style-name="T35">import </text:span><text:span text:style-name="T240">reduxThunk</text:span><text:span text:style-name="T53"> </text:span><text:span text:style-name="T35">from </text:span><text:span text:style-name="T71">'redux-thunk'</text:span>;</text:p>
      <text:p text:style-name="P42"><text:span text:style-name="T35">const </text:span><text:span text:style-name="T126">store </text:span>= <text:span text:style-name="T53">createStore</text:span>(</text:p>
      <text:p text:style-name="P73"><text:s text:c="4"/><text:span text:style-name="T100">rootReducer,</text:span></text:p>
      <text:p text:style-name="P73"><text:s text:c="4"/><text:span text:style-name="T105">applyMiddleware</text:span><text:span text:style-name="T100">(logger, </text:span><text:span text:style-name="T240">reduxThunk</text:span><text:span text:style-name="T100">)</text:span></text:p>
      <text:p text:style-name="P71">);</text:p>
      <text:p text:style-name="P11">Далее в <text:span text:style-name="T12">actions </text:span><text:span text:style-name="T27">прописать функцию</text:span>, которая будет присваивать нужный объект для <text:span text:style-name="T10">actions c </text:span>небольшим отличием от стандартного вида:</text:p>
      <text:p text:style-name="P42"><text:span text:style-name="T35">export function </text:span><text:span text:style-name="T29">addAsync</text:span>(number) {</text:p>
      <text:p text:style-name="P73"><text:s text:c="4"/><text:span text:style-name="T38">return function </text:span><text:span text:style-name="T100">(</text:span><text:span text:style-name="T155">dispatch, </text:span><text:span text:style-name="T160">getState</text:span><text:span text:style-name="T100">) {</text:span></text:p>
      <text:p text:style-name="P73"><text:s text:c="8"/><text:span text:style-name="T105">setTimeout</text:span><text:span text:style-name="T100">(() =&gt; {</text:span></text:p>
      <text:p text:style-name="P73"><text:s text:c="12"/><text:span text:style-name="T100">dispatch(</text:span><text:span text:style-name="T233">addNumber</text:span><text:span text:style-name="T231">(number)</text:span><text:span text:style-name="T100">);</text:span></text:p>
      <text:p text:style-name="P73"><text:s text:c="8"/><text:span text:style-name="T100">}, </text:span><text:span text:style-name="T111">2000</text:span><text:span text:style-name="T100">)</text:span></text:p>
      <text:p text:style-name="P73"><text:s text:c="4"/><text:span text:style-name="T100">};</text:span></text:p>
      <text:p text:style-name="P71">}</text:p>
      <text:p text:style-name="P11">Можно прописывать <text:span text:style-name="T26">не объект типа </text:span><text:span text:style-name="T13">{type, …}</text:span><text:span text:style-name="T10">, </text:span>а уже заранее <text:span text:style-name="T26">определённую функцию из </text:span><text:span text:style-name="T13">actions</text:span><text:span text:style-name="T10">, </text:span>если она выполняют такие же действия, которые нужно выполнить после асинхронных действий.</text:p>
      <text:p text:style-name="P11">Можно передавать с уже заранее известными дополнительными аргументами:</text:p>
      <text:p text:style-name="P45"><text:span text:style-name="T55">reduxThunk</text:span>.<text:span text:style-name="T235">withExtraArgument</text:span>({ <text:span text:style-name="T235">url</text:span>: <text:span text:style-name="T71">'dsfsdf'</text:span>, <text:span text:style-name="T235">bla</text:span>: <text:span text:style-name="T110">12 </text:span>});</text:p>
      <text:p text:style-name="P42"><text:span text:style-name="T35">export function </text:span><text:span text:style-name="T29">addAsync</text:span>(number) {</text:p>
      <text:p text:style-name="P73"><text:s text:c="4"/><text:span text:style-name="T38">return function </text:span><text:span text:style-name="T109">(dispatch, </text:span><text:span text:style-name="T102">getState, { </text:span><text:span text:style-name="T239">url</text:span><text:span text:style-name="T102">, </text:span><text:span text:style-name="T239">bla</text:span><text:span text:style-name="T102"> }</text:span><text:span text:style-name="T109">)</text:span><text:span text:style-name="T100"> {</text:span><text:span text:style-name="T109">...</text:span><text:span text:style-name="T100">};</text:span></text:p>
      <text:p text:style-name="P71">}</text:p>
      <text:p text:style-name="P3"><text:span text:style-name="T27">dispatch</text:span> – <text:span text:style-name="T1">действие</text:span></text:p>
      <text:p text:style-name="P3"><text:span text:style-name="T27">getState</text:span> —<text:span text:style-name="T1"> тело функции, которая при вызове вернёт текущее </text:span>store - <text:span text:style-name="T26">getState()</text:span></text:p>
      <text:p text:style-name="P3"><text:span text:style-name="T27">{ url, bla }</text:span> - <text:span text:style-name="T1">доплнительные параметры, которые были переданы по умолчанию в </text:span>thunk</text:p>
      <text:p text:style-name="P13">Оптимизация. Ленивая загрузка компонентов</text:p>
      <text:p text:style-name="P17">Для этого используются свойства реакта — <text:span text:style-name="T10">lazy, Suspense</text:span></text:p>
      <text:p text:style-name="P62"><text:soft-page-break/>// ленивая загрузка компонентов для оптимизации</text:p>
      <text:p text:style-name="P71"><text:span text:style-name="T35">const </text:span><text:span text:style-name="T126">Alert </text:span>= <text:span text:style-name="T53">React</text:span>.<text:span text:style-name="T141">lazy</text:span>(() =&gt; <text:span text:style-name="T35">import</text:span>(<text:span text:style-name="T71">'./components/Alert'</text:span>))</text:p>
      <text:p text:style-name="P59"><text:span text:style-name="T10">//</text:span><text:span text:style-name="T143">fallback - что будет показываться, пока подгружается динамический компонент</text:span></text:p>
      <text:p text:style-name="P74">&lt;<text:span text:style-name="T53">React</text:span>.<text:span text:style-name="T141">Suspense</text:span><text:span text:style-name="T53"> </text:span><text:span text:style-name="T125">fallback</text:span>={<text:span text:style-name="T92">&lt;</text:span><text:span text:style-name="T36">p</text:span><text:span text:style-name="T92">&gt;</text:span>Loading...<text:span text:style-name="T92">&lt;/</text:span><text:span text:style-name="T36">p</text:span><text:span text:style-name="T92">&gt;</text:span>}&gt;</text:p>
      <text:p text:style-name="P73"><text:s text:c="4"/><text:span text:style-name="T100">&lt;</text:span><text:span text:style-name="T127">Alert</text:span><text:span text:style-name="T100">/&gt;</text:span></text:p>
      <text:p text:style-name="P71">&lt;<text:span text:style-name="T110">/React.Suspense&gt;</text:span></text:p>
      <text:p text:style-name="P21"><text:span text:style-name="T176">Обязательно оборачивать динамический компонент</text:span><text:span text:style-name="T228"> в </text:span><text:span text:style-name="T20">React.Suspense</text:span></text:p>
      <text:p text:style-name="P17">Можно обернуть сразу несколько ленивых компонентов.</text:p>
      <text:p text:style-name="P21"><text:span text:style-name="T228">Если хотя бы один из </text:span><text:span text:style-name="T229">динамических компонентов не загрузился(ошибка)</text:span><text:span text:style-name="T228">, то, чтобы не повалился код, нужно </text:span><text:span text:style-name="T176">использовать написанные ранее предохранители</text:span><text:span text:style-name="T228">(оборачивают тег </text:span><text:span text:style-name="T20">Suspense</text:span><text:span text:style-name="T228">):</text:span></text:p>
      <text:p text:style-name="P10"><text:span text:style-name="T228">&lt;</text:span><text:span text:style-name="T218">MyErrorHandle</text:span><text:span text:style-name="T228">&gt;</text:span></text:p>
      <text:p text:style-name="P7"><text:tab/>&lt;Suspense&gt;</text:p>
      <text:p text:style-name="P7"><text:tab/><text:tab/>&lt;DinamicComponent/&gt;</text:p>
      <text:p text:style-name="P15">Динамические компоненты при роутинге:</text:p>
      <text:p text:style-name="P10"><text:span text:style-name="T228">&lt;</text:span><text:span text:style-name="T176">BrowserRouter</text:span><text:span text:style-name="T228">&gt;</text:span></text:p>
      <text:p text:style-name="P10"><text:span text:style-name="T228"><text:tab/>&lt;</text:span><text:span text:style-name="T176">Suspense</text:span><text:span text:style-name="T228"> fallback={}&gt;</text:span></text:p>
      <text:p text:style-name="P10"><text:span text:style-name="T228"><text:tab/><text:tab/>&lt;</text:span><text:span text:style-name="T176">Switch</text:span><text:span text:style-name="T228">&gt;</text:span></text:p>
      <text:p text:style-name="P10"><text:span text:style-name="T228"><text:tab/><text:tab/><text:tab/>&lt;</text:span><text:span text:style-name="T176">Route</text:span><text:span text:style-name="T228"> exact path=”...” component={DynamicComponent}/&gt;</text:span></text:p>
      <text:p text:style-name="P21"><text:span text:style-name="T27">Именованный импорт</text:span><text:span text:style-name="T228">(не </text:span><text:span text:style-name="T20">export default, </text:span><text:span text:style-name="T228">а </text:span><text:span text:style-name="T20">export const Component</text:span><text:span text:style-name="T228">).</text:span></text:p>
      <text:p text:style-name="P21"><text:span text:style-name="T228">При необходимости импорта именованного компонента, который экспортируется </text:span><text:span text:style-name="T176">не через дефолт, нужно создать промежуточный файл</text:span><text:span text:style-name="T228">, где перенаправить как дефолтный импорт и потом уже использовать </text:span><text:span text:style-name="T20">React.lazy</text:span></text:p>
      <text:p text:style-name="P17">Пример:</text:p>
      <text:p text:style-name="P10"><text:span text:style-name="T176">export const MyComponent</text:span><text:span text:style-name="T228"> = function() {…}</text:span></text:p>
      <text:p text:style-name="P21"><text:span text:style-name="T228">Промежуточный файл </text:span><text:span text:style-name="T21">Opa.js</text:span></text:p>
      <text:p text:style-name="P21"><text:span text:style-name="T20">export { MyComponent </text:span><text:span text:style-name="T168">as default</text:span><text:span text:style-name="T20"> } from './MyComponents'</text:span></text:p>
      <text:p text:style-name="P17">Итог:</text:p>
      <text:p text:style-name="P10"><text:span text:style-name="T228">const MyComponent = React.lazy(() =&gt; import('</text:span><text:span text:style-name="T229">'./Opa</text:span><text:span text:style-name="T228">))</text:span></text:p>
      <text:p text:style-name="P13">Предохранители(обработка при ошибке рендеринга)</text:p>
      <text:p text:style-name="P17">Применяются при <text:span text:style-name="T27">необходимости сохранения работы всего приложения при генерации ошибки</text:span> в каком либо компоненте. В случае ошибки выведется информация из предохранителя</text:p>
      <text:p text:style-name="P17"><text:span text:style-name="T26">Не ловят</text:span> ошибки — <text:span text:style-name="T166">при обработке событий, асинхронном коде, серверном рендеринге, в самом </text:span><text:span text:style-name="T166">предохранителе.</text:span></text:p>
      <text:p text:style-name="P17">Компонент <text:span text:style-name="T144">считается предохранителем</text:span>, если хотя бы 1 из<text:span text:style-name="T144"> хуков жизни</text:span> — <text:span text:style-name="T168">static getDeliveredStateFromError</text:span><text:span text:style-name="T10">(</text:span>применяется при рендеринге запасного <text:span text:style-name="T10">UI </text:span>в случае ошибки<text:span text:style-name="T10">), </text:span><text:span text:style-name="T176">componentDidCatch</text:span>(для логирования кода об отловленной ошибке)</text:p>
      <text:p text:style-name="P17">Предохранителями могут являться только компоненты <text:span text:style-name="T176">на основе классов</text:span>, функциональные непригодны</text:p>
      <text:p text:style-name="P17">Пример:</text:p>
      <text:p text:style-name="P43"><text:span text:style-name="T35">class </text:span><text:span text:style-name="T176">ErrorWrapper</text:span> <text:span text:style-name="T35">extends </text:span>Component {</text:p>
      <text:p text:style-name="P73"><text:s text:c="4"/><text:span text:style-name="T94">constructor</text:span><text:span text:style-name="T100">(props) {</text:span></text:p>
      <text:p text:style-name="P73"><text:s text:c="8"/><text:span text:style-name="T38">super</text:span><text:span text:style-name="T100">(props);</text:span></text:p>
      <text:p text:style-name="P73"><text:s text:c="8"/><text:span text:style-name="T38">this</text:span><text:span text:style-name="T100">.</text:span><text:span text:style-name="T58">state </text:span><text:span text:style-name="T100">= { </text:span><text:span text:style-name="T58">error</text:span><text:span text:style-name="T100">: </text:span><text:span text:style-name="T38">false </text:span><text:span text:style-name="T100">};</text:span></text:p>
      <text:p text:style-name="P73"><text:s text:c="4"/><text:span text:style-name="T100">}</text:span></text:p>
      <text:p text:style-name="P73"><text:s text:c="4"/><text:span text:style-name="T38">static </text:span><text:span text:style-name="T191">getDeliveredStateFromError</text:span><text:span text:style-name="T100">(error) {</text:span></text:p>
      <text:p text:style-name="P73"><text:s text:c="8"/><text:span text:style-name="T221">// </text:span><text:span text:style-name="T222">присваиваются значения из state, аналог setState</text:span></text:p>
      <text:p text:style-name="P73"><text:span text:style-name="T220"><text:s text:c="8"/></text:span><text:span text:style-name="T38">return </text:span><text:span text:style-name="T100">{ </text:span><text:span text:style-name="T58">error</text:span><text:span text:style-name="T100">: </text:span><text:span text:style-name="T38">true </text:span><text:span text:style-name="T100">};</text:span></text:p>
      <text:p text:style-name="P73"><text:s text:c="4"/><text:span text:style-name="T100">}</text:span></text:p>
      <text:p text:style-name="P73"><text:s text:c="4"/><text:span text:style-name="T195">componentDidCatch</text:span><text:span text:style-name="T100">(error, errorInfo) {</text:span></text:p>
      <text:p text:style-name="P73"><text:s text:c="7"/><text:span text:style-name="T27"><text:s/></text:span><text:span text:style-name="T222">//логируем в свою функцию об ошибке</text:span></text:p>
      <text:p text:style-name="P73"><text:span text:style-name="T220"><text:s text:c="4"/></text:span><text:span text:style-name="T100">}</text:span></text:p>
      <text:p text:style-name="P73"><text:s text:c="4"/><text:span text:style-name="T94">render</text:span><text:span text:style-name="T100">() {</text:span></text:p>
      <text:p text:style-name="P73"><text:s text:c="8"/><text:span text:style-name="T38">if </text:span><text:span text:style-name="T100">(</text:span><text:span text:style-name="T38">this</text:span><text:span text:style-name="T100">.</text:span><text:span text:style-name="T58">state</text:span><text:span text:style-name="T100">.</text:span><text:span text:style-name="T58">error</text:span><text:span text:style-name="T100">) {</text:span></text:p>
      <text:p text:style-name="P73"><text:s text:c="12"/><text:span text:style-name="T38">return </text:span><text:span text:style-name="T101">&lt;</text:span><text:span text:style-name="T39">h1</text:span><text:span text:style-name="T101">&gt;</text:span><text:span text:style-name="T100">Error...</text:span><text:span text:style-name="T101">&lt;/</text:span><text:span text:style-name="T39">h1</text:span><text:span text:style-name="T101">&gt;</text:span><text:span text:style-name="T100">;</text:span></text:p>
      <text:p text:style-name="P73"><text:s text:c="8"/><text:span text:style-name="T100">}</text:span></text:p>
      <text:p text:style-name="P73"><text:s text:c="8"/><text:span text:style-name="T38">return this</text:span><text:span text:style-name="T100">.</text:span><text:span text:style-name="T58">props</text:span><text:span text:style-name="T100">.</text:span><text:span text:style-name="T127">children</text:span><text:span text:style-name="T100">;</text:span></text:p>
      <text:p text:style-name="P73"><text:s text:c="4"/><text:span text:style-name="T100">}</text:span></text:p>
      <text:p text:style-name="P74">}</text:p>
      <text:p text:style-name="P74"><text:span text:style-name="T92">&lt;</text:span><text:span text:style-name="T179">ErrorWrapper</text:span><text:span text:style-name="T92">&gt;</text:span></text:p>
      <text:p text:style-name="P73"><text:s text:c="4"/><text:span text:style-name="T101">&lt;</text:span><text:span text:style-name="T39">MyComponent</text:span><text:span text:style-name="T101">/&gt;</text:span></text:p>
      <text:p text:style-name="P71"><text:soft-page-break/><text:span text:style-name="T92">&lt;/</text:span><text:span text:style-name="T36">ErrorWrapper</text:span><text:span text:style-name="T92">&gt;</text:span></text:p>
      <text:p text:style-name="P17">Можно ограничиться <text:span text:style-name="T26">только одним хуком </text:span>и в нём прописать значения:</text:p>
      <text:p text:style-name="P43">componentDidCatch(<text:span text:style-name="T53">error</text:span>, errorInfo) {</text:p>
      <text:p text:style-name="P73"><text:s text:c="4"/><text:span text:style-name="T38">this</text:span><text:span text:style-name="T100">.</text:span><text:span text:style-name="T94">setState</text:span><text:span text:style-name="T100">({</text:span></text:p>
      <text:p text:style-name="P73"><text:s text:c="8"/><text:span text:style-name="T58">error</text:span><text:span text:style-name="T100">: </text:span><text:span text:style-name="T60">error</text:span><text:span text:style-name="T100">,</text:span></text:p>
      <text:p text:style-name="P73"><text:s text:c="8"/><text:span text:style-name="T58">errorInfo</text:span><text:span text:style-name="T100">: errorInfo</text:span></text:p>
      <text:p text:style-name="P73"><text:s text:c="4"/><text:span text:style-name="T100">})</text:span></text:p>
      <text:p text:style-name="P71">}</text:p>
      <text:p text:style-name="P17">Предохранителями можно охватить все роуты или отдельный компонент.</text:p>
      <text:p text:style-name="P41"><text:span text:style-name="T9">При создании приложения через </text:span><text:span text:style-name="T24">react-create-app </text:span><text:span text:style-name="T9">ошибки подробно расписываются в консоли. Если проект создаётся с нуля, то установить </text:span><text:span text:style-name="T263">babel-plugin-transform-react-jsx-source</text:span><text:span text:style-name="T9">, чтобы показывались ошибки в консоли при рендеринге</text:span></text:p>
      <text:p text:style-name="P22"><text:span text:style-name="T4">В старых версиях не работает </text:span><text:span text:style-name="T257">unstable_handleError</text:span> , <text:span text:style-name="T1">её заменить на </text:span><text:span text:style-name="T10">componentDidCatch</text:span></text:p>
      <text:p text:style-name="P17"/>
      <text:p text:style-name="P17"/>
      <text:p text:style-name="P4">React-hooks</text:p>
      <text:p text:style-name="P11">Позволяет писать приложения без использования классов.</text:p>
      <text:p text:style-name="P11">Главная страница выглядит как функция:</text:p>
      <text:p text:style-name="P42"><text:span text:style-name="T35">import </text:span><text:span text:style-name="T53">React </text:span><text:span text:style-name="T35">from </text:span><text:span text:style-name="T71">'react'</text:span>;</text:p>
      <text:p text:style-name="P74"><text:span text:style-name="T35">import </text:span>{<text:span text:style-name="T29">Navbar</text:span>} <text:span text:style-name="T35">from </text:span><text:span text:style-name="T71">"./components/Navbar"</text:span>;</text:p>
      <text:p text:style-name="P74"><text:span text:style-name="T35">import </text:span>{<text:span text:style-name="T29">Home</text:span>} <text:span text:style-name="T35">from </text:span><text:span text:style-name="T71">"./pages/Home"</text:span>;</text:p>
      <text:p text:style-name="P74"><text:span text:style-name="T244">function </text:span><text:span text:style-name="T245">App</text:span><text:span text:style-name="T244">()</text:span> {</text:p>
      <text:p text:style-name="P73"><text:s text:c="4"/><text:span text:style-name="T38">return </text:span><text:span text:style-name="T100">(</text:span></text:p>
      <text:p text:style-name="P73"><text:s text:c="8"/><text:span text:style-name="T101">&lt;</text:span><text:span text:style-name="T39">React.Fragment</text:span><text:span text:style-name="T101">&gt;</text:span></text:p>
      <text:p text:style-name="P73"><text:s text:c="12"/><text:span text:style-name="T101">&lt;</text:span><text:span text:style-name="T39">Navbar</text:span><text:span text:style-name="T101">/&gt;</text:span></text:p>
      <text:p text:style-name="P73"><text:s text:c="12"/><text:span text:style-name="T101">&lt;</text:span><text:span text:style-name="T39">div </text:span><text:span text:style-name="T113">className</text:span><text:span text:style-name="T75">="container pt-4"</text:span><text:span text:style-name="T101">&gt;</text:span></text:p>
      <text:p text:style-name="P73"><text:s text:c="16"/><text:span text:style-name="T101">&lt;</text:span><text:span text:style-name="T39">Home</text:span><text:span text:style-name="T101">/&gt;</text:span></text:p>
      <text:p text:style-name="P73"><text:s text:c="12"/><text:span text:style-name="T101">&lt;/</text:span><text:span text:style-name="T39">div</text:span><text:span text:style-name="T101">&gt;</text:span></text:p>
      <text:p text:style-name="P73"><text:s text:c="8"/><text:span text:style-name="T101">&lt;/</text:span><text:span text:style-name="T39">React.Fragment</text:span><text:span text:style-name="T101">&gt;</text:span></text:p>
      <text:p text:style-name="P73"><text:s text:c="4"/><text:span text:style-name="T100">);</text:span></text:p>
      <text:p text:style-name="P74">}</text:p>
      <text:p text:style-name="P71"><text:span text:style-name="T35">export default </text:span><text:span text:style-name="T29">App</text:span>;</text:p>
      <text:p text:style-name="P11">И компоненты прописываются как функции, а не классы:</text:p>
      <text:p text:style-name="P42"><text:span text:style-name="T35">import </text:span><text:span text:style-name="T53">React </text:span><text:span text:style-name="T35">from </text:span><text:span text:style-name="T71">'react'</text:span>;</text:p>
      <text:p text:style-name="P74"><text:span text:style-name="T35">export </text:span><text:span text:style-name="T244">const </text:span><text:span text:style-name="T245">Home </text:span><text:span text:style-name="T244">= () =&gt;</text:span> {</text:p>
      <text:p text:style-name="P73"><text:s text:c="4"/><text:span text:style-name="T38">return </text:span><text:span text:style-name="T100">(</text:span></text:p>
      <text:p text:style-name="P73"><text:s text:c="8"/><text:span text:style-name="T101">&lt;</text:span><text:span text:style-name="T39">div</text:span><text:span text:style-name="T101">&gt;</text:span></text:p>
      <text:p text:style-name="P73"><text:s text:c="12"/><text:span text:style-name="T101">&lt;</text:span><text:span text:style-name="T39">h1</text:span><text:span text:style-name="T101">&gt;</text:span><text:span text:style-name="T100">Home page</text:span><text:span text:style-name="T101">&lt;/</text:span><text:span text:style-name="T39">h1</text:span><text:span text:style-name="T101">&gt;</text:span></text:p>
      <text:p text:style-name="P73"><text:s text:c="8"/><text:span text:style-name="T101">&lt;/</text:span><text:span text:style-name="T39">div</text:span><text:span text:style-name="T101">&gt;</text:span></text:p>
      <text:p text:style-name="P73"><text:s text:c="4"/><text:span text:style-name="T100">);</text:span></text:p>
      <text:p text:style-name="P71">};</text:p>
      <text:p text:style-name="P11"><text:span text:style-name="T164">Аналог </text:span><text:span text:style-name="T165">this.state </text:span><text:span text:style-name="T164">и </text:span><text:span text:style-name="T165">this.setState </text:span><text:span text:style-name="T164">из классов</text:span> в функциональных компонентах:</text:p>
      <text:p text:style-name="P3">const [<text:span text:style-name="T125">name, func</text:span>] = React.<text:span text:style-name="T140">useState</text:span>(<text:span text:style-name="T125">value</text:span>) – name – <text:span text:style-name="T1">название реактивной переменной</text:span>, func – <text:span text:style-name="T1">название функции, которая будет изменять переменную</text:span>, value – <text:span text:style-name="T1">начальное значение переменной</text:span></text:p>
      <text:p text:style-name="P11">Пример:</text:p>
      <text:p text:style-name="P3">const [todo, setTodo] = React.useState([])</text:p>
      <text:p text:style-name="P11">Для изменения вызываем функцию и передаём новое значение: <text:span text:style-name="T10">setTodo(todo.map(...))</text:span></text:p>
      <text:p text:style-name="P37">Аналог использования контекста:</text:p>
      <text:p text:style-name="P3"><text:span text:style-name="T27">ClickedContext</text:span> – <text:span text:style-name="T1">произвольно созданный контекст, который затем импортируется в компонент.</text:span>( <text:span text:style-name="T176">const ClickedContext = React.createContext()</text:span> )</text:p>
      <text:p text:style-name="P7">&lt;ClickedContext.<text:span text:style-name="T166">Provider</text:span> value={{<text:span text:style-name="T27">a</text:span>: 2,<text:span text:style-name="T27"> b:</text:span> function(){}}}&gt;...&lt;/ ClickedContext.Provider&gt;</text:p>
      <text:p text:style-name="P17">В дочернем компоненте вызываем хук <text:span text:style-name="T10">useContext:</text:span></text:p>
      <text:p text:style-name="P17"><text:span text:style-name="T10">const </text:span>{<text:span text:style-name="T12">a, b</text:span>}<text:span text:style-name="T10"> = React.</text:span><text:span text:style-name="T139">useContext</text:span><text:span text:style-name="T10">(</text:span><text:span text:style-name="T12">ClickedContext</text:span><text:span text:style-name="T10">)</text:span></text:p>
      <text:p text:style-name="P17">Затем уже переменные <text:span text:style-name="T10">a </text:span>и <text:span text:style-name="T10">b </text:span>используются с привязкой к родительскому компонету</text:p>
      <text:p text:style-name="P7">&lt; ClickedContext.Consumer&gt; <text:span text:style-name="T1">не нужно использовать в таком случае.</text:span></text:p>
      <text:p text:style-name="P7"><text:soft-page-break/><text:span text:style-name="T1">Функцию в </text:span>html <text:span text:style-name="T1">компонента можно вызывать или </text:span>() =&gt; b(event.id) <text:span text:style-name="T1">или </text:span>b.bind(null, event.id)</text:p>
      <text:p text:style-name="P30">Хук <text:span text:style-name="T10">reducer – </text:span>заменяет частично <text:span text:style-name="T10">redux</text:span></text:p>
      <text:p text:style-name="P43"><text:span text:style-name="T35">const </text:span>[<text:span text:style-name="T126">state</text:span>, <text:span text:style-name="T126">dispatch</text:span>] = <text:span text:style-name="T168">React.</text:span><text:span text:style-name="T200">useReducer</text:span>(<text:span text:style-name="T32">alertReducer</text:span>, <text:span text:style-name="T35">null</text:span>);</text:p>
      <text:p text:style-name="P7">state – <text:span text:style-name="T1">названный аргумент значения, </text:span>dispatch – <text:span text:style-name="T1">названный аргумент функции, которая будет менять данные из 1 аргумента </text:span></text:p>
      <text:p text:style-name="P17">Создаётся файл с редьюсером:</text:p>
      <text:p text:style-name="P43"><text:span text:style-name="T35">const </text:span><text:span text:style-name="T126">handlers </text:span>= {</text:p>
      <text:p text:style-name="P73"><text:s text:c="4"/><text:span text:style-name="T100">[</text:span><text:span text:style-name="T60">SHOW_ALERT</text:span><text:span text:style-name="T100">]: (state, action) =&gt; action.</text:span><text:span text:style-name="T58">payload</text:span><text:span text:style-name="T100">,</text:span></text:p>
      <text:p text:style-name="P73"><text:s text:c="4"/><text:span text:style-name="T96">default</text:span><text:span text:style-name="T100">: state =&gt; state</text:span></text:p>
      <text:p text:style-name="P74">};</text:p>
      <text:p text:style-name="P74"><text:span text:style-name="T35">export const </text:span><text:span text:style-name="T32">alertReducer</text:span><text:span text:style-name="T29"> </text:span>= (state, action) =&gt; {</text:p>
      <text:p text:style-name="P73"><text:s text:c="4"/><text:span text:style-name="T38">const </text:span><text:span text:style-name="T127">handler </text:span><text:span text:style-name="T100">= </text:span><text:span text:style-name="T127">handlers</text:span><text:span text:style-name="T100">[action.</text:span><text:span text:style-name="T58">type</text:span><text:span text:style-name="T100">] || </text:span><text:span text:style-name="T127">handlers</text:span><text:span text:style-name="T100">.</text:span><text:span text:style-name="T94">default</text:span><text:span text:style-name="T100">;</text:span></text:p>
      <text:p text:style-name="P73"><text:s text:c="4"/><text:span text:style-name="T38">return </text:span><text:span text:style-name="T127">handler</text:span><text:span text:style-name="T100">(state, action);</text:span></text:p>
      <text:p text:style-name="P71">};</text:p>
      <text:p text:style-name="P17">Можно совместить с провайдером</text:p>
      <text:p text:style-name="P43"><text:span text:style-name="T35">const </text:span>[<text:span text:style-name="T126">state</text:span>, <text:span text:style-name="T126">dispatch</text:span>] = <text:span text:style-name="T198">useReducer</text:span>(<text:span text:style-name="T29">alertReducer</text:span>, <text:span text:style-name="T35">null</text:span>);</text:p>
      <text:p text:style-name="P74"><text:span text:style-name="T35">const </text:span>hide = () =&gt; <text:span text:style-name="T126">dispatch</text:span>({<text:span text:style-name="T55">type</text:span>: <text:span text:style-name="T53">HIDE_ALERT</text:span>});</text:p>
      <text:p text:style-name="P74"><text:span text:style-name="T35">const </text:span>show = (text, type = <text:span text:style-name="T71">'primary'</text:span>) =&gt; {</text:p>
      <text:p text:style-name="P73"><text:s text:c="4"/><text:span text:style-name="T127">dispatch</text:span><text:span text:style-name="T100">({</text:span><text:span text:style-name="T58">type</text:span><text:span text:style-name="T100">: </text:span><text:span text:style-name="T60">SHOW_ALERT</text:span><text:span text:style-name="T100">, </text:span><text:span text:style-name="T58">payload</text:span><text:span text:style-name="T100">: {type, text}});</text:span></text:p>
      <text:p text:style-name="P74">};</text:p>
      <text:p text:style-name="P74"><text:span text:style-name="T35">return </text:span>(</text:p>
      <text:p text:style-name="P73"><text:s text:c="4"/><text:span text:style-name="T101">&lt;</text:span><text:span text:style-name="T39">AlertContext.Provider </text:span><text:span text:style-name="T113">value</text:span><text:span text:style-name="T75">=</text:span><text:span text:style-name="T100">{{</text:span></text:p>
      <text:p text:style-name="P73"><text:s text:c="8"/><text:span text:style-name="T100">hide, show, </text:span><text:span text:style-name="T58">alert</text:span><text:span text:style-name="T100">: </text:span><text:span text:style-name="T127">state</text:span></text:p>
      <text:p text:style-name="P73"><text:span text:style-name="T126"><text:s text:c="4"/></text:span><text:span text:style-name="T100">}}</text:span><text:span text:style-name="T101">&gt;</text:span></text:p>
      <text:p text:style-name="P73"><text:s text:c="8"/><text:span text:style-name="T100">{children}</text:span></text:p>
      <text:p text:style-name="P73"><text:s text:c="4"/><text:span text:style-name="T101">&lt;/</text:span><text:span text:style-name="T39">AlertContext.Provider</text:span><text:span text:style-name="T101">&gt;</text:span></text:p>
      <text:p text:style-name="P71">);</text:p>
      <text:p text:style-name="P17"/>
      <text:p text:style-name="P17"/>
      <text:p text:style-name="P17"/>
      <text:p text:style-name="P17"/>
      <text:p text:style-name="P17"/>
      <text:p text:style-name="P17"/>
      <text:p text:style-name="P7"/>
      <text:p text:style-name="P37">Создание своего хука</text:p>
      <text:p text:style-name="P11">Например хук для работы с инпутом:</text:p>
      <text:p text:style-name="P42"><text:span text:style-name="T35">function </text:span>myCustomHook(defaultValue = <text:span text:style-name="T71">''</text:span>) {</text:p>
      <text:p text:style-name="P73"><text:s text:c="4"/><text:span text:style-name="T38">const </text:span><text:span text:style-name="T100">{ </text:span><text:span text:style-name="T127">value</text:span><text:span text:style-name="T100">, </text:span><text:span text:style-name="T127">setValue </text:span><text:span text:style-name="T100">} = </text:span><text:span text:style-name="T105">useState</text:span><text:span text:style-name="T100">(defaultValue);</text:span></text:p>
      <text:p text:style-name="P73"><text:s text:c="4"/><text:span text:style-name="T38">return </text:span><text:span text:style-name="T100">{</text:span></text:p>
      <text:p text:style-name="P73"><text:s text:c="8"/><text:span text:style-name="T58">bind</text:span><text:span text:style-name="T100">: {</text:span></text:p>
      <text:p text:style-name="P73"><text:s text:c="12"/><text:span text:style-name="T127">value</text:span><text:span text:style-name="T100">,</text:span></text:p>
      <text:p text:style-name="P73"><text:s text:c="12"/><text:span text:style-name="T94">onChange</text:span><text:span text:style-name="T100">: event =&gt; </text:span><text:span text:style-name="T127">setValue</text:span><text:span text:style-name="T100">(event.</text:span><text:span text:style-name="T58">target</text:span><text:span text:style-name="T100">.</text:span><text:span text:style-name="T58">value</text:span><text:span text:style-name="T100">)</text:span></text:p>
      <text:p text:style-name="P73"><text:s text:c="8"/><text:span text:style-name="T100">},</text:span></text:p>
      <text:p text:style-name="P73"><text:s text:c="8"/><text:span text:style-name="T94">clear</text:span><text:span text:style-name="T100">: () =&gt; </text:span><text:span text:style-name="T127">setValue</text:span><text:span text:style-name="T100">(</text:span><text:span text:style-name="T74">''</text:span><text:span text:style-name="T100">),</text:span></text:p>
      <text:p text:style-name="P73"><text:s text:c="8"/><text:span text:style-name="T94">value</text:span><text:span text:style-name="T100">: () =&gt; </text:span><text:span text:style-name="T127">value</text:span></text:p>
      <text:p text:style-name="P73"><text:span text:style-name="T126"><text:s text:c="4"/></text:span><text:span text:style-name="T100">}</text:span></text:p>
      <text:p text:style-name="P71">}</text:p>
      <text:p text:style-name="P11">В компоненте, где хук нужен:</text:p>
      <text:p text:style-name="P42"><text:span text:style-name="T35">const </text:span><text:span text:style-name="T126">input </text:span>= myCustomHook(<text:span text:style-name="T71">''</text:span>);</text:p>
      <text:p text:style-name="P74"><text:span text:style-name="T92">&lt;</text:span><text:span text:style-name="T36">input </text:span>{...<text:span text:style-name="T126">input</text:span>.<text:span text:style-name="T55">bind</text:span>}<text:span text:style-name="T92">/&gt; </text:span><text:span text:style-name="T226">// в </text:span><text:span text:style-name="T227">отрисовке</text:span><text:span text:style-name="T226"> для </text:span><text:span text:style-name="T227">присвоения атрибутов</text:span></text:p>
      <text:p text:style-name="P74"><text:span text:style-name="T126">input</text:span>.<text:span text:style-name="T93">clear</text:span>() <text:span text:style-name="T225">// в коде для очистки значения инпута</text:span></text:p>
      <text:p text:style-name="P71"><text:span text:style-name="T126">input</text:span>.<text:span text:style-name="T93">value</text:span>() <text:span text:style-name="T225">// в коде, чтобы получать значения инпута</text:span></text:p>
      <text:p text:style-name="P38">Хук для запросов на сервер:</text:p>
      <text:p text:style-name="P3">useEffect</text:p>
      <text:p text:style-name="P3"><text:span text:style-name="T140">useEffect(callback, list)</text:span> – <text:span text:style-name="T125">callback</text:span> —<text:span text:style-name="T1"> функция, которая должна отработать</text:span>, <text:span text:style-name="T125">list</text:span> —<text:span text:style-name="T1"> список зависимостей, которые будут служить для отработки функции, т. е. </text:span><text:span text:style-name="T176">c</text:span><text:span text:style-name="T215">писок тех переменных,за которыми нужно следить, и при изменении которых нужно заново запустить </text:span><text:span text:style-name="T176">useEffect.</text:span> <text:span text:style-name="T1">Что-то похожее на </text:span>watch <text:span text:style-name="T1">во </text:span>Vue</text:p>
      <text:p text:style-name="P11"><text:soft-page-break/>Если передать <text:span text:style-name="T176">пустой массив</text:span>, то <text:span text:style-name="T10">useEffect </text:span>вызовется только <text:span text:style-name="T176">один раз</text:span>.</text:p>
      <text:p text:style-name="P11">Будет вызываться <text:span text:style-name="T125">после </text:span><text:span text:style-name="T11">useState,</text:span><text:span text:style-name="T10"> </text:span>чтобы иметь доступ к переменным</text:p>
      <text:p text:style-name="P42"><text:span text:style-name="T29">useEffect</text:span>(() =&gt; {</text:p>
      <text:p text:style-name="P73"><text:s text:c="4"/><text:span text:style-name="T104">fetch</text:span><text:span text:style-name="T102">(...).then().then(data =&gt; setValue(data))</text:span></text:p>
      <text:p text:style-name="P71">}, [])</text:p>
      <text:p text:style-name="P11">Пример подтягивания данных, чтобы присвоить переменных, аналог хука жизненного цикла в классоввом компоненте</text:p>
      <text:p text:style-name="P13">Анимации в <text:span text:style-name="T10">React </text:span></text:p>
      <text:p text:style-name="P17">Есть много библиотек. Применение для плавной анимации при появлении и исчезновении элемента</text:p>
      <text:p text:style-name="P22"><text:span text:style-name="T4"><text:s/>Одна из популярных - </text:span><text:span text:style-name="Source_20_Text"><text:span text:style-name="T260">npm install react-transition-group --save</text:span></text:span></text:p>
      <text:p text:style-name="P43"><text:span text:style-name="T35">import </text:span>{ <text:span text:style-name="T200">Transition, </text:span><text:span text:style-name="T175">CSSTransition</text:span><text:span text:style-name="T53"> </text:span>} <text:span text:style-name="T35">from </text:span><text:span text:style-name="T71">'react-transition-group'</text:span>;</text:p>
      <text:p text:style-name="P43"><text:span text:style-name="T35">import </text:span>{ <text:span text:style-name="T199">Transition</text:span><text:span text:style-name="T174">Group</text:span><text:span text:style-name="T53"> </text:span>} <text:span text:style-name="T35">from </text:span><text:span text:style-name="T71">'react-transition-group'</text:span>;</text:p>
      <text:p text:style-name="P50"><text:span text:style-name="T92">.</text:span><text:span text:style-name="T36">fade-entering </text:span><text:span text:style-name="T92">{</text:span></text:p>
      <text:p text:style-name="P73"><text:s text:c="4"/><text:span text:style-name="T112">animation</text:span><text:span text:style-name="T100">: </text:span><text:span text:style-name="T74">square </text:span><text:span text:style-name="T111">1000</text:span><text:span text:style-name="T74">ms forwards</text:span><text:span text:style-name="T100">;</text:span></text:p>
      <text:p text:style-name="P74">}</text:p>
      <text:p text:style-name="P74">.<text:span text:style-name="T35">fade-exiting </text:span>{</text:p>
      <text:p text:style-name="P73"><text:s text:c="4"/><text:span text:style-name="T112">animation</text:span><text:span text:style-name="T100">: </text:span><text:span text:style-name="T74">square </text:span><text:span text:style-name="T111">500</text:span><text:span text:style-name="T74">ms alternate-reverse</text:span><text:span text:style-name="T100">;</text:span></text:p>
      <text:p text:style-name="P74">}</text:p>
      <text:p text:style-name="P79">/*</text:p>
      <text:p text:style-name="P79">В последнюю стадию анимации исчезновения жлемента</text:p>
      <text:p text:style-name="P79">скрываем элемент из видимости</text:p>
      <text:p text:style-name="P79">*/</text:p>
      <text:p text:style-name="P74">.<text:span text:style-name="T35">fade-exited </text:span>{</text:p>
      <text:p text:style-name="P73"><text:s text:c="4"/><text:span text:style-name="T112">opacity</text:span><text:span text:style-name="T100">: </text:span><text:span text:style-name="T111">0</text:span><text:span text:style-name="T100">;</text:span></text:p>
      <text:p text:style-name="P73"><text:s text:c="4"/><text:span text:style-name="T112">transform</text:span><text:span text:style-name="T100">: </text:span><text:span text:style-name="T38">translateY</text:span><text:span text:style-name="T100">(-</text:span><text:span text:style-name="T111">100</text:span><text:span text:style-name="T74">px</text:span><text:span text:style-name="T100">);</text:span></text:p>
      <text:p text:style-name="P71">}</text:p>
      <text:p text:style-name="P50"><text:span text:style-name="T92">&lt;</text:span><text:span text:style-name="T179">Transition</text:span><text:span text:style-name="T36"> </text:span><text:span text:style-name="T179">in={</text:span><text:span text:style-name="T133">toggle</text:span><text:span text:style-name="T92">} </text:span><text:span text:style-name="T179">timeout</text:span><text:span text:style-name="T72">=</text:span><text:span text:style-name="T92">{{</text:span><text:span text:style-name="T57">enter</text:span><text:span text:style-name="T92">: </text:span><text:span text:style-name="T122">1000</text:span><text:span text:style-name="T92">, </text:span><text:span text:style-name="T57">exit</text:span><text:span text:style-name="T92">: </text:span><text:span text:style-name="T122">500</text:span><text:span text:style-name="T92">}} </text:span><text:span text:style-name="T179">unmountOnExit </text:span><text:span text:style-name="T171">enter={true}</text:span><text:span text:style-name="T92">&gt;</text:span></text:p>
      <text:p text:style-name="P73"><text:s text:c="4"/><text:span text:style-name="T100">{</text:span><text:span text:style-name="T195">state</text:span><text:span text:style-name="T100"> =&gt; </text:span><text:span text:style-name="T101">&lt;</text:span><text:span text:style-name="T39">div </text:span><text:span text:style-name="T113">className</text:span><text:span text:style-name="T75">=</text:span><text:span text:style-name="T100">{</text:span><text:span text:style-name="T74">`square </text:span><text:span text:style-name="T83">fade-</text:span><text:span text:style-name="T155">${state}</text:span><text:span text:style-name="T74">`</text:span><text:span text:style-name="T100">}</text:span><text:span text:style-name="T101"> </text:span><text:span text:style-name="T113">style</text:span><text:span text:style-name="T75">=</text:span><text:span text:style-name="T100">{{}}</text:span><text:span text:style-name="T101">&gt;&lt;/</text:span><text:span text:style-name="T39">div</text:span><text:span text:style-name="T101">&gt;</text:span><text:span text:style-name="T100">}</text:span></text:p>
      <text:p text:style-name="P71"><text:span text:style-name="T92">&lt;/</text:span><text:span text:style-name="T36">Transition</text:span><text:span text:style-name="T92">&gt;</text:span></text:p>
      <text:p text:style-name="P51"/>
      <text:p text:style-name="P17">Параметр <text:span text:style-name="T168">in</text:span><text:span text:style-name="T10"> – </text:span>флаг отображения или неотображения<text:span text:style-name="T10">, </text:span><text:span text:style-name="T168">timeout</text:span><text:span text:style-name="T10"> – </text:span>продолжительность анимации<text:span text:style-name="T10">(</text:span>или число или объект с длительностью для каждого этапа <text:span text:style-name="T10">{enter: 200, exit: 100}). </text:span>Важно отслеживать <text:span text:style-name="T31">время анимации со </text:span><text:span text:style-name="T31">временем анимации в </text:span><text:span text:style-name="T18">CSS </text:span><text:span text:style-name="T31">файле</text:span>.</text:p>
      <text:p text:style-name="P17"><text:s/><text:span text:style-name="T176">u</text:span><text:span text:style-name="T168">nmountOnExit</text:span><text:span text:style-name="T10"> – </text:span>флаг, что нужно уничтожать компонент после анимации исчезновения</text:p>
      <text:p text:style-name="P7"><text:span text:style-name="T176">mountOnEnter</text:span> – <text:span text:style-name="T1">флаг ленивой подгрузки компонентов внутри </text:span>Transition, <text:span text:style-name="T1">т. е. подгрузка только в момент совершения анимации</text:span></text:p>
      <text:p text:style-name="P7"><text:span text:style-name="T176">enter</text:span> – <text:span text:style-name="T1">флаг включения или отключения ввода переходов, по умолчанию </text:span>true</text:p>
      <text:p text:style-name="P7"><text:span text:style-name="T176">exit</text:span> – <text:span text:style-name="T1">флаг включения или отключения выходных переходов, по умолчанию </text:span>true</text:p>
      <text:p text:style-name="P17">Между <text:span text:style-name="T10">Transition </text:span>помещается <text:span text:style-name="T125">функция для генерирования элемента</text:span>, принимающая <text:span text:style-name="T125">параметром</text:span> конкретное состояние анимации <text:span text:style-name="T168">state</text:span>(<text:span text:style-name="T26">этап анимации</text:span>).</text:p>
      <text:p text:style-name="P17">Есть 4<text:span text:style-name="T26"> этапа анимации</text:span> — <text:span text:style-name="T168">entering, entered, exiting, exeted</text:span><text:span text:style-name="T10"> – </text:span>параметр <text:span text:style-name="T167">state <text:s/></text:span><text:span text:style-name="T166">в функции будет принимать их</text:span> в своём значении</text:p>
      <text:p text:style-name="P17">Можно как <text:span text:style-name="T27">в названия классов подставлять состояние анимации</text:span>, а в <text:span text:style-name="T10">CSS </text:span>прописать обработку таких классов, либо <text:span text:style-name="T27">через </text:span><text:span text:style-name="T12">style</text:span><text:span text:style-name="T10">.</text:span></text:p>
      <text:p text:style-name="P7">const <text:span text:style-name="T176">myStyles</text:span> = { entering: {height: 10px}, entered: {height: 20px}, exiting: {height: 10px}, exited: {height: 0} }</text:p>
      <text:p text:style-name="P7">const Comp = ({ in: inProp }) =&gt; (</text:p>
      <text:p text:style-name="P7"><text:s text:c="4"/>&lt;Transition in={inProp} timeout={300}&gt;</text:p>
      <text:p text:style-name="P7"><text:s text:c="8"/>{ <text:span text:style-name="T176">state</text:span> =&gt; &lt;div style={{ width: 20px, <text:span text:style-name="T176">...myStyles[state]</text:span> }}&gt;Text&lt;/div&gt; }</text:p>
      <text:p text:style-name="P7"><text:s text:c="4"/>&lt;/Transition&gt;</text:p>
      <text:p text:style-name="P7">)</text:p>
      <text:p text:style-name="P16">Хуки анимаций:</text:p>
      <text:p text:style-name="P3"><text:span text:style-name="T176">onEnter</text:span> – <text:span text:style-name="T1">срабатывает до применения статуса вход,</text:span><text:span text:style-name="T215"> </text:span><text:span text:style-name="T176">(element, isAppearing) =&gt; {…}, isAppearing</text:span> – <text:span text:style-name="T1">булка, показывающая, это первичная отрисовка или нет</text:span></text:p>
      <text:p text:style-name="P3"><text:span text:style-name="T176">onEntering</text:span> – <text:span text:style-name="T1">срабатывает во время статуса вход, </text:span>(element, isApprearing) =&gt; {...}</text:p>
      <text:p text:style-name="P3"><text:span text:style-name="T176">onEntered</text:span> – <text:span text:style-name="T1">срабатывает после применения статуса вход, </text:span>(element, isApprearing) =&gt; {…}</text:p>
      <text:p text:style-name="P3"><text:span text:style-name="T176">onExit</text:span> – <text:span text:style-name="T1">срабатывает до применения статуса выхода — </text:span><text:span text:style-name="T176">element =&gt; {...}</text:span></text:p>
      <text:p text:style-name="P3"><text:span text:style-name="T176">onExiting</text:span> - <text:s/><text:span text:style-name="T1">срабатывает во время выхода анимации –</text:span> element =&gt; {...}</text:p>
      <text:p text:style-name="P3"><text:soft-page-break/><text:span text:style-name="T176">onExited</text:span> – <text:span text:style-name="T1">срабатывает после завершения выхода анимации(исчезание элемента в частности) — </text:span>(element) =&gt;{}</text:p>
      <text:p text:style-name="P3">&lt;Transition onEnter={(element, isAppear) =&gt; {…}} onExit={...}&gt;</text:p>
      <text:p text:style-name="P11"/>
      <text:p text:style-name="P3"><text:span text:style-name="T176">CSSTransition</text:span> – <text:span text:style-name="T6">аналог </text:span><text:span text:style-name="T125">Transition</text:span>, <text:span text:style-name="T1">с отличием только, что </text:span><text:span text:style-name="T6">используется компонент внутри, а не функция</text:span><text:span text:style-name="T1"> с параметром </text:span>state. <text:span text:style-name="T1">Похож по сути на анимацию во </text:span>Vue</text:p>
      <text:p text:style-name="P11">Используются те же атрибуты, что и в <text:span text:style-name="T10">Transition, </text:span>только добавляется ещё <text:span text:style-name="T168">classNames</text:span><text:span text:style-name="T10"> </text:span>с указанием имени класса, как во <text:span text:style-name="T10">Vue </text:span>добавляется <text:span text:style-name="T10">name</text:span></text:p>
      <text:p text:style-name="P11"><text:span text:style-name="T10">&lt;</text:span><text:span text:style-name="T168">CSSTransition</text:span><text:span text:style-name="T10"> in={show} timeout={500} </text:span><text:span text:style-name="T168">classNames</text:span><text:span text:style-name="T10">={'</text:span><text:span text:style-name="T12">mine</text:span><text:span text:style-name="T10">'}&gt;</text:span></text:p>
      <text:p text:style-name="P3"><text:s text:c="4"/>&lt;div&gt;Text&lt;/div&gt;</text:p>
      <text:p text:style-name="P3">&lt;/CSSTransition&gt;</text:p>
      <text:p text:style-name="P11"><text:span text:style-name="T27">.</text:span><text:span text:style-name="T12">mine</text:span><text:span text:style-name="T10">-enter{}, .</text:span><text:span text:style-name="T12">mine</text:span><text:span text:style-name="T10">-enter-active{}, .</text:span><text:span text:style-name="T12">mine</text:span><text:span text:style-name="T10">-exit{}, </text:span><text:span text:style-name="T12">.mine</text:span><text:span text:style-name="T10">-exit-active{}</text:span></text:p>
      <text:p text:style-name="P11"><text:span text:style-name="T10">.</text:span><text:span text:style-name="T12">mine</text:span><text:span text:style-name="T10">-enter-done {} - </text:span>появление элемента завершено</text:p>
      <text:p text:style-name="P11"><text:span text:style-name="T10">.</text:span><text:span text:style-name="T12">mine</text:span><text:span text:style-name="T10">-exit-done{} </text:span>- исчезновение завершено</text:p>
      <text:p text:style-name="P26">Присвоение классов по аналогии с <text:span text:style-name="T10">Vue</text:span></text:p>
      <text:p text:style-name="P3"/>
      <text:p text:style-name="P11"><text:span text:style-name="T164">Анимация групп </text:span>— применяется <text:span text:style-name="T168">TransitionGroup</text:span><text:span text:style-name="T10">, </text:span><text:span text:style-name="T27">внутри которого</text:span> используются <text:span text:style-name="T12">Transition/CSSTransitio</text:span><text:span text:style-name="T10">n, </text:span>но <text:span text:style-name="T27">без параметра </text:span><text:span text:style-name="T12">in</text:span><text:span text:style-name="T10">(</text:span>он не нужен):</text:p>
      <text:p text:style-name="P40">&lt;<text:span text:style-name="T177">TransitionGroup</text:span><text:span text:style-name="T273"> </text:span><text:span text:style-name="T274">className</text:span><text:span text:style-name="T273">=</text:span>"<text:span text:style-name="T275">todo-list</text:span>" <text:span text:style-name="T169">component</text:span><text:span text:style-name="T10">={'ul'}</text:span>&gt;</text:p>
      <text:p text:style-name="P84"><text:span text:style-name="T276"><text:s text:c="3"/>{</text:span><text:span text:style-name="T277">items</text:span>.<text:span text:style-name="T278">map</text:span><text:span text:style-name="T273">((</text:span>{ <text:span text:style-name="T273">id</text:span>, <text:span text:style-name="T273">text</text:span> }<text:span text:style-name="T273">)</text:span> <text:span text:style-name="T279">=&gt;</text:span> <text:span text:style-name="T273">(</text:span></text:p>
      <text:p text:style-name="P84"><text:tab/>&lt;<text:span text:style-name="T271">CSSTransition </text:span><text:span text:style-name="T274">key</text:span><text:span text:style-name="T273">=</text:span><text:span text:style-name="T276">{</text:span><text:span text:style-name="T273">id</text:span><text:span text:style-name="T276">} </text:span><text:span text:style-name="T274">timeout</text:span><text:span text:style-name="T273">=</text:span><text:span text:style-name="T276">{</text:span><text:span text:style-name="T274">500</text:span><text:span text:style-name="T276">} </text:span><text:span text:style-name="T177">classNames</text:span><text:span text:style-name="T273">=</text:span>"<text:span text:style-name="T275">item</text:span>"&gt;</text:p>
      <text:p text:style-name="P84"><text:tab/><text:tab/>&lt;<text:span text:style-name="T272">li</text:span>&gt;<text:span text:style-name="T10">&lt;/li&gt;</text:span></text:p>
      <text:p text:style-name="P84"><text:tab/>&lt;/<text:span text:style-name="T271">CSSTransition</text:span>&gt;</text:p>
      <text:p text:style-name="P84"><text:span text:style-name="T273"><text:s text:c="3"/>))</text:span><text:span text:style-name="T276">}</text:span></text:p>
      <text:p text:style-name="P84">&lt;/<text:span text:style-name="T271">TransitionGroup</text:span>&gt;</text:p>
      <text:p text:style-name="P11"/>
      <text:p text:style-name="P3"><text:span text:style-name="T1">Параметры </text:span>TransitionGroup:</text:p>
      <text:p text:style-name="P3"><text:span text:style-name="T176">component</text:span> – <text:span text:style-name="T1">название имени тега, в который превратится </text:span>TransitionGroup, <text:span text:style-name="T1">по умолчанию –</text:span> div</text:p>
      <text:p text:style-name="P3"><text:span text:style-name="T176">appear</text:span> – <text:span text:style-name="T1">флаг, обозначающий — показывать или не показывать анимацию для элементов списка.</text:span></text:p>
      <text:p text:style-name="P3"><text:span text:style-name="T176">enter, exit </text:span>– <text:span text:style-name="T1">смотри выше</text:span> </text:p>
      <text:p text:style-name="P2"><text:span text:style-name="T168">childFactory</text:span><text:span text:style-name="T10"> – </text:span><text:span text:style-name="T1">возможность дополнительных операций над элементом, не действует для </text:span><text:span text:style-name="T10">exit </text:span><text:span text:style-name="T261">тип: </text:span><text:span text:style-name="Source_20_Text"><text:span text:style-name="T262">Function(child: ReactElement) -&gt; ReactElement</text:span></text:span> </text:p>
      <text:p text:style-name="P3"/>
      <text:p text:style-name="P13">Тестирование</text:p>
      <text:p text:style-name="P23">npm install enzyme enzyme-adapter-react-16 react-test-renderer -D</text:p>
      <text:p text:style-name="P17">Для тестов следует создавать отдельно файлы с расширением .<text:span text:style-name="T10">test.js – App.text.js</text:span></text:p>
      <text:p text:style-name="P17">Проверить наличие зависимости <text:span text:style-name="T10">jest</text:span></text:p>
      <text:p text:style-name="P17">В каждом тестовом файле необходимо выполнить настройку, чтобы можно было работать с компонентами:</text:p>
      <text:p text:style-name="P43"><text:span text:style-name="T35">import </text:span><text:span text:style-name="T53">React </text:span><text:span text:style-name="T35">from </text:span><text:span text:style-name="T71">'react'</text:span>;</text:p>
      <text:p text:style-name="P74"><text:span text:style-name="T35">import </text:span>{ <text:span text:style-name="T183">configure</text:span>, <text:span text:style-name="T55">shallow</text:span>, <text:span text:style-name="T55">mount </text:span>} <text:span text:style-name="T35">from</text:span><text:span text:style-name="T71">'enzyme'</text:span>; <text:span text:style-name="T225">/</text:span><text:span text:style-name="T185">/ конфигурирует адаптер</text:span></text:p>
      <text:p text:style-name="P74"><text:span text:style-name="T35">import </text:span><text:span text:style-name="T186">Adapter</text:span><text:span text:style-name="T53"> </text:span><text:span text:style-name="T35">from</text:span><text:span text:style-name="T71">'enzyme-adapter-react-16'</text:span>;</text:p>
      <text:p text:style-name="P74"><text:span text:style-name="T35">import </text:span><text:span text:style-name="T29">App </text:span><text:span text:style-name="T35">from </text:span><text:span text:style-name="T71">'./App'</text:span>;</text:p>
      <text:p text:style-name="P74"><text:span text:style-name="T35">import </text:span>Character <text:span text:style-name="T35">from </text:span><text:span text:style-name="T71">'./Character'</text:span>;</text:p>
      <text:p text:style-name="P80">configure({</text:p>
      <text:p text:style-name="P80"><text:s text:c="4"/>adapter: new <text:span text:style-name="T29">Adapter</text:span>()</text:p>
      <text:p text:style-name="P71"><text:span text:style-name="T183">})</text:span>;</text:p>
      <text:p text:style-name="P17">Пример написания теста(по аналогии с тестами на <text:span text:style-name="T10">Vue</text:span>):</text:p>
      <text:p text:style-name="P43">describe(<text:span text:style-name="T71">'App'</text:span>, () =&gt; {</text:p>
      <text:p text:style-name="P73"><text:s text:c="4"/><text:span text:style-name="T38">let </text:span><text:span text:style-name="T127">wrapper </text:span><text:span text:style-name="T100">= </text:span><text:span text:style-name="T38">null</text:span><text:span text:style-name="T100">;</text:span></text:p>
      <text:p text:style-name="P73"><text:s text:c="4"/><text:span text:style-name="T183">beforeEach</text:span><text:span text:style-name="T100">(() =&gt; {</text:span></text:p>
      <text:p text:style-name="P73"><text:s text:c="8"/><text:span text:style-name="T127">wrapper </text:span><text:span text:style-name="T100">= </text:span><text:span text:style-name="T183">shallow</text:span><text:span text:style-name="T100">(</text:span><text:span text:style-name="T101">&lt;</text:span><text:span text:style-name="T39">App</text:span><text:span text:style-name="T101">/&gt;</text:span><text:span text:style-name="T100">)</text:span></text:p>
      <text:p text:style-name="P73"><text:s text:c="4"/><text:span text:style-name="T100">});</text:span></text:p>
      <text:p text:style-name="P73"><text:s text:c="4"/><text:span text:style-name="T100">it(</text:span><text:span text:style-name="T74">'Render title'</text:span><text:span text:style-name="T100">, () =&gt; {</text:span></text:p>
      <text:p text:style-name="P73"><text:s text:c="8"/><text:span text:style-name="T221">// проверка, сколько элементов существует</text:span></text:p>
      <text:p text:style-name="P73"><text:span text:style-name="T220"><text:s text:c="8"/></text:span><text:span text:style-name="T100">expect(</text:span><text:span text:style-name="T127">wrapper</text:span><text:span text:style-name="T100">.</text:span><text:span text:style-name="T183">find</text:span><text:span text:style-name="T100">(Character)).</text:span><text:span text:style-name="T183">toHaveLength</text:span><text:span text:style-name="T100">(</text:span><text:span text:style-name="T111">3</text:span><text:span text:style-name="T100">);</text:span></text:p>
      <text:p text:style-name="P73"><text:s text:c="4"/><text:span text:style-name="T100">});</text:span></text:p>
      <text:p text:style-name="P73"><text:s text:c="4"/><text:span text:style-name="T100">it(</text:span><text:span text:style-name="T74">'Render title2'</text:span><text:span text:style-name="T100">, () =&gt; {</text:span></text:p>
      <text:p text:style-name="P73"><text:soft-page-break/><text:s text:c="8"/><text:span text:style-name="T127">wrapper</text:span><text:span text:style-name="T100">.</text:span><text:span text:style-name="T183">setProps</text:span><text:span text:style-name="T100">({ </text:span><text:span text:style-name="T58">side</text:span><text:span text:style-name="T100">: </text:span><text:span text:style-name="T74">'dark' </text:span><text:span text:style-name="T100">});</text:span></text:p>
      <text:p text:style-name="P73"><text:s text:c="8"/><text:span text:style-name="T221">// проверка, сколько элементов существует</text:span></text:p>
      <text:p text:style-name="P73"><text:span text:style-name="T220"><text:s text:c="8"/></text:span><text:span text:style-name="T100">expect(</text:span><text:span text:style-name="T127">wrapper</text:span><text:span text:style-name="T100">.</text:span><text:span text:style-name="T94">find</text:span><text:span text:style-name="T100">(Character)).toHaveLength(</text:span><text:span text:style-name="T111">2</text:span><text:span text:style-name="T100">);</text:span></text:p>
      <text:p text:style-name="P73"><text:s text:c="4"/><text:span text:style-name="T100">});</text:span></text:p>
      <text:p text:style-name="P73"><text:s text:c="4"/><text:span text:style-name="T100">it(</text:span><text:span text:style-name="T74">'Render title2'</text:span><text:span text:style-name="T100">, () =&gt; {</text:span></text:p>
      <text:p text:style-name="P73"><text:s text:c="8"/><text:span text:style-name="T127">wrapper </text:span><text:span text:style-name="T100">= </text:span><text:span text:style-name="T58">shallow</text:span><text:span text:style-name="T100">(</text:span><text:span text:style-name="T101">&lt;</text:span><text:span text:style-name="T39">App </text:span><text:span text:style-name="T196">side=</text:span><text:span text:style-name="T190">{</text:span><text:span text:style-name="T194">'dark'</text:span><text:span text:style-name="T190">}</text:span><text:span text:style-name="T101">/&gt;</text:span><text:span text:style-name="T100">);</text:span></text:p>
      <text:p text:style-name="P73"><text:s text:c="8"/><text:span text:style-name="T221">// проверка, сколько элементов существует</text:span></text:p>
      <text:p text:style-name="P73"><text:span text:style-name="T220"><text:s text:c="8"/></text:span><text:span text:style-name="T100">expect(</text:span><text:span text:style-name="T127">wrapper</text:span><text:span text:style-name="T100">.</text:span><text:span text:style-name="T94">find</text:span><text:span text:style-name="T100">(Character)).toHaveLength(</text:span><text:span text:style-name="T111">2</text:span><text:span text:style-name="T100">);</text:span></text:p>
      <text:p text:style-name="P73"><text:s text:c="4"/><text:span text:style-name="T100">});</text:span></text:p>
      <text:p text:style-name="P71">});</text:p>
      <text:p text:style-name="P17">Пропсы можно задать просто прописав их в компоненте, который проверяется</text:p>
      <text:p text:style-name="P17"/>
      <text:p text:style-name="P17"/>
      <text:p text:style-name="P17"/>
      <text:p text:style-name="P17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Menlo" svg:font-family="Menlo"/>
    <style:font-face style:name="Menlo1" svg:font-family="Menlo, Monaco, 'Courier New', Courier, monospace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Source Sans Pro" svg:font-family="'Source Sans Pro', 'Lucida Grande', sans-serif"/>
    <style:font-face style:name="Tahoma1" svg:font-family="Tahoma"/>
    <style:font-face style:name="apple-system1" svg:font-family="apple-system, BlinkMacSystemFont, 'Segoe UI', Roboto, 'Helvetica Neue', Arial, 'Noto Sans', sans-serif, 'Apple Color Emoji', 'Segoe UI Emoji', 'Segoe UI Symbol', 'Noto Color Emoj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73cm" fo:margin-bottom="0.965cm" fo:margin-left="0.714cm" fo:margin-right="1.10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6DT12H44M29S</meta:editing-duration>
    <meta:editing-cycles>259</meta:editing-cycles>
    <meta:generator>OpenOffice/4.1.6$Win32 OpenOffice.org_project/416m1$Build-9790</meta:generator>
    <dc:date>2020-03-24T01:13:29.49</dc:date>
    <dc:creator>Serg </dc:creator>
    <meta:document-statistic meta:table-count="1" meta:image-count="0" meta:object-count="0" meta:page-count="27" meta:paragraph-count="1269" meta:word-count="7356" meta:character-count="60437"/>
    <meta:user-defined meta:name="Info 1"/>
    <meta:user-defined meta:name="Info 2"/>
    <meta:user-defined meta:name="Info 3"/>
    <meta:user-defined meta:name="Info 4"/>
  </office:meta>
</office:document-meta>
</file>